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70A8E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70A8E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70A8E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70A8E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wrap-option="wrap" fo:background-color="#DAF2D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wrap-option="wrap" fo:background-color="#0C769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DAF2D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7">
      <style:table-cell-properties fo:border-top="2pt solid #000000" fo:border-bottom="2pt solid #000000" fo:border-left="thin solid #000000" fo:border-right="thin solid #000000" style:vertical-align="middle" fo:wrap-option="wrap" fo:background-color="#DAF2D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AF2D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DAF2D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17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8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9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0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/>
      <style:text-properties fo:color="#000000" fo:font-size="9pt" style:font-size-asian="9pt" style:font-size-complex="9pt"/>
    </style:style>
    <style:style style:name="ce21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22" style:family="table-cell" style:parent-style-name="Default" style:data-style-name="N38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23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24" style:family="table-cell" style:parent-style-name="Default" style:data-style-name="N19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2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3" style:family="table-cell" style:parent-style-name="Comma" style:data-style-name="N36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4" style:family="table-cell" style:parent-style-name="Comma" style:data-style-name="N36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5" style:family="table-cell" style:parent-style-name="Comma" style:data-style-name="N36">
      <style:table-cell-properties fo:border="thin solid #000000" style:vertical-align="middle"/>
      <style:text-properties fo:color="#000000" fo:font-size="9pt" style:font-size-asian="9pt" style:font-size-complex="9pt"/>
    </style:style>
    <style:style style:name="ce36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7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8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9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4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43" style:family="table-cell" style:parent-style-name="Default" style:data-style-name="N2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44" style:family="table-cell" style:parent-style-name="Comma" style:data-style-name="N36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2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46" style:family="table-cell" style:parent-style-name="Default" style:data-style-name="N36">
      <style:table-cell-properties fo:border="thin solid #000000" style:vertical-align="middle"/>
      <style:text-properties fo:color="#000000" fo:font-size="9pt" style:font-size-asian="9pt" style:font-size-complex="9pt"/>
    </style:style>
    <style:style style:name="ce4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style:vertical-align="middle" fo:background-color="#F2CEEF" style:repeat-content="false"/>
      <style:paragraph-properties fo:text-align="center"/>
      <style:text-properties fo:color="#000000" fo:font-size="9pt" style:font-size-asian="9pt" style:font-size-complex="9pt"/>
    </style:style>
    <style:style style:name="ce49" style:family="table-cell" style:parent-style-name="Default" style:data-style-name="N3">
      <style:table-cell-properties fo:border="thin solid #000000" style:vertical-align="middle"/>
      <style:text-properties fo:color="#000000" fo:font-size="9pt" style:font-size-asian="9pt" style:font-size-complex="9pt"/>
    </style:style>
    <style:style style:name="ce50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52" style:family="table-cell" style:parent-style-name="Default" style:data-style-name="N4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53" style:family="table-cell" style:parent-style-name="Default" style:data-style-name="N3">
      <style:table-cell-properties fo:border="thin solid #000000" style:vertical-align="middle"/>
      <style:text-properties fo:color="#000000" style:font-name="Aptos Display" style:font-name-asian="Aptos Display" style:font-name-complex="Aptos Display" fo:font-size="9pt" style:font-size-asian="9pt" style:font-size-complex="9pt"/>
    </style:style>
    <style:style style:name="ce54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56" style:family="table-cell" style:parent-style-name="Default" style:data-style-name="N0">
      <style:table-cell-properties fo:border="thin solid #000000" style:vertical-align="middle"/>
      <style:text-properties fo:color="#000000"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58" style:family="table-cell" style:parent-style-name="Comma" style:data-style-name="N36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59" style:family="table-cell" style:parent-style-name="Comma" style:data-style-name="N36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60" style:family="table-cell" style:parent-style-name="Comma" style:data-style-name="N36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64" style:family="table-cell" style:parent-style-name="Default" style:data-style-name="N36">
      <style:table-cell-properties fo:border="thin solid #000000" style:vertical-align="middle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fo:border="thin solid #000000" style:vertical-align="middle" fo:background-color="#E97132" style:repeat-content="false"/>
      <style:paragraph-properties fo:text-align="center"/>
      <style:text-properties fo:color="#000000" fo:font-size="9pt" style:font-size-asian="9pt" style:font-size-complex="9pt"/>
    </style:style>
    <style:style style:name="ce67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2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74" style:family="table-cell" style:parent-style-name="Comma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6" style:family="table-cell" style:parent-style-name="Default" style:data-style-name="N3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78" style:family="table-cell" style:parent-style-name="Default" style:data-style-name="N41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41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8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8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85" style:family="table-cell" style:parent-style-name="Default" style:data-style-name="N37">
      <style:table-cell-properties fo:border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86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76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8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84pt" style:use-optimal-row-height="true" fo:break-before="auto"/>
    </style:style>
    <style:style style:name="ro7" style:family="table-row">
      <style:table-row-properties style:row-height="96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9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S$1:.$S$18]; [.S1])+COUNTIF([.$S$20:.$S$22]; [.S1])&gt;1;NOT(ISBLANK([.S1]))))" style:apply-style-name="cf1" style:base-cell-address="Sheet1.S1"/>
    </style:style>
    <style:style style:name="ce9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S$1:.$S$18]; [.S1])+COUNTIF([.$S$20:.$S$22]; [.S1])&gt;1;NOT(ISBLANK([.S1]))))" style:apply-style-name="cf1" style:base-cell-address="Sheet1.S1"/>
    </style:style>
    <style:style style:name="ce9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70A8E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  <style:map style:condition="of:is-true-formula(AND(COUNTIF([.$S$1:.$S$18]; [.S1])+COUNTIF([.$S$20:.$S$22]; [.S1])&gt;1;NOT(ISBLANK([.S1]))))" style:apply-style-name="cf1" style:base-cell-address="Sheet1.S1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S$2:.$S$3]; [.S2])&gt;1;NOT(ISBLANK([.S2]))))" style:apply-style-name="cf1" style:base-cell-address="Sheet1.S2"/>
      <style:map style:condition="of:is-true-formula(AND(COUNTIF([.$S$1:.$S$18]; [.S1])+COUNTIF([.$S$20:.$S$22]; [.S1])&gt;1;NOT(ISBLANK([.S1]))))" style:apply-style-name="cf1" style:base-cell-address="Sheet1.S1"/>
    </style:style>
    <style:style style:name="ce9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S$2:.$S$3]; [.S2])&gt;1;NOT(ISBLANK([.S2]))))" style:apply-style-name="cf1" style:base-cell-address="Sheet1.S2"/>
      <style:map style:condition="of:is-true-formula(AND(COUNTIF([.$S$1:.$S$18]; [.S1])+COUNTIF([.$S$20:.$S$22]; [.S1])&gt;1;NOT(ISBLANK([.S1]))))" style:apply-style-name="cf1" style:base-cell-address="Sheet1.S1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70A8E0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  <style:map style:condition="of:is-true-formula(AND(COUNTIF([.$T$1:.$T$34]; [.T1])&gt;1;NOT(ISBLANK([.T1]))))" style:apply-style-name="cf1" style:base-cell-address="Sheet1.T1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T$1:.$T$34]; [.T1])&gt;1;NOT(ISBLANK([.T1]))))" style:apply-style-name="cf1" style:base-cell-address="Sheet1.T1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T$1:.$T$34]; [.T1])&gt;1;NOT(ISBLANK([.T1]))))" style:apply-style-name="cf1" style:base-cell-address="Sheet1.T1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T$1:.$T$34]; [.T1])&gt;1;NOT(ISBLANK([.T1]))))" style:apply-style-name="cf1" style:base-cell-address="Sheet1.T1"/>
    </style:style>
    <style:style style:name="ce98" style:family="table-cell" style:parent-style-name="Default" style:data-style-name="N41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  <style:map style:condition="of:is-true-formula(AND(COUNTIF([.$H$33:.$H$33]; [.H33])&gt;1;NOT(ISBLANK([.H33]))))" style:apply-style-name="cf1" style:base-cell-address="Sheet1.H33"/>
    </style:style>
    <style:style style:name="ce99" style:family="table-cell" style:parent-style-name="Default" style:data-style-name="N41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H$34:.$H$34]; [.H34])&gt;1;NOT(ISBLANK([.H34]))))" style:apply-style-name="cf1" style:base-cell-address="Sheet1.H34"/>
    </style:style>
    <style:style style:name="ce10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9pt" style:font-size-asian="9pt" style:font-size-complex="9pt"/>
      <style:map style:condition="of:is-true-formula(AND(COUNTIF([.$T$37:.$T$37]; [.T37])&gt;1;NOT(ISBLANK([.T37]))))" style:apply-style-name="cf1" style:base-cell-address="Sheet1.T37"/>
    </style:style>
    <style:style style:name="ce10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9pt" style:font-size-asian="9pt" style:font-size-complex="9pt"/>
      <style:map style:condition="of:is-true-formula(AND(COUNTIF([.$T$38:.$T$38]; [.T38])&gt;1;NOT(ISBLANK([.T38]))))" style:apply-style-name="cf1" style:base-cell-address="Sheet1.T38"/>
    </style:style>
    <style:style style:name="ce10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9pt" style:font-size-asian="9pt" style:font-size-complex="9pt"/>
      <style:map style:condition="of:is-true-formula(AND(COUNTIF([.$T$39:.$T$39]; [.T39])&gt;1;NOT(ISBLANK([.T39]))))" style:apply-style-name="cf1" style:base-cell-address="Sheet1.T39"/>
    </style:style>
    <style:style style:name="ce10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U$21:.$U$22]; [.U21])&gt;1;NOT(ISBLANK([.U21]))))" style:apply-style-name="cf1" style:base-cell-address="Sheet1.U21"/>
    </style:style>
    <style:style style:name="ce10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U$17:.$U$17]; [.U17])&gt;1;NOT(ISBLANK([.U17]))))" style:apply-style-name="cf1" style:base-cell-address="Sheet1.U17"/>
    </style:style>
    <style:style style:name="ce10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U$18:.$U$18]; [.U18])+COUNTIF([.$X$18:.$X$18]; [.U18])&gt;1;NOT(ISBLANK([.U18]))))" style:apply-style-name="cf1" style:base-cell-address="Sheet1.U18"/>
    </style:style>
    <style:style style:name="ce10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W$20:.$X$20]; [.W20])&gt;1;NOT(ISBLANK([.W20]))))" style:apply-style-name="cf1" style:base-cell-address="Sheet1.W20"/>
    </style:style>
    <style:style style:name="ce10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AB$16:.$AB$16]; [.AB16])&gt;1;NOT(ISBLANK([.AB16]))))" style:apply-style-name="cf1" style:base-cell-address="Sheet1.AB16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AB$19:.$AB$19]; [.AB19])&gt;1;NOT(ISBLANK([.AB19]))))" style:apply-style-name="cf1" style:base-cell-address="Sheet1.AB19"/>
    </style:style>
    <style:style style:name="ce10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AB$15:.$AB$15]; [.AB15])&gt;1;NOT(ISBLANK([.AB15]))))" style:apply-style-name="cf1" style:base-cell-address="Sheet1.AB15"/>
    </style:style>
    <style:style style:name="ce1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AB$14:.$AB$14]; [.AB14])&gt;1;NOT(ISBLANK([.AB14]))))" style:apply-style-name="cf1" style:base-cell-address="Sheet1.AB14"/>
    </style:style>
    <style:style style:name="ce1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AB$17:.$AB$18]; [.AB17])&gt;1;NOT(ISBLANK([.AB17]))))" style:apply-style-name="cf1" style:base-cell-address="Sheet1.AB17"/>
    </style:style>
    <style:style style:name="ce1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AB$21:.$AB$22]; [.AB21])&gt;1;NOT(ISBLANK([.AB21]))))" style:apply-style-name="cf1" style:base-cell-address="Sheet1.AB21"/>
    </style:style>
    <style:style style:name="ce1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  <style:map style:condition="of:is-true-formula(AND(COUNTIF([.$AC$21:.$AC$22]; [.AC21])&gt;1;NOT(ISBLANK([.AC21]))))" style:apply-style-name="cf1" style:base-cell-address="Sheet1.AC2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r. No.</text:p>
          </table:table-cell>
          <table:table-cell office:value-type="string" table:style-name="ce3">
            <text:p>Route Type</text:p>
          </table:table-cell>
          <table:table-cell office:value-type="string" table:style-name="ce3">
            <text:p>LMC/Route</text:p>
          </table:table-cell>
          <table:table-cell office:value-type="string" table:style-name="ce3">
            <text:p>IP1 / Co-built</text:p>
          </table:table-cell>
          <table:table-cell office:value-type="string" table:style-name="ce4">
            <text:p>DN receipient</text:p>
          </table:table-cell>
          <table:table-cell office:value-type="string" table:style-name="ce4">
            <text:p>Project Name</text:p>
          </table:table-cell>
          <table:table-cell office:value-type="string" table:style-name="ce3">
            <text:p>Site ID</text:p>
          </table:table-cell>
          <table:table-cell office:value-type="string" table:style-name="ce3">
            <text:p><text:s/>UID</text:p>
          </table:table-cell>
          <table:table-cell office:value-type="string" table:style-name="ce4">
            <text:p>Contract type</text:p>
          </table:table-cell>
          <table:table-cell office:value-type="string" table:style-name="ce4">
            <text:p>Build Type<text:s/></text:p>
          </table:table-cell>
          <table:table-cell office:value-type="string" table:style-name="ce4">
            <text:p>Category type</text:p>
          </table:table-cell>
          <table:table-cell office:value-type="string" table:style-name="ce3">
            <text:p>Survey ID</text:p>
          </table:table-cell>
          <table:table-cell office:value-type="string" table:style-name="ce4">
            <text:p>PO Number</text:p>
          </table:table-cell>
          <table:table-cell office:value-type="string" table:style-name="ce3">
            <text:p>PO Length</text:p>
          </table:table-cell>
          <table:table-cell office:value-type="string" table:style-name="ce5">
            <text:p>Route ID/LMC ID</text:p>
          </table:table-cell>
          <table:table-cell office:value-type="string" table:style-name="ce3">
            <text:p>Parent Route</text:p>
          </table:table-cell>
          <table:table-cell office:value-type="string" table:style-name="ce3">
            <text:p>Route/LMC ID</text:p>
          </table:table-cell>
          <table:table-cell office:value-type="string" table:style-name="ce3">
            <text:p>Route/LMC Section ID</text:p>
          </table:table-cell>
          <table:table-cell office:value-type="string" table:style-name="ce91">
            <text:p>Route/LMC Subsection ID</text:p>
          </table:table-cell>
          <table:table-cell office:value-type="string" table:style-name="ce94">
            <text:p>Application Number</text:p>
          </table:table-cell>
          <table:table-cell office:value-type="string" table:style-name="ce3">
            <text:p>Application Length (Mtr)</text:p>
          </table:table-cell>
          <table:table-cell office:value-type="string" table:style-name="ce3">
            <text:p>Application Date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3">
            <text:p>Authority</text:p>
          </table:table-cell>
          <table:table-cell office:value-type="string" table:style-name="ce3">
            <text:p>Ward</text:p>
          </table:table-cell>
          <table:table-cell office:value-type="string" table:style-name="ce3">
            <text:p>Survey Done (Mtr)</text:p>
          </table:table-cell>
          <table:table-cell office:value-type="string" table:style-name="ce3">
            <text:p>DN Number</text:p>
          </table:table-cell>
          <table:table-cell office:value-type="string" table:style-name="ce3">
            <text:p>DN Length (Mtr)</text:p>
          </table:table-cell>
          <table:table-cell office:value-type="string" table:style-name="ce3">
            <text:p>DN Received dat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Trench Type</text:p>
          </table:table-cell>
          <table:table-cell office:value-type="string" table:style-name="ce3">
            <text:p>OT /HDD</text:p>
          </table:table-cell>
          <table:table-cell office:value-type="string" table:style-name="ce3">
            <text:p>PIT</text:p>
          </table:table-cell>
          <table:table-cell office:value-type="string" table:style-name="ce3">
            <text:p>Surface</text:p>
          </table:table-cell>
          <table:table-cell office:value-type="string" table:style-name="ce3">
            <text:p>RI Rate (GO)</text:p>
            <text:p>(Rs.)</text:p>
          </table:table-cell>
          <table:table-cell office:value-type="string" table:style-name="ce3">
            <text:p>DN RI Amount</text:p>
          </table:table-cell>
          <table:table-cell office:value-type="string" table:style-name="ce3">
            <text:p>Multiplying</text:p>
            <text:p>factor</text:p>
          </table:table-cell>
          <table:table-cell office:value-type="string" table:style-name="ce3">
            <text:p>Ground Rent</text:p>
          </table:table-cell>
          <table:table-cell office:value-type="string" table:style-name="ce3">
            <text:p>Administrative Charge</text:p>
          </table:table-cell>
          <table:table-cell office:value-type="string" table:style-name="ce3">
            <text:p>Supervision Charges</text:p>
          </table:table-cell>
          <table:table-cell office:value-type="string" table:style-name="ce3">
            <text:p>Chamber Fee</text:p>
          </table:table-cell>
          <table:table-cell office:value-type="string" table:style-name="ce3">
            <text:p>GST</text:p>
          </table:table-cell>
          <table:table-cell office:value-type="string" table:style-name="ce3">
            <text:p>Deposit</text:p>
          </table:table-cell>
          <table:table-cell office:value-type="string" table:style-name="ce3">
            <text:p>Total DN amount</text:p>
          </table:table-cell>
          <table:table-cell office:value-type="string" table:style-name="ce6">
            <text:p>RI Budget amount per meter (for the section)</text:p>
          </table:table-cell>
          <table:table-cell office:value-type="string" table:style-name="ce6">
            <text:p>Projected Budget RI amount for DN</text:p>
          </table:table-cell>
          <table:table-cell office:value-type="string" table:style-name="ce7">
            <text:p>Actual Total Non Refundable Amount (RI+Ground+Admin+Supervision)</text:p>
          </table:table-cell>
          <table:table-cell office:value-type="string" table:style-name="ce7">
            <text:p>Non refundable Actual Amount/mtr</text:p>
          </table:table-cell>
          <table:table-cell office:value-type="string" table:style-name="ce7">
            <text:p>Non Refundable Savings/Mtr</text:p>
          </table:table-cell>
          <table:table-cell office:value-type="string" table:style-name="ce8">
            <text:p>Deposit</text:p>
          </table:table-cell>
          <table:table-cell office:value-type="string" table:style-name="ce8">
            <text:p>Total DN amount</text:p>
          </table:table-cell>
          <table:table-cell office:value-type="string" table:style-name="ce8">
            <text:p>ROW Network ID</text:p>
          </table:table-cell>
          <table:table-cell office:value-type="string" table:style-name="ce8">
            <text:p>Route Network ID</text:p>
          </table:table-cell>
          <table:table-cell office:value-type="string" table:style-name="ce8">
            <text:p>New Revised DN Number</text:p>
          </table:table-cell>
          <table:table-cell office:value-type="string" table:style-name="ce8">
            <text:p>New Revised DN against</text:p>
          </table:table-cell>
          <table:table-cell office:value-type="string" table:style-name="ce9">
            <text:p>Internal approval start date</text:p>
          </table:table-cell>
          <table:table-cell office:value-type="string" table:style-name="ce9">
            <text:p>Internal approval end date</text:p>
          </table:table-cell>
          <table:table-cell office:value-type="string" table:style-name="ce9">
            <text:p>Ticket raised date</text:p>
          </table:table-cell>
          <table:table-cell office:value-type="string" table:style-name="ce8">
            <text:p>DN payment date</text:p>
          </table:table-cell>
          <table:table-cell office:value-type="string" table:style-name="ce10">
            <text:p>TAT (ticket raised and DN Payment)</text:p>
          </table:table-cell>
          <table:table-cell office:value-type="string" table:style-name="ce11">
            <text:p>Civil Completion date</text:p>
          </table:table-cell>
          <table:table-cell table:number-columns-repeated="16322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2">
            <text:p>DC Route</text:p>
          </table:table-cell>
          <table:table-cell office:value-type="string" table:style-name="ce13">
            <text:p>Route</text:p>
          </table:table-cell>
          <table:table-cell office:value-type="string" table:style-name="ce12">
            <text:p>IP-1</text:p>
          </table:table-cell>
          <table:table-cell office:value-type="string" office:string-value="CE" table:formula="of:=IF([.D2]=&quot;IP-1&quot;;&quot;CE&quot;;&quot;Airtel&quot;)" table:style-name="ce12">
            <text:p>CE</text:p>
          </table:table-cell>
          <table:table-cell office:value-type="string" table:style-name="ce14">
            <text:p>Mumbai Fiber Refresh Project</text:p>
          </table:table-cell>
          <table:table-cell office:value-type="string" table:style-name="ce12">
            <text:p>MUM_Route_50</text:p>
          </table:table-cell>
          <table:table-cell office:value-type="string" table:style-name="ce12">
            <text:p>MUM_Route_50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12">
            <text:p>AIR52K24R050001</text:p>
          </table:table-cell>
          <table:table-cell office:value-type="float" office:value="10004765" table:style-name="ce15">
            <text:p>10004765</text:p>
          </table:table-cell>
          <table:table-cell office:value-type="float" office:value="6030" table:style-name="ce16">
            <text:p>6030</text:p>
          </table:table-cell>
          <table:table-cell office:value-type="string" table:style-name="ce15">
            <text:p>MUM_Route_50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MUMUR050</text:p>
          </table:table-cell>
          <table:table-cell office:value-type="string" table:style-name="ce12">
            <text:p>MUMUR050NIMI</text:p>
          </table:table-cell>
          <table:table-cell office:value-type="string" table:style-name="ce92">
            <text:p>MUMUR050NMMI250129D4C4L0001</text:p>
          </table:table-cell>
          <table:table-cell office:value-type="string" table:style-name="ce95">
            <text:p>I96966</text:p>
          </table:table-cell>
          <table:table-cell office:value-type="float" office:value="4766" table:style-name="ce12">
            <text:p>4766</text:p>
          </table:table-cell>
          <table:table-cell office:value-type="date" office:date-value="2025-01-29T00:00:00" table:style-name="ce17">
            <text:p>29-Jan-25</text:p>
          </table:table-cell>
          <table:table-cell office:value-type="string" table:style-name="ce12">
            <text:p>A SIFY Rabale</text:p>
          </table:table-cell>
          <table:table-cell office:value-type="string" table:style-name="ce12">
            <text:p>F Mahape</text:p>
          </table:table-cell>
          <table:table-cell office:value-type="string" table:style-name="ce12">
            <text:p>MIDC</text:p>
          </table:table-cell>
          <table:table-cell office:value-type="string" table:style-name="ce12">
            <text:p>MIDC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I96966</text:p>
          </table:table-cell>
          <table:table-cell office:value-type="float" office:value="4766" table:style-name="ce12">
            <text:p>4766</text:p>
          </table:table-cell>
          <table:table-cell office:value-type="date" office:date-value="2025-02-10T00:00:00" table:style-name="ce17">
            <text:p>10-Feb-25</text:p>
          </table:table-cell>
          <table:table-cell office:value-type="string" table:style-name="ce17">
            <text:p>Legal</text:p>
          </table:table-cell>
          <table:table-cell office:value-type="string" table:style-name="ce17">
            <text:p>Open Trench</text:p>
          </table:table-cell>
          <table:table-cell table:number-columns-repeated="2" table:style-name="ce12"/>
          <table:table-cell office:value-type="string" table:style-name="ce17">
            <text:p>Embankment Soil</text:p>
          </table:table-cell>
          <table:table-cell office:value-type="float" office:value="41" table:style-name="ce12">
            <text:p>41</text:p>
          </table:table-cell>
          <table:table-cell office:value-type="float" office:value="195406" table:formula="of:=[.AC2]*[.AJ2]" table:style-name="ce18">
            <text:p><text:s/>1,95,406<text:s/>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4766" table:style-name="ce18">
            <text:p><text:s/>4,766<text:s/></text:p>
          </table:table-cell>
          <table:table-cell table:style-name="ce19"/>
          <table:table-cell table:style-name="ce18"/>
          <table:table-cell office:value-type="float" office:value="36030.959999999999" table:formula="of:=([.AV2])*0.18" table:style-name="ce18">
            <text:p><text:s/>36,031<text:s/></text:p>
          </table:table-cell>
          <table:table-cell office:value-type="float" office:value="250000" table:formula="of:=[.AY2]" table:style-name="ce18">
            <text:p><text:s/>2,50,000<text:s/></text:p>
          </table:table-cell>
          <table:table-cell office:value-type="float" office:value="486202.95999999996" table:formula="of:=[.AK2]+[.AM2]+[.AN2]+[.AO2]+[.AP2]+[.AQ2]+[.AR2]" table:style-name="ce18">
            <text:p><text:s/>4,86,203<text:s/></text:p>
          </table:table-cell>
          <table:table-cell office:value-type="float" office:value="19200" table:style-name="ce20">
            <text:p><text:s/>19,200<text:s/></text:p>
          </table:table-cell>
          <table:table-cell office:value-type="float" office:value="91507200" table:formula="of:=[.AT2]*[.AC2]" table:style-name="ce18">
            <text:p><text:s/>9,15,07,200<text:s/></text:p>
          </table:table-cell>
          <table:table-cell office:value-type="float" office:value="200172" table:formula="of:=[.AM2]+[.AN2]+[.AK2]+[.AO2]" table:style-name="ce18">
            <text:p><text:s/>2,00,172<text:s/></text:p>
          </table:table-cell>
          <table:table-cell office:value-type="float" office:value="42" table:formula="of:=[.AV2]/[.AC2]" table:style-name="ce18">
            <text:p><text:s/>42<text:s/></text:p>
          </table:table-cell>
          <table:table-cell office:value-type="float" office:value="19158" table:formula="of:=[.AT2]-[.AW2]" table:style-name="ce18">
            <text:p><text:s/>19,158<text:s/></text:p>
          </table:table-cell>
          <table:table-cell office:value-type="float" office:value="250000" table:style-name="ce18">
            <text:p><text:s/>2,50,000<text:s/></text:p>
          </table:table-cell>
          <table:table-cell office:value-type="float" office:value="486202.96" table:formula="of:=([.AH2]+[.AK2]+[.AY2]+[.AO2]+[.AM2]+[.AN2]+[.AQ2])" table:style-name="ce19">
            <text:p><text:s/>4,86,203<text:s/></text:p>
          </table:table-cell>
          <table:table-cell office:value-type="string" table:style-name="ce12">
            <text:p>MUM-ROW000000060</text:p>
          </table:table-cell>
          <table:table-cell office:value-type="string" table:style-name="ce12">
            <text:p>MUM-RTE002</text:p>
          </table:table-cell>
          <table:table-cell table:number-columns-repeated="2" table:style-name="ce12"/>
          <table:table-cell office:value-type="date" office:date-value="2025-02-01T00:00:00" table:style-name="ce21">
            <text:p>1-Feb-25</text:p>
          </table:table-cell>
          <table:table-cell office:value-type="date" office:date-value="2025-02-06T00:00:00" table:style-name="ce21">
            <text:p>6-Feb-25</text:p>
          </table:table-cell>
          <table:table-cell office:value-type="date" office:date-value="2025-02-06T00:00:00" table:formula="of:=[.BF2]" table:style-name="ce21">
            <text:p>6-Feb-25</text:p>
          </table:table-cell>
          <table:table-cell office:value-type="date" office:date-value="2025-02-12T00:00:00" table:style-name="ce22">
            <text:p>12-Feb-25</text:p>
          </table:table-cell>
          <table:table-cell office:value-type="float" office:value="6" table:formula="of:=[.BH2]-[.BG2]" table:style-name="ce23">
            <text:p>6</text:p>
          </table:table-cell>
          <table:table-cell table:style-name="ce24"/>
          <table:table-cell table:number-columns-repeated="16322"/>
        </table:table-row>
        <table:table-row table:style-name="ro2">
          <table:table-cell office:value-type="float" office:value="2" table:formula="of:=[.A2]+1" table:style-name="ce25">
            <text:p>2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3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50</text:p>
          </table:table-cell>
          <table:table-cell office:value-type="string" table:style-name="ce25">
            <text:p>MUM_Route_50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50002</text:p>
          </table:table-cell>
          <table:table-cell office:value-type="float" office:value="10004765" table:style-name="ce15">
            <text:p>10004765</text:p>
          </table:table-cell>
          <table:table-cell office:value-type="float" office:value="6030" table:style-name="ce28">
            <text:p>6030</text:p>
          </table:table-cell>
          <table:table-cell office:value-type="string" table:style-name="ce29">
            <text:p>MUM_Route_50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R050</text:p>
          </table:table-cell>
          <table:table-cell office:value-type="string" table:style-name="ce25">
            <text:p>MUMUR050NIMI</text:p>
          </table:table-cell>
          <table:table-cell office:value-type="string" table:style-name="ce93">
            <text:p>MUMUR050NMMI250212D4C4L0001</text:p>
          </table:table-cell>
          <table:table-cell office:value-type="string" table:style-name="ce96">
            <text:p>I99340</text:p>
          </table:table-cell>
          <table:table-cell office:value-type="float" office:value="600" table:style-name="ce25">
            <text:p>600</text:p>
          </table:table-cell>
          <table:table-cell table:style-name="ce30"/>
          <table:table-cell office:value-type="string" table:style-name="ce25">
            <text:p>F Mahape Police Chowky</text:p>
          </table:table-cell>
          <table:table-cell office:value-type="string" table:style-name="ce25">
            <text:p>G CNTRL S Mahape</text:p>
          </table:table-cell>
          <table:table-cell office:value-type="string" table:style-name="ce25">
            <text:p>MIDC</text:p>
          </table:table-cell>
          <table:table-cell office:value-type="string" table:style-name="ce25">
            <text:p>MIDC</text:p>
          </table:table-cell>
          <table:table-cell office:value-type="string" table:style-name="ce25">
            <text:p>Yes</text:p>
          </table:table-cell>
          <table:table-cell office:value-type="string" table:style-name="ce25">
            <text:p>I99340</text:p>
          </table:table-cell>
          <table:table-cell office:value-type="float" office:value="600" table:style-name="ce25">
            <text:p>600</text:p>
          </table:table-cell>
          <table:table-cell office:value-type="date" office:date-value="2025-02-12T00:00:00" table:style-name="ce31">
            <text:p>12-Feb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style-name="ce25"/>
          <table:table-cell table:style-name="ce32"/>
          <table:table-cell office:value-type="string" table:style-name="ce31">
            <text:p>Embankment Soil+CC Crossing</text:p>
          </table:table-cell>
          <table:table-cell office:value-type="string" table:style-name="ce25">
            <text:p>41/1797</text:p>
          </table:table-cell>
          <table:table-cell office:value-type="float" office:value="59720" table:formula="of:=(41*580)+(20*1797)" table:style-name="ce33">
            <text:p><text:s/>59,720<text:s/>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600" table:formula="of:=[.AC3]*1" table:style-name="ce33">
            <text:p><text:s/>600<text:s/></text:p>
          </table:table-cell>
          <table:table-cell table:style-name="ce34"/>
          <table:table-cell table:style-name="ce33"/>
          <table:table-cell office:value-type="float" office:value="10857.6" table:formula="of:=([.AV3])*0.18" table:style-name="ce33">
            <text:p><text:s/>10,858<text:s/></text:p>
          </table:table-cell>
          <table:table-cell office:value-type="float" office:value="60000" table:formula="of:=[.AY3]" table:style-name="ce18">
            <text:p><text:s/>60,000<text:s/></text:p>
          </table:table-cell>
          <table:table-cell office:value-type="float" office:value="131177.60000000001" table:formula="of:=[.AK3]+[.AM3]+[.AN3]+[.AO3]+[.AP3]+[.AQ3]+[.AR3]" table:style-name="ce18">
            <text:p><text:s/>1,31,178<text:s/></text:p>
          </table:table-cell>
          <table:table-cell office:value-type="float" office:value="2999.9999999999995" table:style-name="ce35">
            <text:p><text:s/>3,000<text:s/></text:p>
          </table:table-cell>
          <table:table-cell office:value-type="float" office:value="1799999.9999999998" table:formula="of:=[.AT3]*[.AC3]" table:style-name="ce33">
            <text:p><text:s/>18,00,000<text:s/></text:p>
          </table:table-cell>
          <table:table-cell office:value-type="float" office:value="60320" table:formula="of:=[.AM3]+[.AN3]+[.AK3]+[.AO3]" table:style-name="ce33">
            <text:p><text:s/>60,320<text:s/></text:p>
          </table:table-cell>
          <table:table-cell office:value-type="float" office:value="100.53333333333333" table:formula="of:=[.AV3]/[.AC3]" table:style-name="ce33">
            <text:p><text:s/>101<text:s/></text:p>
          </table:table-cell>
          <table:table-cell office:value-type="float" office:value="2899.4666666666662" table:formula="of:=[.AT3]-[.AW3]" table:style-name="ce33">
            <text:p><text:s/>2,899<text:s/></text:p>
          </table:table-cell>
          <table:table-cell office:value-type="float" office:value="60000" table:style-name="ce33">
            <text:p><text:s/>60,000<text:s/></text:p>
          </table:table-cell>
          <table:table-cell office:value-type="float" office:value="131177.60000000001" table:formula="of:=([.AH3]+[.AK3]+[.AY3]+[.AO3]+[.AM3]+[.AN3]+[.AQ3])" table:style-name="ce34">
            <text:p><text:s/>1,31,178<text:s/></text:p>
          </table:table-cell>
          <table:table-cell office:value-type="string" table:style-name="ce25">
            <text:p>MUM-ROW000000069</text:p>
          </table:table-cell>
          <table:table-cell office:value-type="string" table:style-name="ce25">
            <text:p>MUM-RTE002</text:p>
          </table:table-cell>
          <table:table-cell table:style-name="ce30"/>
          <table:table-cell table:style-name="ce25"/>
          <table:table-cell office:value-type="date" office:date-value="2025-02-18T00:00:00" table:style-name="ce36">
            <text:p>18-Feb-25</text:p>
          </table:table-cell>
          <table:table-cell office:value-type="date" office:date-value="2025-02-19T00:00:00" table:formula="of:=[.BE3]+1" table:style-name="ce21">
            <text:p>19-Feb-25</text:p>
          </table:table-cell>
          <table:table-cell office:value-type="date" office:date-value="2025-02-23T00:00:00" table:formula="of:=[.BF3]+4" table:style-name="ce21">
            <text:p>23-Feb-25</text:p>
          </table:table-cell>
          <table:table-cell office:value-type="date" office:date-value="2025-03-13T00:00:00" table:style-name="ce37">
            <text:p>13-Mar-25</text:p>
          </table:table-cell>
          <table:table-cell office:value-type="float" office:value="18" table:formula="of:=[.BH3]-[.BG3]" table:style-name="ce38">
            <text:p>18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3" table:formula="of:=[.A3]+1" table:style-name="ce25">
            <text:p>3</text:p>
          </table:table-cell>
          <table:table-cell office:value-type="string" table:style-name="ce25">
            <text:p>Additional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4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131</text:p>
          </table:table-cell>
          <table:table-cell office:value-type="string" table:style-name="ce25">
            <text:p>MUM_Route_131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40">
            <text:p>10004641</text:p>
          </table:table-cell>
          <table:table-cell office:value-type="float" office:value="200" table:style-name="ce28">
            <text:p>200</text:p>
          </table:table-cell>
          <table:table-cell office:value-type="string" table:style-name="ce29">
            <text:p>MUM_Route_131</text:p>
          </table:table-cell>
          <table:table-cell office:value-type="string" table:style-name="ce25">
            <text:p>NA</text:p>
          </table:table-cell>
          <table:table-cell office:value-type="string" table:style-name="ce41">
            <text:p>MUMU25R131</text:p>
          </table:table-cell>
          <table:table-cell office:value-type="string" table:style-name="ce41">
            <text:p>MUMU25R131MCWA</text:p>
          </table:table-cell>
          <table:table-cell office:value-type="string" table:style-name="ce89">
            <text:p>MUMU25R131MCWA250328D3C3</text:p>
          </table:table-cell>
          <table:table-cell office:value-type="float" office:value="783339212" table:style-name="ce96">
            <text:p>783339212</text:p>
          </table:table-cell>
          <table:table-cell office:value-type="float" office:value="145" table:style-name="ce25">
            <text:p>145</text:p>
          </table:table-cell>
          <table:table-cell office:value-type="date" office:date-value="2025-03-28T00:00:00" table:style-name="ce31">
            <text:p>28-Mar-25</text:p>
          </table:table-cell>
          <table:table-cell office:value-type="string" table:style-name="ce25">
            <text:p>NEAR SUCHITA BUILDING</text:p>
          </table:table-cell>
          <table:table-cell office:value-type="string" table:style-name="ce25">
            <text:p>NEAR HOTEL VICTORIA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A</text:p>
          </table:table-cell>
          <table:table-cell office:value-type="string" table:style-name="ce25">
            <text:p>Yes</text:p>
          </table:table-cell>
          <table:table-cell office:value-type="float" office:value="783339212" table:style-name="ce25">
            <text:p>783339212</text:p>
          </table:table-cell>
          <table:table-cell office:value-type="float" office:value="155" table:formula="of:=24+131" table:style-name="ce25">
            <text:p>155</text:p>
          </table:table-cell>
          <table:table-cell office:value-type="date" office:date-value="2025-04-04T00:00:00" table:style-name="ce31">
            <text:p>04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style-name="ce26"/>
          <table:table-cell table:style-name="ce42"/>
          <table:table-cell office:value-type="string" table:style-name="ce43">
            <text:p>Carriageway+footpath/Passages</text:p>
          </table:table-cell>
          <table:table-cell office:value-type="string" table:style-name="ce25">
            <text:p>10187/10454</text:p>
          </table:table-cell>
          <table:table-cell office:value-type="float" office:value="1613962" table:style-name="ce33">
            <text:p><text:s/>16,13,962<text:s/></text:p>
          </table:table-cell>
          <table:table-cell office:value-type="float" office:value="0" table:style-name="ce25">
            <text:p>0</text:p>
          </table:table-cell>
          <table:table-cell office:value-type="float" office:value="310" table:formula="of:=[.AC4]*2" table:style-name="ce33">
            <text:p><text:s/>310<text:s/></text:p>
          </table:table-cell>
          <table:table-cell office:value-type="float" office:value="155" table:formula="of:=[.AC4]*1" table:style-name="ce33">
            <text:p><text:s/>155<text:s/></text:p>
          </table:table-cell>
          <table:table-cell table:style-name="ce34"/>
          <table:table-cell table:style-name="ce33"/>
          <table:table-cell table:style-name="ce44"/>
          <table:table-cell office:value-type="float" office:value="806981" table:formula="of:=[.AY4]" table:style-name="ce18">
            <text:p><text:s/>8,06,981<text:s/></text:p>
          </table:table-cell>
          <table:table-cell office:value-type="float" office:value="2421408" table:formula="of:=[.AK4]+[.AM4]+[.AN4]+[.AO4]+[.AP4]+[.AQ4]+[.AR4]" table:style-name="ce18">
            <text:p><text:s/>24,21,408<text:s/></text:p>
          </table:table-cell>
          <table:table-cell office:value-type="float" office:value="8413" table:style-name="ce35">
            <text:p><text:s/>8,413<text:s/></text:p>
          </table:table-cell>
          <table:table-cell office:value-type="float" office:value="1304015" table:formula="of:=[.AT4]*[.AC4]" table:style-name="ce33">
            <text:p><text:s/>13,04,015<text:s/></text:p>
          </table:table-cell>
          <table:table-cell office:value-type="float" office:value="1614427" table:formula="of:=[.AK4]+[.AM4]+[.AN4]+[.AO4]" table:style-name="ce33">
            <text:p><text:s/>16,14,427<text:s/></text:p>
          </table:table-cell>
          <table:table-cell office:value-type="float" office:value="10415.658064516128" table:formula="of:=[.AV4]/[.AC4]" table:style-name="ce33">
            <text:p><text:s/>10,416<text:s/></text:p>
          </table:table-cell>
          <table:table-cell office:value-type="float" office:value="-2002.6580645161284" table:formula="of:=[.AT4]-[.AW4]" table:style-name="ce33">
            <text:p><text:s/>-2,003<text:s/></text:p>
          </table:table-cell>
          <table:table-cell office:value-type="float" office:value="806981" table:formula="of:=[.AK4]/2" table:style-name="ce33">
            <text:p><text:s/>8,06,981<text:s/></text:p>
          </table:table-cell>
          <table:table-cell office:value-type="float" office:value="2421408" table:formula="of:=([.AH4]+[.AK4]+[.AY4]+[.AO4]+[.AM4]+[.AN4])" table:style-name="ce34">
            <text:p><text:s/>24,21,408<text:s/></text:p>
          </table:table-cell>
          <table:table-cell office:value-type="string" table:style-name="ce25">
            <text:p>MUM-ROW000000082</text:p>
          </table:table-cell>
          <table:table-cell table:style-name="ce25"/>
          <table:table-cell table:style-name="ce30"/>
          <table:table-cell table:style-name="ce25"/>
          <table:table-cell office:value-type="date" office:date-value="2025-04-15T00:00:00" table:style-name="ce36">
            <text:p>15-Apr-25</text:p>
          </table:table-cell>
          <table:table-cell office:value-type="date" office:date-value="2025-04-16T00:00:00" table:style-name="ce36">
            <text:p>16-Apr-25</text:p>
          </table:table-cell>
          <table:table-cell office:value-type="date" office:date-value="2025-04-16T00:00:00" table:style-name="ce21">
            <text:p>16-Apr-25</text:p>
          </table:table-cell>
          <table:table-cell office:value-type="date" office:date-value="2025-04-17T00:00:00" table:style-name="ce37">
            <text:p>17-Apr-25</text:p>
          </table:table-cell>
          <table:table-cell office:value-type="float" office:value="1" table:formula="of:=[.BH4]-[.BG4]" table:style-name="ce38">
            <text:p>1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4" table:formula="of:=[.A4]+1" table:style-name="ce25">
            <text:p>4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5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MU-MA6295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641" table:style-name="ce29">
            <text:p>10004641</text:p>
          </table:table-cell>
          <table:table-cell office:value-type="float" office:value="30" table:style-name="ce25">
            <text:p>30</text:p>
          </table:table-cell>
          <table:table-cell office:value-type="string" table:style-name="ce29">
            <text:p>NA</text:p>
          </table:table-cell>
          <table:table-cell office:value-type="string" table:style-name="ce41">
            <text:p>MUMU25R010</text:p>
          </table:table-cell>
          <table:table-cell office:value-type="string" table:style-name="ce41">
            <text:p>MUMU25NL002</text:p>
          </table:table-cell>
          <table:table-cell office:value-type="string" table:style-name="ce41">
            <text:p>MUMU25NL002MCWA</text:p>
          </table:table-cell>
          <table:table-cell office:value-type="string" table:style-name="ce89">
            <text:p>MUMU25NL002MCWA250404D3C3L0003</text:p>
          </table:table-cell>
          <table:table-cell office:value-type="float" office:value="783339141" table:style-name="ce96">
            <text:p>783339141</text:p>
          </table:table-cell>
          <table:table-cell office:value-type="float" office:value="20" table:style-name="ce25">
            <text:p>20</text:p>
          </table:table-cell>
          <table:table-cell office:value-type="date" office:date-value="2025-03-27T00:00:00" table:style-name="ce31">
            <text:p>27-Mar-25</text:p>
          </table:table-cell>
          <table:table-cell office:value-type="string" table:style-name="ce25">
            <text:p>NEAR EP NO-F/R-9 HOTEL POPULAR PALACE</text:p>
          </table:table-cell>
          <table:table-cell office:value-type="string" table:style-name="ce25">
            <text:p>NEAR MINT ROAD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A</text:p>
          </table:table-cell>
          <table:table-cell office:value-type="string" table:style-name="ce25">
            <text:p>Yes</text:p>
          </table:table-cell>
          <table:table-cell office:value-type="float" office:value="783339141" table:style-name="ce25">
            <text:p>783339141</text:p>
          </table:table-cell>
          <table:table-cell office:value-type="float" office:value="27" table:style-name="ce25">
            <text:p>27</text:p>
          </table:table-cell>
          <table:table-cell office:value-type="date" office:date-value="2025-04-04T00:00:00" table:style-name="ce31">
            <text:p>04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style-name="ce25"/>
          <table:table-cell table:style-name="ce12"/>
          <table:table-cell office:value-type="string" table:style-name="ce31">
            <text:p>Carriageway</text:p>
          </table:table-cell>
          <table:table-cell office:value-type="float" office:value="10187" table:style-name="ce25">
            <text:p>10187</text:p>
          </table:table-cell>
          <table:table-cell office:value-type="float" office:value="275049" table:style-name="ce33">
            <text:p><text:s/>2,75,049<text:s/></text:p>
          </table:table-cell>
          <table:table-cell office:value-type="float" office:value="0" table:style-name="ce25">
            <text:p>0</text:p>
          </table:table-cell>
          <table:table-cell office:value-type="float" office:value="54" table:formula="of:=[.AC5]*2" table:style-name="ce33">
            <text:p><text:s/>54<text:s/></text:p>
          </table:table-cell>
          <table:table-cell office:value-type="float" office:value="27" table:formula="of:=[.AC5]*1" table:style-name="ce33">
            <text:p><text:s/>27<text:s/></text:p>
          </table:table-cell>
          <table:table-cell table:style-name="ce34"/>
          <table:table-cell table:style-name="ce33"/>
          <table:table-cell table:style-name="ce44"/>
          <table:table-cell office:value-type="float" office:value="137524.5" table:formula="of:=[.AY5]" table:style-name="ce18">
            <text:p><text:s/>1,37,525<text:s/></text:p>
          </table:table-cell>
          <table:table-cell office:value-type="float" office:value="412654.5" table:formula="of:=[.AK5]+[.AM5]+[.AN5]+[.AO5]+[.AP5]+[.AQ5]+[.AR5]" table:style-name="ce18">
            <text:p><text:s/>4,12,655<text:s/></text:p>
          </table:table-cell>
          <table:table-cell office:value-type="float" office:value="12469" table:style-name="ce35">
            <text:p><text:s/>12,469<text:s/></text:p>
          </table:table-cell>
          <table:table-cell office:value-type="float" office:value="336663" table:formula="of:=[.AT5]*[.AC5]" table:style-name="ce33">
            <text:p><text:s/>3,36,663<text:s/></text:p>
          </table:table-cell>
          <table:table-cell office:value-type="float" office:value="275130" table:formula="of:=[.AK5]+[.AM5]+[.AN5]+[.AO5]" table:style-name="ce33">
            <text:p><text:s/>2,75,130<text:s/></text:p>
          </table:table-cell>
          <table:table-cell office:value-type="float" office:value="10190" table:formula="of:=[.AV5]/[.AC5]" table:style-name="ce33">
            <text:p><text:s/>10,190<text:s/></text:p>
          </table:table-cell>
          <table:table-cell office:value-type="float" office:value="2279" table:formula="of:=[.AT5]-[.AW5]" table:style-name="ce33">
            <text:p><text:s/>2,279<text:s/></text:p>
          </table:table-cell>
          <table:table-cell office:value-type="float" office:value="137524.5" table:formula="of:=[.AK5]/2" table:style-name="ce33">
            <text:p><text:s/>1,37,525<text:s/></text:p>
          </table:table-cell>
          <table:table-cell office:value-type="float" office:value="412654.5" table:formula="of:=([.AH5]+[.AK5]+[.AY5]+[.AO5]+[.AM5]+[.AN5])" table:style-name="ce34">
            <text:p><text:s/>4,12,655<text:s/></text:p>
          </table:table-cell>
          <table:table-cell office:value-type="string" table:style-name="ce25">
            <text:p>MUM-ROW000000080</text:p>
          </table:table-cell>
          <table:table-cell table:style-name="ce25"/>
          <table:table-cell table:style-name="ce30"/>
          <table:table-cell table:style-name="ce25"/>
          <table:table-cell office:value-type="date" office:date-value="2025-04-04T00:00:00" table:style-name="ce36">
            <text:p>4-Apr-25</text:p>
          </table:table-cell>
          <table:table-cell office:value-type="date" office:date-value="2025-04-11T00:00:00" table:style-name="ce36">
            <text:p>11-Apr-25</text:p>
          </table:table-cell>
          <table:table-cell office:value-type="date" office:date-value="2025-04-11T00:00:00" table:style-name="ce21">
            <text:p>11-Apr-25</text:p>
          </table:table-cell>
          <table:table-cell office:value-type="date" office:date-value="2025-04-15T00:00:00" table:style-name="ce37">
            <text:p>15-Apr-25</text:p>
          </table:table-cell>
          <table:table-cell office:value-type="float" office:value="4" table:formula="of:=[.BH5]-[.BG5]" table:style-name="ce38">
            <text:p>4</text:p>
          </table:table-cell>
          <table:table-cell table:style-name="ce39"/>
          <table:table-cell table:number-columns-repeated="16322"/>
        </table:table-row>
        <table:table-row table:style-name="ro3">
          <table:table-cell office:value-type="float" office:value="5" table:formula="of:=[.A5]+1" table:style-name="ce25">
            <text:p>5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6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A4226</text:p>
          </table:table-cell>
          <table:table-cell office:value-type="string" table:style-name="ce25">
            <text:p>MU-MA4226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641</text:p>
          </table:table-cell>
          <table:table-cell office:value-type="float" office:value="20" table:style-name="ce25">
            <text:p>20</text:p>
          </table:table-cell>
          <table:table-cell office:value-type="string" table:style-name="ce29">
            <text:p>NA</text:p>
          </table:table-cell>
          <table:table-cell office:value-type="string" table:style-name="ce41">
            <text:p>MUMU25R010</text:p>
          </table:table-cell>
          <table:table-cell office:value-type="string" table:style-name="ce41">
            <text:p>MUMU25NL003</text:p>
          </table:table-cell>
          <table:table-cell office:value-type="string" table:style-name="ce41">
            <text:p>MUMU25NL003MCWA</text:p>
          </table:table-cell>
          <table:table-cell office:value-type="string" table:style-name="ce89">
            <text:p>MUMU25NL003MCWA250404D3C3L0004</text:p>
          </table:table-cell>
          <table:table-cell office:value-type="float" office:value="783339100" table:style-name="ce96">
            <text:p>783339100</text:p>
          </table:table-cell>
          <table:table-cell office:value-type="float" office:value="8" table:style-name="ce25">
            <text:p>8</text:p>
          </table:table-cell>
          <table:table-cell office:value-type="date" office:date-value="2025-03-27T00:00:00" table:style-name="ce31">
            <text:p>27-Mar-25</text:p>
          </table:table-cell>
          <table:table-cell office:value-type="string" table:style-name="ce25">
            <text:p>NEAR HOTEL CASTLE IN HIRA BLDG</text:p>
          </table:table-cell>
          <table:table-cell office:value-type="string" table:style-name="ce25">
            <text:p>NEAR HOTEL CASTLE IN HIRA BLDG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A</text:p>
          </table:table-cell>
          <table:table-cell office:value-type="string" table:style-name="ce25">
            <text:p>Yes</text:p>
          </table:table-cell>
          <table:table-cell office:value-type="float" office:value="783339100" table:style-name="ce25">
            <text:p>783339100</text:p>
          </table:table-cell>
          <table:table-cell office:value-type="float" office:value="8" table:style-name="ce25">
            <text:p>8</text:p>
          </table:table-cell>
          <table:table-cell office:value-type="date" office:date-value="2025-04-04T00:00:00" table:style-name="ce31">
            <text:p>04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45">
            <text:p>Footpath/Passages(Finished in</text:p>
            <text:p>Stencil)</text:p>
          </table:table-cell>
          <table:table-cell office:value-type="float" office:value="11211" table:style-name="ce25">
            <text:p>11211</text:p>
          </table:table-cell>
          <table:table-cell office:value-type="float" office:value="448440" table:style-name="ce33">
            <text:p><text:s/>4,48,440<text:s/></text:p>
          </table:table-cell>
          <table:table-cell office:value-type="float" office:value="5" table:style-name="ce25">
            <text:p>5</text:p>
          </table:table-cell>
          <table:table-cell office:value-type="float" office:value="16" table:formula="of:=[.AC6]*2" table:style-name="ce33">
            <text:p><text:s/>16<text:s/></text:p>
          </table:table-cell>
          <table:table-cell office:value-type="float" office:value="8" table:formula="of:=[.AC6]*1" table:style-name="ce33">
            <text:p><text:s/>8<text:s/></text:p>
          </table:table-cell>
          <table:table-cell table:style-name="ce34"/>
          <table:table-cell table:style-name="ce33"/>
          <table:table-cell table:style-name="ce44"/>
          <table:table-cell office:value-type="float" office:value="0" table:formula="of:=[.AY6]" table:style-name="ce18">
            <text:p><text:s/>-<text:s text:c="3"/></text:p>
          </table:table-cell>
          <table:table-cell office:value-type="float" office:value="448464" table:formula="of:=[.AK6]+[.AM6]+[.AN6]+[.AO6]+[.AP6]+[.AQ6]+[.AR6]" table:style-name="ce18">
            <text:p><text:s/>4,48,464<text:s/></text:p>
          </table:table-cell>
          <table:table-cell office:value-type="float" office:value="12469" table:style-name="ce35">
            <text:p><text:s/>12,469<text:s/></text:p>
          </table:table-cell>
          <table:table-cell office:value-type="float" office:value="99752" table:formula="of:=[.AT6]*[.AC6]" table:style-name="ce33">
            <text:p><text:s/>99,752<text:s/></text:p>
          </table:table-cell>
          <table:table-cell office:value-type="float" office:value="448464" table:formula="of:=[.AK6]+[.AM6]+[.AN6]+[.AO6]" table:style-name="ce33">
            <text:p><text:s/>4,48,464<text:s/></text:p>
          </table:table-cell>
          <table:table-cell office:value-type="float" office:value="56058" table:formula="of:=[.AV6]/[.AC6]" table:style-name="ce33">
            <text:p><text:s/>56,058<text:s/></text:p>
          </table:table-cell>
          <table:table-cell office:value-type="float" office:value="-43589" table:formula="of:=[.AT6]-[.AW6]" table:style-name="ce33">
            <text:p><text:s/>-43,589<text:s/></text:p>
          </table:table-cell>
          <table:table-cell table:style-name="ce33"/>
          <table:table-cell office:value-type="float" office:value="448464" table:formula="of:=([.AH6]+[.AK6]+[.AY6]+[.AO6]+[.AM6]+[.AN6])" table:style-name="ce34">
            <text:p><text:s/>4,48,464<text:s/></text:p>
          </table:table-cell>
          <table:table-cell office:value-type="string" table:style-name="ce25">
            <text:p>MUM-ROW000000081</text:p>
          </table:table-cell>
          <table:table-cell table:style-name="ce25"/>
          <table:table-cell table:style-name="ce30"/>
          <table:table-cell table:style-name="ce25"/>
          <table:table-cell office:value-type="date" office:date-value="2025-04-04T00:00:00" table:style-name="ce36">
            <text:p>4-Apr-25</text:p>
          </table:table-cell>
          <table:table-cell office:value-type="date" office:date-value="2025-04-11T00:00:00" table:style-name="ce36">
            <text:p>11-Apr-25</text:p>
          </table:table-cell>
          <table:table-cell office:value-type="date" office:date-value="2025-04-11T00:00:00" table:style-name="ce36">
            <text:p>11-Apr-25</text:p>
          </table:table-cell>
          <table:table-cell office:value-type="date" office:date-value="2025-04-15T00:00:00" table:style-name="ce37">
            <text:p>15-Apr-25</text:p>
          </table:table-cell>
          <table:table-cell office:value-type="float" office:value="4" table:formula="of:=[.BH6]-[.BG6]" table:style-name="ce38">
            <text:p>4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6" table:formula="of:=[.A6]+1" table:style-name="ce25">
            <text:p>6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7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48</text:p>
          </table:table-cell>
          <table:table-cell office:value-type="string" table:style-name="ce25">
            <text:p>MUM_Route_48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48008</text:p>
          </table:table-cell>
          <table:table-cell office:value-type="string" table:style-name="ce15">
            <text:p>10004681</text:p>
          </table:table-cell>
          <table:table-cell office:value-type="float" office:value="3300" table:style-name="ce28">
            <text:p>3300</text:p>
          </table:table-cell>
          <table:table-cell office:value-type="string" table:style-name="ce29">
            <text:p>MUM_Route_48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48</text:p>
          </table:table-cell>
          <table:table-cell office:value-type="string" table:style-name="ce25">
            <text:p>MUMUR048NMKK</text:p>
          </table:table-cell>
          <table:table-cell office:value-type="string" table:style-name="ce90">
            <text:p>MUMUR048NMKK250220D4C5L0011</text:p>
          </table:table-cell>
          <table:table-cell office:value-type="string" table:style-name="ce96">
            <text:p>ETIPL/OSP/Koperkhairne MIDC/HDD/2024-25/01</text:p>
          </table:table-cell>
          <table:table-cell office:value-type="float" office:value="975" table:style-name="ce25">
            <text:p>975</text:p>
          </table:table-cell>
          <table:table-cell office:value-type="date" office:date-value="2025-03-18T00:00:00" table:style-name="ce31">
            <text:p>18-Mar-25</text:p>
          </table:table-cell>
          <table:table-cell office:value-type="string" table:style-name="ce25">
            <text:p>TTC Industrial area Bharti Airtel Office<text:s/></text:p>
          </table:table-cell>
          <table:table-cell office:value-type="string" table:style-name="ce25">
            <text:p>Gami Industrial Park Pawne<text:s/></text:p>
          </table:table-cell>
          <table:table-cell office:value-type="string" table:style-name="ce25">
            <text:p>NMMC<text:s/></text:p>
          </table:table-cell>
          <table:table-cell office:value-type="string" table:style-name="ce25">
            <text:p>KK</text:p>
          </table:table-cell>
          <table:table-cell office:value-type="string" table:style-name="ce25">
            <text:p>Yes</text:p>
          </table:table-cell>
          <table:table-cell office:value-type="string" table:style-name="ce25">
            <text:p>NMMC/Z-2/265/2025</text:p>
          </table:table-cell>
          <table:table-cell office:value-type="float" office:value="975" table:style-name="ce25">
            <text:p>975</text:p>
          </table:table-cell>
          <table:table-cell office:value-type="date" office:date-value="2025-03-18T00:00:00" table:style-name="ce31">
            <text:p>18-Ma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/HDD</text:p>
          </table:table-cell>
          <table:table-cell office:value-type="float" office:value="975" table:formula="of:=50+925" table:style-name="ce25">
            <text:p>975</text:p>
          </table:table-cell>
          <table:table-cell office:value-type="float" office:value="144000" table:formula="of:=9600*10*1.5*1" table:style-name="ce25">
            <text:p>144000</text:p>
          </table:table-cell>
          <table:table-cell office:value-type="string" table:style-name="ce31">
            <text:p>Asphalt</text:p>
          </table:table-cell>
          <table:table-cell office:value-type="float" office:value="9600" table:style-name="ce25">
            <text:p>9600</text:p>
          </table:table-cell>
          <table:table-cell office:value-type="float" office:value="624000" table:style-name="ce33">
            <text:p><text:s/>6,24,000<text:s/></text:p>
          </table:table-cell>
          <table:table-cell office:value-type="float" office:value="0" table:style-name="ce25">
            <text:p>0</text:p>
          </table:table-cell>
          <table:table-cell office:value-type="float" office:value="195000" table:formula="of:=200*10*97.5" table:style-name="ce33">
            <text:p><text:s/>1,95,0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93600" table:style-name="ce34">
            <text:p><text:s/>93,600<text:s/></text:p>
          </table:table-cell>
          <table:table-cell table:number-columns-repeated="2" table:style-name="ce33"/>
          <table:table-cell office:value-type="float" office:value="71760" table:formula="of:=[.AY7]" table:style-name="ce18">
            <text:p><text:s/>71,760<text:s/></text:p>
          </table:table-cell>
          <table:table-cell office:value-type="float" office:value="984360" table:formula="of:=[.AK7]+[.AM7]+[.AN7]+[.AO7]+[.AP7]+[.AQ7]+[.AR7]" table:style-name="ce18">
            <text:p><text:s/>9,84,360<text:s/></text:p>
          </table:table-cell>
          <table:table-cell office:value-type="float" office:value="3000" table:style-name="ce46">
            <text:p><text:s/>3,000<text:s/></text:p>
          </table:table-cell>
          <table:table-cell office:value-type="float" office:value="2925000" table:formula="of:=[.AT7]*[.AC7]" table:style-name="ce33">
            <text:p><text:s/>29,25,000<text:s/></text:p>
          </table:table-cell>
          <table:table-cell office:value-type="float" office:value="912600" table:formula="of:=[.AK7]+[.AM7]+[.AN7]+[.AO7]" table:style-name="ce33">
            <text:p><text:s/>9,12,600<text:s/></text:p>
          </table:table-cell>
          <table:table-cell office:value-type="float" office:value="936" table:formula="of:=[.AV7]/[.AC7]" table:style-name="ce33">
            <text:p><text:s/>936<text:s/></text:p>
          </table:table-cell>
          <table:table-cell office:value-type="float" office:value="2064" table:formula="of:=[.AT7]-[.AW7]" table:style-name="ce33">
            <text:p><text:s/>2,064<text:s/></text:p>
          </table:table-cell>
          <table:table-cell office:value-type="float" office:value="71760" table:style-name="ce33">
            <text:p><text:s/>71,760<text:s/></text:p>
          </table:table-cell>
          <table:table-cell office:value-type="float" office:value="984360" table:formula="of:=[.AK7]+[.AY7]+[.AO7]+[.AM7]+[.AN7]+[.AQ7]" table:style-name="ce34">
            <text:p><text:s/>9,84,360<text:s/></text:p>
          </table:table-cell>
          <table:table-cell office:value-type="string" table:style-name="ce25">
            <text:p>MUM-ROW000000057</text:p>
          </table:table-cell>
          <table:table-cell office:value-type="string" table:style-name="ce25">
            <text:p>MUM-RTE004</text:p>
          </table:table-cell>
          <table:table-cell table:style-name="ce30"/>
          <table:table-cell table:style-name="ce25"/>
          <table:table-cell office:value-type="date" office:date-value="2025-03-25T00:00:00" table:style-name="ce36">
            <text:p>25-Mar-25</text:p>
          </table:table-cell>
          <table:table-cell office:value-type="date" office:date-value="2025-04-01T00:00:00" table:style-name="ce21">
            <text:p>1-Apr-25</text:p>
          </table:table-cell>
          <table:table-cell office:value-type="date" office:date-value="2025-04-01T00:00:00" table:formula="of:=[.BF7]" table:style-name="ce36">
            <text:p>1-Apr-25</text:p>
          </table:table-cell>
          <table:table-cell office:value-type="date" office:date-value="2025-04-09T00:00:00" table:style-name="ce37">
            <text:p>9-Apr-25</text:p>
          </table:table-cell>
          <table:table-cell office:value-type="float" office:value="8" table:formula="of:=[.BH7]-[.BG7]" table:style-name="ce38">
            <text:p>8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7" table:formula="of:=[.A7]+1" table:style-name="ce25">
            <text:p>7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8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48</text:p>
          </table:table-cell>
          <table:table-cell office:value-type="string" table:style-name="ce25">
            <text:p>MUM_Route_48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48008</text:p>
          </table:table-cell>
          <table:table-cell office:value-type="string" table:style-name="ce15">
            <text:p>10004681</text:p>
          </table:table-cell>
          <table:table-cell office:value-type="float" office:value="3300" table:style-name="ce28">
            <text:p>3300</text:p>
          </table:table-cell>
          <table:table-cell office:value-type="string" table:style-name="ce29">
            <text:p>MUM_Route_48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48</text:p>
          </table:table-cell>
          <table:table-cell office:value-type="string" table:style-name="ce25">
            <text:p>MUMUR048NMKK</text:p>
          </table:table-cell>
          <table:table-cell office:value-type="string" table:style-name="ce90">
            <text:p>MUMUR048NMKK250220D4C5L0010</text:p>
          </table:table-cell>
          <table:table-cell office:value-type="string" table:style-name="ce96">
            <text:p>ETIPL/OSP/Koperkhairne MIDC/HDD/2024-25/02</text:p>
          </table:table-cell>
          <table:table-cell office:value-type="float" office:value="820" table:style-name="ce25">
            <text:p>820</text:p>
          </table:table-cell>
          <table:table-cell office:value-type="date" office:date-value="2025-03-18T00:00:00" table:style-name="ce31">
            <text:p>18-Mar-25</text:p>
          </table:table-cell>
          <table:table-cell office:value-type="string" table:style-name="ce25">
            <text:p>Gami Industrial Park Pawne<text:s/></text:p>
          </table:table-cell>
          <table:table-cell office:value-type="string" table:style-name="ce25">
            <text:p>Ashwini Infra Development<text:s/></text:p>
          </table:table-cell>
          <table:table-cell office:value-type="string" table:style-name="ce25">
            <text:p>NMMC<text:s/></text:p>
          </table:table-cell>
          <table:table-cell office:value-type="string" table:style-name="ce25">
            <text:p>KK</text:p>
          </table:table-cell>
          <table:table-cell office:value-type="string" table:style-name="ce25">
            <text:p>Yes</text:p>
          </table:table-cell>
          <table:table-cell office:value-type="string" table:style-name="ce25">
            <text:p>NMMC/Z-2/264/2025</text:p>
          </table:table-cell>
          <table:table-cell office:value-type="float" office:value="820" table:style-name="ce25">
            <text:p>820</text:p>
          </table:table-cell>
          <table:table-cell office:value-type="date" office:date-value="2025-03-18T00:00:00" table:style-name="ce31">
            <text:p>18-Ma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/HDD</text:p>
          </table:table-cell>
          <table:table-cell office:value-type="float" office:value="820" table:formula="of:=50+770" table:style-name="ce25">
            <text:p>820</text:p>
          </table:table-cell>
          <table:table-cell office:value-type="float" office:value="144000" table:formula="of:=9600*10*1.5*1" table:style-name="ce25">
            <text:p>144000</text:p>
          </table:table-cell>
          <table:table-cell office:value-type="string" table:style-name="ce31">
            <text:p>Asphalt</text:p>
          </table:table-cell>
          <table:table-cell office:value-type="float" office:value="9600" table:style-name="ce25">
            <text:p>9600</text:p>
          </table:table-cell>
          <table:table-cell office:value-type="float" office:value="624000" table:style-name="ce33">
            <text:p><text:s/>6,24,000<text:s/></text:p>
          </table:table-cell>
          <table:table-cell office:value-type="float" office:value="0" table:style-name="ce25">
            <text:p>0</text:p>
          </table:table-cell>
          <table:table-cell office:value-type="float" office:value="164000" table:formula="of:=200*10*82" table:style-name="ce33">
            <text:p><text:s/>1,64,0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93600" table:style-name="ce34">
            <text:p><text:s/>93,600<text:s/></text:p>
          </table:table-cell>
          <table:table-cell table:style-name="ce33"/>
          <table:table-cell table:style-name="ce44"/>
          <table:table-cell office:value-type="float" office:value="71760" table:formula="of:=[.AY8]" table:style-name="ce18">
            <text:p><text:s/>71,760<text:s/></text:p>
          </table:table-cell>
          <table:table-cell office:value-type="float" office:value="953360" table:formula="of:=[.AK8]+[.AM8]+[.AN8]+[.AO8]+[.AP8]+[.AQ8]+[.AR8]" table:style-name="ce18">
            <text:p><text:s/>9,53,360<text:s/></text:p>
          </table:table-cell>
          <table:table-cell office:value-type="float" office:value="3000" table:style-name="ce46">
            <text:p><text:s/>3,000<text:s/></text:p>
          </table:table-cell>
          <table:table-cell office:value-type="float" office:value="2460000" table:formula="of:=[.AT8]*[.AC8]" table:style-name="ce33">
            <text:p><text:s/>24,60,000<text:s/></text:p>
          </table:table-cell>
          <table:table-cell office:value-type="float" office:value="881600" table:formula="of:=[.AK8]+[.AM8]+[.AN8]+[.AO8]" table:style-name="ce33">
            <text:p><text:s/>8,81,600<text:s/></text:p>
          </table:table-cell>
          <table:table-cell office:value-type="float" office:value="1075.1219512195121" table:formula="of:=[.AV8]/[.AC8]" table:style-name="ce33">
            <text:p><text:s/>1,075<text:s/></text:p>
          </table:table-cell>
          <table:table-cell office:value-type="float" office:value="1924.8780487804879" table:formula="of:=[.AT8]-[.AW8]" table:style-name="ce33">
            <text:p><text:s/>1,925<text:s/></text:p>
          </table:table-cell>
          <table:table-cell office:value-type="float" office:value="71760" table:style-name="ce33">
            <text:p><text:s/>71,760<text:s/></text:p>
          </table:table-cell>
          <table:table-cell office:value-type="float" office:value="953360" table:formula="of:=[.AK8]+[.AY8]+[.AO8]+[.AM8]+[.AN8]" table:style-name="ce34">
            <text:p><text:s/>9,53,360<text:s/></text:p>
          </table:table-cell>
          <table:table-cell office:value-type="string" table:style-name="ce25">
            <text:p>MUM-ROW000000051</text:p>
          </table:table-cell>
          <table:table-cell office:value-type="string" table:style-name="ce25">
            <text:p>MUM-RTE004</text:p>
          </table:table-cell>
          <table:table-cell table:style-name="ce30"/>
          <table:table-cell table:style-name="ce25"/>
          <table:table-cell office:value-type="date" office:date-value="2025-03-25T00:00:00" table:style-name="ce36">
            <text:p>25-Mar-25</text:p>
          </table:table-cell>
          <table:table-cell office:value-type="date" office:date-value="2025-04-01T00:00:00" table:style-name="ce21">
            <text:p>1-Apr-25</text:p>
          </table:table-cell>
          <table:table-cell office:value-type="date" office:date-value="2025-04-01T00:00:00" table:formula="of:=[.BF8]" table:style-name="ce36">
            <text:p>1-Apr-25</text:p>
          </table:table-cell>
          <table:table-cell office:value-type="date" office:date-value="2025-04-09T00:00:00" table:style-name="ce37">
            <text:p>9-Apr-25</text:p>
          </table:table-cell>
          <table:table-cell office:value-type="float" office:value="8" table:formula="of:=[.BH8]-[.BG8]" table:style-name="ce38">
            <text:p>8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8" table:formula="of:=[.A8]+1" table:style-name="ce25">
            <text:p>8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9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48</text:p>
          </table:table-cell>
          <table:table-cell office:value-type="string" table:style-name="ce25">
            <text:p>MUM_Route_48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48008</text:p>
          </table:table-cell>
          <table:table-cell office:value-type="string" table:style-name="ce15">
            <text:p>10004681</text:p>
          </table:table-cell>
          <table:table-cell office:value-type="float" office:value="3300" table:style-name="ce28">
            <text:p>3300</text:p>
          </table:table-cell>
          <table:table-cell office:value-type="string" table:style-name="ce29">
            <text:p>MUM_Route_48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48</text:p>
          </table:table-cell>
          <table:table-cell office:value-type="string" table:style-name="ce25">
            <text:p>MUMUR048NMKK</text:p>
          </table:table-cell>
          <table:table-cell office:value-type="string" table:style-name="ce90">
            <text:p>MUMUR048NMKK250220D4C5L0009</text:p>
          </table:table-cell>
          <table:table-cell office:value-type="string" table:style-name="ce96">
            <text:p>ETIPL/OSP/Koperkhairne MIDC/HDD/2024-25/03</text:p>
          </table:table-cell>
          <table:table-cell office:value-type="float" office:value="825" table:style-name="ce25">
            <text:p>825</text:p>
          </table:table-cell>
          <table:table-cell office:value-type="date" office:date-value="2025-03-18T00:00:00" table:style-name="ce31">
            <text:p>18-Mar-25</text:p>
          </table:table-cell>
          <table:table-cell office:value-type="string" table:style-name="ce25">
            <text:p>Ashwini Infra Development<text:s/></text:p>
          </table:table-cell>
          <table:table-cell office:value-type="string" table:style-name="ce25">
            <text:p>CTRL S Data Center<text:s/></text:p>
          </table:table-cell>
          <table:table-cell office:value-type="string" table:style-name="ce25">
            <text:p>NMMC<text:s/></text:p>
          </table:table-cell>
          <table:table-cell office:value-type="string" table:style-name="ce25">
            <text:p>KK</text:p>
          </table:table-cell>
          <table:table-cell office:value-type="string" table:style-name="ce25">
            <text:p>Yes</text:p>
          </table:table-cell>
          <table:table-cell office:value-type="string" table:style-name="ce25">
            <text:p>NMMC/Z-2/266/2025</text:p>
          </table:table-cell>
          <table:table-cell office:value-type="float" office:value="825" table:style-name="ce25">
            <text:p>825</text:p>
          </table:table-cell>
          <table:table-cell office:value-type="date" office:date-value="2025-03-18T00:00:00" table:style-name="ce31">
            <text:p>18-Ma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/HDD</text:p>
          </table:table-cell>
          <table:table-cell office:value-type="float" office:value="825" table:formula="of:=50+775" table:style-name="ce25">
            <text:p>825</text:p>
          </table:table-cell>
          <table:table-cell office:value-type="float" office:value="144000" table:formula="of:=9600*10*1.5*1" table:style-name="ce25">
            <text:p>144000</text:p>
          </table:table-cell>
          <table:table-cell office:value-type="string" table:style-name="ce31">
            <text:p>Asphalt</text:p>
          </table:table-cell>
          <table:table-cell office:value-type="float" office:value="9600" table:style-name="ce25">
            <text:p>9600</text:p>
          </table:table-cell>
          <table:table-cell office:value-type="float" office:value="624000" table:style-name="ce33">
            <text:p><text:s/>6,24,000<text:s/></text:p>
          </table:table-cell>
          <table:table-cell office:value-type="float" office:value="0" table:style-name="ce25">
            <text:p>0</text:p>
          </table:table-cell>
          <table:table-cell office:value-type="float" office:value="165000" table:formula="of:=200*10*82.5" table:style-name="ce33">
            <text:p><text:s/>1,65,0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93600" table:style-name="ce34">
            <text:p><text:s/>93,600<text:s/></text:p>
          </table:table-cell>
          <table:table-cell table:style-name="ce33"/>
          <table:table-cell table:style-name="ce44"/>
          <table:table-cell office:value-type="float" office:value="71760" table:formula="of:=[.AY9]" table:style-name="ce18">
            <text:p><text:s/>71,760<text:s/></text:p>
          </table:table-cell>
          <table:table-cell office:value-type="float" office:value="954360" table:formula="of:=[.AK9]+[.AM9]+[.AN9]+[.AO9]+[.AP9]+[.AQ9]+[.AR9]" table:style-name="ce18">
            <text:p><text:s/>9,54,360<text:s/></text:p>
          </table:table-cell>
          <table:table-cell office:value-type="float" office:value="3000" table:style-name="ce46">
            <text:p><text:s/>3,000<text:s/></text:p>
          </table:table-cell>
          <table:table-cell office:value-type="float" office:value="2475000" table:formula="of:=[.AT9]*[.AC9]" table:style-name="ce33">
            <text:p><text:s/>24,75,000<text:s/></text:p>
          </table:table-cell>
          <table:table-cell office:value-type="float" office:value="882600" table:formula="of:=[.AK9]+[.AM9]+[.AN9]+[.AO9]" table:style-name="ce33">
            <text:p><text:s/>8,82,600<text:s/></text:p>
          </table:table-cell>
          <table:table-cell office:value-type="float" office:value="1069.8181818181818" table:formula="of:=[.AV9]/[.AC9]" table:style-name="ce33">
            <text:p><text:s/>1,070<text:s/></text:p>
          </table:table-cell>
          <table:table-cell office:value-type="float" office:value="1930.1818181818182" table:formula="of:=[.AT9]-[.AW9]" table:style-name="ce33">
            <text:p><text:s/>1,930<text:s/></text:p>
          </table:table-cell>
          <table:table-cell office:value-type="float" office:value="71760" table:style-name="ce33">
            <text:p><text:s/>71,760<text:s/></text:p>
          </table:table-cell>
          <table:table-cell office:value-type="float" office:value="954360" table:formula="of:=[.AK9]+[.AY9]+[.AO9]+[.AM9]+[.AN9]" table:style-name="ce34">
            <text:p><text:s/>9,54,360<text:s/></text:p>
          </table:table-cell>
          <table:table-cell office:value-type="string" table:style-name="ce25">
            <text:p>MUM-ROW000000046</text:p>
          </table:table-cell>
          <table:table-cell office:value-type="string" table:style-name="ce25">
            <text:p>MUM-RTE004</text:p>
          </table:table-cell>
          <table:table-cell table:style-name="ce30"/>
          <table:table-cell table:style-name="ce25"/>
          <table:table-cell office:value-type="date" office:date-value="2025-03-25T00:00:00" table:style-name="ce36">
            <text:p>25-Mar-25</text:p>
          </table:table-cell>
          <table:table-cell office:value-type="date" office:date-value="2025-04-01T00:00:00" table:style-name="ce21">
            <text:p>1-Apr-25</text:p>
          </table:table-cell>
          <table:table-cell office:value-type="date" office:date-value="2025-04-01T00:00:00" table:formula="of:=[.BF9]" table:style-name="ce21">
            <text:p>1-Apr-25</text:p>
          </table:table-cell>
          <table:table-cell office:value-type="date" office:date-value="2025-04-09T00:00:00" table:style-name="ce37">
            <text:p>9-Apr-25</text:p>
          </table:table-cell>
          <table:table-cell office:value-type="float" office:value="8" table:formula="of:=[.BH9]-[.BG9]" table:style-name="ce38">
            <text:p>8</text:p>
          </table:table-cell>
          <table:table-cell table:style-name="ce39"/>
          <table:table-cell table:number-columns-repeated="16322"/>
        </table:table-row>
        <table:table-row table:style-name="ro3">
          <table:table-cell office:value-type="float" office:value="9" table:formula="of:=[.A9]+1" table:style-name="ce25">
            <text:p>9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10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10</text:p>
          </table:table-cell>
          <table:table-cell office:value-type="string" table:style-name="ce25">
            <text:p>MUM_Route_10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Existing</text:p>
          </table:table-cell>
          <table:table-cell office:value-type="string" table:style-name="ce12">
            <text:p>Strategic</text:p>
          </table:table-cell>
          <table:table-cell table:style-name="ce25"/>
          <table:table-cell office:value-type="string" table:style-name="ce29">
            <text:p>10004633</text:p>
          </table:table-cell>
          <table:table-cell office:value-type="float" office:value="10280" table:style-name="ce28">
            <text:p>10280</text:p>
          </table:table-cell>
          <table:table-cell office:value-type="string" table:style-name="ce29">
            <text:p>MUM_Route_10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10</text:p>
          </table:table-cell>
          <table:table-cell office:value-type="string" table:style-name="ce25">
            <text:p>MUMU25R010MCWA</text:p>
          </table:table-cell>
          <table:table-cell office:value-type="string" table:style-name="ce90">
            <text:p>MUMU25R010MCWA250408D3C3L0020</text:p>
          </table:table-cell>
          <table:table-cell office:value-type="float" office:value="783339910" table:style-name="ce96">
            <text:p>783339910</text:p>
          </table:table-cell>
          <table:table-cell office:value-type="float" office:value="42" table:style-name="ce47">
            <text:p>42</text:p>
          </table:table-cell>
          <table:table-cell office:value-type="date" office:date-value="2025-04-08T00:00:00" table:style-name="ce31">
            <text:p>08-Apr-25</text:p>
          </table:table-cell>
          <table:table-cell office:value-type="string" table:style-name="ce25">
            <text:p>PNB HOUSE (PNB BANK)</text:p>
          </table:table-cell>
          <table:table-cell office:value-type="string" table:style-name="ce25">
            <text:p>APNA BAZAR (GREAT SOCIAL BLDG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A</text:p>
          </table:table-cell>
          <table:table-cell office:value-type="string" table:style-name="ce25">
            <text:p>Yes</text:p>
          </table:table-cell>
          <table:table-cell office:value-type="float" office:value="783339910" table:style-name="ce25">
            <text:p>783339910</text:p>
          </table:table-cell>
          <table:table-cell office:value-type="float" office:value="52" table:style-name="ce25">
            <text:p>52</text:p>
          </table:table-cell>
          <table:table-cell office:value-type="date" office:date-value="2025-04-08T00:00:00" table:style-name="ce31">
            <text:p>08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45">
            <text:p>Mastic Asphalt 40 m+Concrete Finished</text:p>
          </table:table-cell>
          <table:table-cell office:value-type="string" table:style-name="ce25">
            <text:p>14936/28</text:p>
          </table:table-cell>
          <table:table-cell office:value-type="float" office:value="651176" table:style-name="ce33">
            <text:p><text:s/>6,51,176<text:s/></text:p>
          </table:table-cell>
          <table:table-cell table:style-name="ce25"/>
          <table:table-cell office:value-type="float" office:value="104" table:formula="of:=[.AC10]*2" table:style-name="ce33">
            <text:p><text:s/>104<text:s/></text:p>
          </table:table-cell>
          <table:table-cell office:value-type="float" office:value="52" table:formula="of:=[.AC10]*1" table:style-name="ce33">
            <text:p><text:s/>52<text:s/></text:p>
          </table:table-cell>
          <table:table-cell table:style-name="ce34"/>
          <table:table-cell table:style-name="ce33"/>
          <table:table-cell table:style-name="ce44"/>
          <table:table-cell office:value-type="float" office:value="325588" table:formula="of:=[.AY10]" table:style-name="ce18">
            <text:p><text:s/>3,25,588<text:s/></text:p>
          </table:table-cell>
          <table:table-cell office:value-type="float" office:value="976920" table:formula="of:=[.AK10]+[.AM10]+[.AN10]+[.AO10]+[.AP10]+[.AQ10]+[.AR10]" table:style-name="ce18">
            <text:p><text:s/>9,76,920<text:s/></text:p>
          </table:table-cell>
          <table:table-cell office:value-type="float" office:value="8413" table:style-name="ce46">
            <text:p><text:s/>8,413<text:s/></text:p>
          </table:table-cell>
          <table:table-cell office:value-type="float" office:value="437476" table:formula="of:=[.AT10]*[.AC10]" table:style-name="ce33">
            <text:p><text:s/>4,37,476<text:s/></text:p>
          </table:table-cell>
          <table:table-cell office:value-type="float" office:value="651332" table:formula="of:=[.AK10]+[.AM10]+[.AN10]+[.AO10]" table:style-name="ce33">
            <text:p><text:s/>6,51,332<text:s/></text:p>
          </table:table-cell>
          <table:table-cell office:value-type="float" office:value="12525.615384615385" table:formula="of:=[.AV10]/[.AC10]" table:style-name="ce33">
            <text:p><text:s/>12,526<text:s/></text:p>
          </table:table-cell>
          <table:table-cell office:value-type="float" office:value="-4112.6153846153848" table:formula="of:=[.AT10]-[.AW10]" table:style-name="ce33">
            <text:p><text:s/>-4,113<text:s/></text:p>
          </table:table-cell>
          <table:table-cell office:value-type="float" office:value="325588" table:formula="of:=[.AK10]/2" table:style-name="ce33">
            <text:p><text:s/>3,25,588<text:s/></text:p>
          </table:table-cell>
          <table:table-cell office:value-type="float" office:value="976920" table:formula="of:=([.AH10]+[.AK10]+[.AY10]+[.AO10]+[.AM10]+[.AN10]+[.AQ10])" table:style-name="ce34">
            <text:p><text:s/>9,76,920<text:s/></text:p>
          </table:table-cell>
          <table:table-cell office:value-type="string" table:style-name="ce25">
            <text:p>MUM-ROW000000070</text:p>
          </table:table-cell>
          <table:table-cell table:number-columns-repeated="3" table:style-name="ce25"/>
          <table:table-cell office:value-type="date" office:date-value="2025-04-09T00:00:00" table:style-name="ce36">
            <text:p>9-Apr-25</text:p>
          </table:table-cell>
          <table:table-cell office:value-type="date" office:date-value="2025-04-20T00:00:00" table:style-name="ce36">
            <text:p>20-Apr-25</text:p>
          </table:table-cell>
          <table:table-cell office:value-type="date" office:date-value="2025-04-20T00:00:00" table:formula="of:=[.BF10]" table:style-name="ce21">
            <text:p>20-Apr-25</text:p>
          </table:table-cell>
          <table:table-cell office:value-type="date" office:date-value="2025-04-25T00:00:00" table:style-name="ce37">
            <text:p>25-Apr-25</text:p>
          </table:table-cell>
          <table:table-cell office:value-type="float" office:value="5" table:formula="of:=[.BH10]-[.BG10]" table:style-name="ce38">
            <text:p>5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10" table:formula="of:=[.A10]+1" table:style-name="ce25">
            <text:p>10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1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6195" table:style-name="ce25">
            <text:p>6195</text:p>
          </table:table-cell>
          <table:table-cell office:value-type="string" table:style-name="ce25">
            <text:p>MU-6195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835" table:style-name="ce29">
            <text:p>10004835</text:p>
          </table:table-cell>
          <table:table-cell office:value-type="float" office:value="242" table:style-name="ce25">
            <text:p>242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FL004</text:p>
          </table:table-cell>
          <table:table-cell office:value-type="string" table:style-name="ce25">
            <text:p>MUMU25FL004MCRS</text:p>
          </table:table-cell>
          <table:table-cell office:value-type="string" table:style-name="ce90">
            <text:p>MUMU25FL004MCRS250415D33L0005</text:p>
          </table:table-cell>
          <table:table-cell office:value-type="float" office:value="783341287" table:style-name="ce96">
            <text:p>783341287</text:p>
          </table:table-cell>
          <table:table-cell office:value-type="float" office:value="65" table:style-name="ce25">
            <text:p>65</text:p>
          </table:table-cell>
          <table:table-cell office:value-type="date" office:date-value="2025-04-09T00:00:00" table:style-name="ce31">
            <text:p>09-Apr-25</text:p>
          </table:table-cell>
          <table:table-cell office:value-type="string" table:style-name="ce25">
            <text:p>AVERSHINE MILLENIUM PAIRADISE</text:p>
          </table:table-cell>
          <table:table-cell office:value-type="string" table:style-name="ce25">
            <text:p>THAKUR SHYAM NARAYAN SCHOOL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RS</text:p>
          </table:table-cell>
          <table:table-cell office:value-type="string" table:style-name="ce25">
            <text:p>Yes</text:p>
          </table:table-cell>
          <table:table-cell office:value-type="float" office:value="783341287" table:style-name="ce48">
            <text:p>783341287</text:p>
          </table:table-cell>
          <table:table-cell office:value-type="float" office:value="75" table:style-name="ce25">
            <text:p>75</text:p>
          </table:table-cell>
          <table:table-cell office:value-type="date" office:date-value="2025-04-15T00:00:00" table:style-name="ce31">
            <text:p>15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31">
            <text:p><text:s/>Carriageway</text:p>
          </table:table-cell>
          <table:table-cell office:value-type="float" office:value="11378" table:style-name="ce25">
            <text:p>11378</text:p>
          </table:table-cell>
          <table:table-cell office:value-type="float" office:value="853350" table:formula="of:=[.AC11]*[.AJ11]" table:style-name="ce33">
            <text:p><text:s/>8,53,350<text:s/></text:p>
          </table:table-cell>
          <table:table-cell office:value-type="float" office:value="1" table:style-name="ce25">
            <text:p>1</text:p>
          </table:table-cell>
          <table:table-cell office:value-type="float" office:value="150" table:formula="of:=[.AC11]*2" table:style-name="ce33">
            <text:p><text:s/>150<text:s/></text:p>
          </table:table-cell>
          <table:table-cell office:value-type="float" office:value="75" table:formula="of:=[.AC11]*1" table:style-name="ce33">
            <text:p><text:s/>75<text:s/></text:p>
          </table:table-cell>
          <table:table-cell table:style-name="ce34"/>
          <table:table-cell table:style-name="ce33"/>
          <table:table-cell table:style-name="ce44"/>
          <table:table-cell office:value-type="float" office:value="426675" table:formula="of:=[.AY11]" table:style-name="ce18">
            <text:p><text:s/>4,26,675<text:s/></text:p>
          </table:table-cell>
          <table:table-cell office:value-type="float" office:value="1280250" table:formula="of:=[.AK11]+[.AM11]+[.AN11]+[.AO11]+[.AP11]+[.AQ11]+[.AR11]" table:style-name="ce18">
            <text:p><text:s/>12,80,250<text:s/></text:p>
          </table:table-cell>
          <table:table-cell office:value-type="float" office:value="14936" table:style-name="ce49">
            <text:p>14,936</text:p>
          </table:table-cell>
          <table:table-cell office:value-type="float" office:value="1120200" table:formula="of:=[.AT11]*[.AC11]" table:style-name="ce33">
            <text:p><text:s/>11,20,200<text:s/></text:p>
          </table:table-cell>
          <table:table-cell office:value-type="float" office:value="853575" table:formula="of:=[.AK11]+[.AM11]+[.AN11]+[.AO11]" table:style-name="ce33">
            <text:p><text:s/>8,53,575<text:s/></text:p>
          </table:table-cell>
          <table:table-cell office:value-type="float" office:value="11381" table:formula="of:=[.AV11]/[.AC11]" table:style-name="ce33">
            <text:p><text:s/>11,381<text:s/></text:p>
          </table:table-cell>
          <table:table-cell table:style-name="ce33"/>
          <table:table-cell office:value-type="float" office:value="426675" table:formula="of:=[.AK11]/2" table:style-name="ce33">
            <text:p><text:s/>4,26,675<text:s/></text:p>
          </table:table-cell>
          <table:table-cell office:value-type="float" office:value="1280250" table:formula="of:=([.AH11]+[.AK11]+[.AY11]+[.AO11]+[.AM11]+[.AN11])" table:style-name="ce34">
            <text:p><text:s/>12,80,250<text:s/></text:p>
          </table:table-cell>
          <table:table-cell office:value-type="string" table:style-name="ce31">
            <text:p>MUM-ROW000000077</text:p>
          </table:table-cell>
          <table:table-cell table:style-name="ce31"/>
          <table:table-cell table:style-name="ce30"/>
          <table:table-cell table:style-name="ce25"/>
          <table:table-cell office:value-type="date" office:date-value="2025-04-15T00:00:00" table:style-name="ce50">
            <text:p>15-Apr-25</text:p>
          </table:table-cell>
          <table:table-cell office:value-type="date" office:date-value="2025-04-17T00:00:00" table:style-name="ce36">
            <text:p>17-Apr-25</text:p>
          </table:table-cell>
          <table:table-cell office:value-type="date" office:date-value="2025-04-18T00:00:00" table:style-name="ce21">
            <text:p>18-Apr-25</text:p>
          </table:table-cell>
          <table:table-cell office:value-type="date" office:date-value="2025-04-29T00:00:00" table:style-name="ce37">
            <text:p>29-Apr-25</text:p>
          </table:table-cell>
          <table:table-cell office:value-type="float" office:value="11" table:formula="of:=[.BH11]-[.BG11]" table:style-name="ce38">
            <text:p>11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11" table:formula="of:=[.A11]+1" table:style-name="ce25">
            <text:p>11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2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90</text:p>
          </table:table-cell>
          <table:table-cell office:value-type="string" table:style-name="ce25">
            <text:p>MUM_Route_90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90010</text:p>
          </table:table-cell>
          <table:table-cell office:value-type="float" office:value="10004960" table:style-name="ce29">
            <text:p>10004960</text:p>
          </table:table-cell>
          <table:table-cell office:value-type="float" office:value="14270" table:style-name="ce28">
            <text:p>14270</text:p>
          </table:table-cell>
          <table:table-cell office:value-type="string" table:style-name="ce29">
            <text:p>MUM_Route_90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90</text:p>
          </table:table-cell>
          <table:table-cell office:value-type="string" table:style-name="ce25">
            <text:p>MUMU25R090MCME</text:p>
          </table:table-cell>
          <table:table-cell office:value-type="string" table:style-name="ce90">
            <text:p>MUMU25R090MCME250412D3C3L0023</text:p>
          </table:table-cell>
          <table:table-cell office:value-type="float" office:value="783339980" table:style-name="ce96">
            <text:p>783339980</text:p>
          </table:table-cell>
          <table:table-cell office:value-type="float" office:value="156" table:style-name="ce25">
            <text:p>156</text:p>
          </table:table-cell>
          <table:table-cell office:value-type="date" office:date-value="2025-04-08T00:00:00" table:style-name="ce31">
            <text:p>08-Apr-25</text:p>
          </table:table-cell>
          <table:table-cell office:value-type="string" table:style-name="ce25">
            <text:p>NR ASHTVINAYAK CHS</text:p>
          </table:table-cell>
          <table:table-cell office:value-type="string" table:style-name="ce25">
            <text:p>POLE NO. YJS/005/023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ME</text:p>
          </table:table-cell>
          <table:table-cell office:value-type="string" table:style-name="ce25">
            <text:p>Yes</text:p>
          </table:table-cell>
          <table:table-cell office:value-type="float" office:value="783339980" table:style-name="ce25">
            <text:p>783339980</text:p>
          </table:table-cell>
          <table:table-cell office:value-type="float" office:value="156" table:style-name="ce47">
            <text:p>156</text:p>
          </table:table-cell>
          <table:table-cell office:value-type="date" office:date-value="2025-04-12T00:00:00" table:style-name="ce31">
            <text:p>12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31">
            <text:p>Carriageway</text:p>
          </table:table-cell>
          <table:table-cell office:value-type="float" office:value="6711" table:style-name="ce25">
            <text:p>6711</text:p>
          </table:table-cell>
          <table:table-cell office:value-type="float" office:value="1046916" table:formula="of:=[.AC12]*[.AJ12]" table:style-name="ce33">
            <text:p><text:s/>10,46,916<text:s/></text:p>
          </table:table-cell>
          <table:table-cell office:value-type="float" office:value="0" table:style-name="ce25">
            <text:p>0</text:p>
          </table:table-cell>
          <table:table-cell office:value-type="float" office:value="312" table:formula="of:=[.AC12]*2" table:style-name="ce33">
            <text:p><text:s/>312<text:s/></text:p>
          </table:table-cell>
          <table:table-cell office:value-type="float" office:value="156" table:formula="of:=[.AC12]*1" table:style-name="ce33">
            <text:p><text:s/>156<text:s/></text:p>
          </table:table-cell>
          <table:table-cell table:style-name="ce34"/>
          <table:table-cell table:style-name="ce33"/>
          <table:table-cell table:style-name="ce44"/>
          <table:table-cell office:value-type="float" office:value="523458" table:formula="of:=[.AY12]" table:style-name="ce18">
            <text:p><text:s/>5,23,458<text:s/></text:p>
          </table:table-cell>
          <table:table-cell office:value-type="float" office:value="1570842" table:formula="of:=[.AK12]+[.AM12]+[.AN12]+[.AO12]+[.AP12]+[.AQ12]+[.AR12]" table:style-name="ce18">
            <text:p><text:s/>15,70,842<text:s/></text:p>
          </table:table-cell>
          <table:table-cell office:value-type="float" office:value="0" table:formula="of:=[.BO12]/1430" table:style-name="ce35">
            <text:p><text:s/>-<text:s text:c="3"/></text:p>
          </table:table-cell>
          <table:table-cell office:value-type="float" office:value="0" table:formula="of:=[.AT12]*[.AC12]" table:style-name="ce33">
            <text:p><text:s/>-<text:s text:c="3"/></text:p>
          </table:table-cell>
          <table:table-cell office:value-type="float" office:value="1047384" table:formula="of:=[.AK12]+[.AM12]+[.AN12]+[.AO12]" table:style-name="ce33">
            <text:p><text:s/>10,47,384<text:s/></text:p>
          </table:table-cell>
          <table:table-cell office:value-type="float" office:value="6714" table:formula="of:=[.AV12]/[.AC12]" table:style-name="ce33">
            <text:p><text:s/>6,714<text:s/></text:p>
          </table:table-cell>
          <table:table-cell office:value-type="float" office:value="-6714" table:formula="of:=[.AT12]-[.AW12]" table:style-name="ce33">
            <text:p><text:s/>-6,714<text:s/></text:p>
          </table:table-cell>
          <table:table-cell office:value-type="float" office:value="523458" table:formula="of:=[.AK12]/2" table:style-name="ce33">
            <text:p><text:s/>5,23,458<text:s/></text:p>
          </table:table-cell>
          <table:table-cell office:value-type="float" office:value="1570842" table:formula="of:=([.AH12]+[.AK12]+[.AY12]+[.AO12]+[.AM12]+[.AN12])" table:style-name="ce34">
            <text:p><text:s/>15,70,842<text:s/></text:p>
          </table:table-cell>
          <table:table-cell office:value-type="string" table:style-name="ce31">
            <text:p>MUM-ROW000000074</text:p>
          </table:table-cell>
          <table:table-cell table:style-name="ce31"/>
          <table:table-cell table:style-name="ce30"/>
          <table:table-cell table:style-name="ce25"/>
          <table:table-cell office:value-type="date" office:date-value="2025-04-18T00:00:00" table:style-name="ce36">
            <text:p>18-Apr-25</text:p>
          </table:table-cell>
          <table:table-cell office:value-type="date" office:date-value="2025-04-21T00:00:00" table:style-name="ce36">
            <text:p>21-Apr-25</text:p>
          </table:table-cell>
          <table:table-cell office:value-type="date" office:date-value="2025-04-21T00:00:00" table:style-name="ce21">
            <text:p>21-Apr-25</text:p>
          </table:table-cell>
          <table:table-cell office:value-type="date" office:date-value="2025-04-23T00:00:00" table:style-name="ce37">
            <text:p>23-Apr-25</text:p>
          </table:table-cell>
          <table:table-cell office:value-type="float" office:value="2" table:formula="of:=[.BH12]-[.BG12]" table:style-name="ce38">
            <text:p>2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12" table:formula="of:=[.A12]+1" table:style-name="ce25">
            <text:p>12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3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90</text:p>
          </table:table-cell>
          <table:table-cell office:value-type="string" table:style-name="ce25">
            <text:p>MUM_Route_90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90010</text:p>
          </table:table-cell>
          <table:table-cell office:value-type="float" office:value="10004960" table:style-name="ce29">
            <text:p>10004960</text:p>
          </table:table-cell>
          <table:table-cell office:value-type="float" office:value="14270" table:style-name="ce28">
            <text:p>14270</text:p>
          </table:table-cell>
          <table:table-cell office:value-type="string" table:style-name="ce29">
            <text:p>MUM_Route_90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90</text:p>
          </table:table-cell>
          <table:table-cell office:value-type="string" table:style-name="ce25">
            <text:p>MUMU25R090MCME</text:p>
          </table:table-cell>
          <table:table-cell office:value-type="string" table:style-name="ce90">
            <text:p>MUMU25R090MCME250412D3C3L0024</text:p>
          </table:table-cell>
          <table:table-cell office:value-type="float" office:value="783340005" table:style-name="ce96">
            <text:p>783340005</text:p>
          </table:table-cell>
          <table:table-cell office:value-type="float" office:value="126" table:style-name="ce25">
            <text:p>126</text:p>
          </table:table-cell>
          <table:table-cell office:value-type="date" office:date-value="2025-04-08T00:00:00" table:style-name="ce31">
            <text:p>08-Apr-25</text:p>
          </table:table-cell>
          <table:table-cell office:value-type="string" table:style-name="ce25">
            <text:p>POLE NO. YJS/005/023</text:p>
          </table:table-cell>
          <table:table-cell office:value-type="string" table:style-name="ce25">
            <text:p>MCGM MOTOR LODER CHOWKY( AAGARWADI JN.)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ME</text:p>
          </table:table-cell>
          <table:table-cell office:value-type="string" table:style-name="ce25">
            <text:p>Yes</text:p>
          </table:table-cell>
          <table:table-cell office:value-type="float" office:value="783340005" table:style-name="ce25">
            <text:p>783340005</text:p>
          </table:table-cell>
          <table:table-cell office:value-type="float" office:value="136" table:style-name="ce47">
            <text:p>136</text:p>
          </table:table-cell>
          <table:table-cell office:value-type="date" office:date-value="2025-04-12T00:00:00" table:style-name="ce31">
            <text:p>12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31">
            <text:p>Carriageway</text:p>
          </table:table-cell>
          <table:table-cell office:value-type="float" office:value="6711" table:style-name="ce25">
            <text:p>6711</text:p>
          </table:table-cell>
          <table:table-cell office:value-type="float" office:value="912696" table:formula="of:=[.AC13]*[.AJ13]" table:style-name="ce33">
            <text:p><text:s/>9,12,696<text:s/></text:p>
          </table:table-cell>
          <table:table-cell office:value-type="float" office:value="0" table:style-name="ce25">
            <text:p>0</text:p>
          </table:table-cell>
          <table:table-cell office:value-type="float" office:value="272" table:formula="of:=[.AC13]*2" table:style-name="ce33">
            <text:p><text:s/>272<text:s/></text:p>
          </table:table-cell>
          <table:table-cell office:value-type="float" office:value="136" table:formula="of:=[.AC13]*1" table:style-name="ce33">
            <text:p><text:s/>136<text:s/></text:p>
          </table:table-cell>
          <table:table-cell table:style-name="ce34"/>
          <table:table-cell table:style-name="ce33"/>
          <table:table-cell table:style-name="ce44"/>
          <table:table-cell office:value-type="float" office:value="456348" table:formula="of:=[.AY13]" table:style-name="ce18">
            <text:p><text:s/>4,56,348<text:s/></text:p>
          </table:table-cell>
          <table:table-cell office:value-type="float" office:value="1369452" table:formula="of:=[.AK13]+[.AM13]+[.AN13]+[.AO13]+[.AP13]+[.AQ13]+[.AR13]" table:style-name="ce18">
            <text:p><text:s/>13,69,452<text:s/></text:p>
          </table:table-cell>
          <table:table-cell office:value-type="float" office:value="0" table:formula="of:=[.BO12]/1430" table:style-name="ce35">
            <text:p><text:s/>-<text:s text:c="3"/></text:p>
          </table:table-cell>
          <table:table-cell office:value-type="float" office:value="0" table:formula="of:=[.AT13]*[.AC13]" table:style-name="ce33">
            <text:p><text:s/>-<text:s text:c="3"/></text:p>
          </table:table-cell>
          <table:table-cell office:value-type="float" office:value="913104" table:formula="of:=[.AK13]+[.AM13]+[.AN13]+[.AO13]" table:style-name="ce33">
            <text:p><text:s/>9,13,104<text:s/></text:p>
          </table:table-cell>
          <table:table-cell office:value-type="float" office:value="6714" table:formula="of:=[.AV13]/[.AC13]" table:style-name="ce33">
            <text:p><text:s/>6,714<text:s/></text:p>
          </table:table-cell>
          <table:table-cell office:value-type="float" office:value="-6714" table:formula="of:=[.AT13]-[.AW13]" table:style-name="ce33">
            <text:p><text:s/>-6,714<text:s/></text:p>
          </table:table-cell>
          <table:table-cell office:value-type="float" office:value="456348" table:formula="of:=[.AK13]/2" table:style-name="ce33">
            <text:p><text:s/>4,56,348<text:s/></text:p>
          </table:table-cell>
          <table:table-cell office:value-type="float" office:value="1369452" table:formula="of:=([.AH13]+[.AK13]+[.AY13]+[.AO13]+[.AM13]+[.AN13])" table:style-name="ce34">
            <text:p><text:s/>13,69,452<text:s/></text:p>
          </table:table-cell>
          <table:table-cell office:value-type="string" table:style-name="ce31">
            <text:p>MUM-ROW000000073</text:p>
          </table:table-cell>
          <table:table-cell table:style-name="ce31"/>
          <table:table-cell table:style-name="ce30"/>
          <table:table-cell table:style-name="ce25"/>
          <table:table-cell office:value-type="date" office:date-value="2025-04-18T00:00:00" table:style-name="ce36">
            <text:p>18-Apr-25</text:p>
          </table:table-cell>
          <table:table-cell office:value-type="date" office:date-value="2025-04-21T00:00:00" table:style-name="ce36">
            <text:p>21-Apr-25</text:p>
          </table:table-cell>
          <table:table-cell office:value-type="date" office:date-value="2025-04-21T00:00:00" table:style-name="ce21">
            <text:p>21-Apr-25</text:p>
          </table:table-cell>
          <table:table-cell office:value-type="date" office:date-value="2025-04-23T00:00:00" table:style-name="ce37">
            <text:p>23-Apr-25</text:p>
          </table:table-cell>
          <table:table-cell office:value-type="float" office:value="2" table:formula="of:=[.BH13]-[.BG13]" table:style-name="ce38">
            <text:p>2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13" table:formula="of:=[.A13]+1" table:style-name="ce25">
            <text:p>13</text:p>
          </table:table-cell>
          <table:table-cell office:value-type="string" table:style-name="ce25">
            <text:p>Additional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4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bai_Coverage_Route7</text:p>
          </table:table-cell>
          <table:table-cell office:value-type="string" table:style-name="ce25">
            <text:p>Mumbai_Coverage_Route7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office:value-type="string" table:style-name="ce25">
            <text:p>Entire route DN achieved in single go.</text:p>
          </table:table-cell>
          <table:table-cell office:value-type="string" table:style-name="ce29">
            <text:p>10004531</text:p>
          </table:table-cell>
          <table:table-cell office:value-type="float" office:value="2590" table:style-name="ce28">
            <text:p>2590</text:p>
          </table:table-cell>
          <table:table-cell office:value-type="string" table:style-name="ce29">
            <text:p>Mumbai_Coverage_Route7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C07</text:p>
          </table:table-cell>
          <table:table-cell office:value-type="string" table:style-name="ce25">
            <text:p>MUMU25RC07KDWI</text:p>
          </table:table-cell>
          <table:table-cell office:value-type="string" table:style-name="ce90">
            <text:p>MUMU25RC07KDWI250325D3C3L0025</text:p>
          </table:table-cell>
          <table:table-cell office:value-type="string" table:style-name="ce96">
            <text:p>AIRTEL/OSP/2024-25/Open Trench-HDD/kdmc/01</text:p>
          </table:table-cell>
          <table:table-cell office:value-type="float" office:value="2128" table:style-name="ce25">
            <text:p>2128</text:p>
          </table:table-cell>
          <table:table-cell office:value-type="date" office:date-value="2025-03-25T00:00:00" table:style-name="ce31">
            <text:p>25-Mar-25</text:p>
          </table:table-cell>
          <table:table-cell office:value-type="string" table:style-name="ce25">
            <text:p>Hanuman Road</text:p>
          </table:table-cell>
          <table:table-cell office:value-type="string" table:style-name="ce25">
            <text:p>Nr jankalayan multispeciality hospital</text:p>
          </table:table-cell>
          <table:table-cell office:value-type="string" table:style-name="ce25">
            <text:p>KDMC</text:p>
          </table:table-cell>
          <table:table-cell office:value-type="string" table:style-name="ce25">
            <text:p>KD</text:p>
          </table:table-cell>
          <table:table-cell office:value-type="string" table:style-name="ce25">
            <text:p>Yes</text:p>
          </table:table-cell>
          <table:table-cell office:value-type="string" table:style-name="ce110">
            <text:p>KDMC/Ex.Engg/Construction/K-W/10</text:p>
          </table:table-cell>
          <table:table-cell office:value-type="float" office:value="2128" table:style-name="ce25">
            <text:p>2128</text:p>
          </table:table-cell>
          <table:table-cell office:value-type="date" office:date-value="2025-04-15T00:00:00" table:style-name="ce31">
            <text:p>15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office:value-type="float" office:value="2128" table:style-name="ce25">
            <text:p>2128</text:p>
          </table:table-cell>
          <table:table-cell table:style-name="ce25"/>
          <table:table-cell office:value-type="string" table:style-name="ce31">
            <text:p>Paverblock+Asphalt</text:p>
          </table:table-cell>
          <table:table-cell office:value-type="string" table:style-name="ce25">
            <text:p>9269.27/12326.53</text:p>
          </table:table-cell>
          <table:table-cell office:value-type="float" office:value="24301725" table:style-name="ce33">
            <text:p><text:s/>2,43,01,725<text:s/></text:p>
          </table:table-cell>
          <table:table-cell table:style-name="ce52"/>
          <table:table-cell office:value-type="float" office:value="425600" table:formula="of:=(631*200)+(1497*200)" table:style-name="ce33">
            <text:p><text:s/>4,25,600<text:s/></text:p>
          </table:table-cell>
          <table:table-cell table:style-name="ce33"/>
          <table:table-cell office:value-type="float" office:value="3645258.7169999997" table:formula="of:=(5848909.37*0.15)+(18452815.41*0.15)" table:style-name="ce34">
            <text:p><text:s/>36,45,259<text:s/></text:p>
          </table:table-cell>
          <table:table-cell table:style-name="ce33"/>
          <table:table-cell table:style-name="ce44"/>
          <table:table-cell office:value-type="float" office:value="2430172.4780000001" table:formula="of:=[.AY14]" table:style-name="ce18">
            <text:p><text:s/>24,30,172<text:s/></text:p>
          </table:table-cell>
          <table:table-cell office:value-type="float" office:value="30802756.195" table:formula="of:=[.AK14]+[.AM14]+[.AN14]+[.AO14]+[.AP14]+[.AQ14]+[.AR14]" table:style-name="ce18">
            <text:p><text:s/>3,08,02,756<text:s/></text:p>
          </table:table-cell>
          <table:table-cell office:value-type="float" office:value="11600" table:style-name="ce53">
            <text:p>11,600</text:p>
          </table:table-cell>
          <table:table-cell office:value-type="float" office:value="24684800" table:formula="of:=[.AT14]*[.AC14]" table:style-name="ce33">
            <text:p><text:s/>2,46,84,800<text:s/></text:p>
          </table:table-cell>
          <table:table-cell office:value-type="float" office:value="28372583.717" table:formula="of:=[.AK14]+[.AM14]+[.AN14]+[.AO14]" table:style-name="ce33">
            <text:p><text:s/>2,83,72,584<text:s/></text:p>
          </table:table-cell>
          <table:table-cell office:value-type="float" office:value="13332.981070018797" table:formula="of:=[.AV14]/[.AC14]" table:style-name="ce33">
            <text:p><text:s/>13,333<text:s/></text:p>
          </table:table-cell>
          <table:table-cell office:value-type="float" office:value="-1732.9810700187973" table:formula="of:=[.AT14]-[.AW14]" table:style-name="ce33">
            <text:p><text:s/>-1,733<text:s/></text:p>
          </table:table-cell>
          <table:table-cell office:value-type="float" office:value="2430172.4780000001" table:style-name="ce33">
            <text:p><text:s/>24,30,172<text:s/></text:p>
          </table:table-cell>
          <table:table-cell office:value-type="float" office:value="30802756.195" table:formula="of:=([.AH14]+[.AK14]+[.AY14]+[.AO14]+[.AM14]+[.AN14])" table:style-name="ce34">
            <text:p><text:s/>3,08,02,756<text:s/></text:p>
          </table:table-cell>
          <table:table-cell office:value-type="string" table:style-name="ce31">
            <text:p>MUM-ROW000000078</text:p>
          </table:table-cell>
          <table:table-cell table:style-name="ce31"/>
          <table:table-cell table:style-name="ce30"/>
          <table:table-cell table:style-name="ce25"/>
          <table:table-cell office:value-type="date" office:date-value="2025-04-18T00:00:00" table:style-name="ce36">
            <text:p>18-Apr-25</text:p>
          </table:table-cell>
          <table:table-cell office:value-type="date" office:date-value="2025-04-20T00:00:00" table:style-name="ce36">
            <text:p>20-Apr-25</text:p>
          </table:table-cell>
          <table:table-cell office:value-type="date" office:date-value="2025-04-20T00:00:00" table:style-name="ce21">
            <text:p>20-Apr-25</text:p>
          </table:table-cell>
          <table:table-cell office:value-type="date" office:date-value="2025-05-02T00:00:00" table:style-name="ce37">
            <text:p>2-May-25</text:p>
          </table:table-cell>
          <table:table-cell office:value-type="float" office:value="12" table:formula="of:=[.BH14]-[.BG14]" table:style-name="ce38">
            <text:p>12</text:p>
          </table:table-cell>
          <table:table-cell table:style-name="ce54"/>
          <table:table-cell table:number-columns-repeated="16322"/>
        </table:table-row>
        <table:table-row table:style-name="ro2">
          <table:table-cell office:value-type="float" office:value="14" table:formula="of:=[.A14]+1" table:style-name="ce25">
            <text:p>14</text:p>
          </table:table-cell>
          <table:table-cell office:value-type="string" table:style-name="ce25">
            <text:p>Additional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5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bai_Coverage_Route13</text:p>
          </table:table-cell>
          <table:table-cell office:value-type="string" table:style-name="ce25">
            <text:p>Mumbai_Coverage_Route13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office:value-type="string" table:style-name="ce25">
            <text:p>AIR52K24RC13007</text:p>
          </table:table-cell>
          <table:table-cell office:value-type="string" table:style-name="ce29">
            <text:p>10004545</text:p>
          </table:table-cell>
          <table:table-cell office:value-type="float" office:value="3030" table:style-name="ce28">
            <text:p>3030</text:p>
          </table:table-cell>
          <table:table-cell office:value-type="string" table:style-name="ce29">
            <text:p>Mumbai_Coverage_Route13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C13</text:p>
          </table:table-cell>
          <table:table-cell office:value-type="string" table:style-name="ce25">
            <text:p>MUMU25RC13KDKD</text:p>
          </table:table-cell>
          <table:table-cell office:value-type="string" table:style-name="ce90">
            <text:p>MUMU25RC13KDKD250325D3C3L0026</text:p>
          </table:table-cell>
          <table:table-cell office:value-type="string" table:style-name="ce96">
            <text:p>AIRTEL/OSP/2024-25/Open Trench-HDD/kdmc/02</text:p>
          </table:table-cell>
          <table:table-cell office:value-type="float" office:value="80" table:style-name="ce25">
            <text:p>80</text:p>
          </table:table-cell>
          <table:table-cell office:value-type="date" office:date-value="2025-03-25T00:00:00" table:style-name="ce31">
            <text:p>25-Mar-25</text:p>
          </table:table-cell>
          <table:table-cell office:value-type="string" table:style-name="ce25">
            <text:p>Jhulelal Chowk</text:p>
          </table:table-cell>
          <table:table-cell office:value-type="string" table:style-name="ce25">
            <text:p>Gold Gym</text:p>
          </table:table-cell>
          <table:table-cell office:value-type="string" table:style-name="ce25">
            <text:p>KDMC</text:p>
          </table:table-cell>
          <table:table-cell office:value-type="string" table:style-name="ce25">
            <text:p>KD</text:p>
          </table:table-cell>
          <table:table-cell office:value-type="string" table:style-name="ce25">
            <text:p>Yes</text:p>
          </table:table-cell>
          <table:table-cell office:value-type="string" table:style-name="ce109">
            <text:p>KDMC/Ex.Engg/Construction/K-W/06</text:p>
          </table:table-cell>
          <table:table-cell office:value-type="float" office:value="80" table:style-name="ce25">
            <text:p>80</text:p>
          </table:table-cell>
          <table:table-cell office:value-type="date" office:date-value="2025-04-11T00:00:00" table:style-name="ce31">
            <text:p>11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office:value-type="float" office:value="80" table:style-name="ce25">
            <text:p>80</text:p>
          </table:table-cell>
          <table:table-cell table:style-name="ce25"/>
          <table:table-cell office:value-type="string" table:style-name="ce31">
            <text:p>Paverblock</text:p>
          </table:table-cell>
          <table:table-cell office:value-type="float" office:value="9269.27" table:style-name="ce25">
            <text:p>9269.27</text:p>
          </table:table-cell>
          <table:table-cell office:value-type="float" office:value="741541.60000000009" table:formula="of:=[.AC15]*[.AJ15]" table:style-name="ce33">
            <text:p><text:s/>7,41,542<text:s/></text:p>
          </table:table-cell>
          <table:table-cell table:style-name="ce25"/>
          <table:table-cell office:value-type="float" office:value="160" table:formula="of:=[.AC15]*2" table:style-name="ce33">
            <text:p><text:s/>160<text:s/></text:p>
          </table:table-cell>
          <table:table-cell office:value-type="float" office:value="0" table:style-name="ce33">
            <text:p><text:s/>-<text:s text:c="3"/></text:p>
          </table:table-cell>
          <table:table-cell table:style-name="ce34"/>
          <table:table-cell table:style-name="ce33"/>
          <table:table-cell table:style-name="ce44"/>
          <table:table-cell office:value-type="float" office:value="74170.160000000018" table:formula="of:=[.AY15]" table:style-name="ce18">
            <text:p><text:s/>74,170<text:s/></text:p>
          </table:table-cell>
          <table:table-cell office:value-type="float" office:value="815871.76000000013" table:formula="of:=[.AK15]+[.AM15]+[.AN15]+[.AO15]+[.AP15]+[.AQ15]+[.AR15]" table:style-name="ce18">
            <text:p><text:s/>8,15,872<text:s/></text:p>
          </table:table-cell>
          <table:table-cell table:style-name="ce46"/>
          <table:table-cell table:style-name="ce33"/>
          <table:table-cell office:value-type="float" office:value="741701.60000000009" table:formula="of:=[.AK15]+[.AM15]+[.AN15]+[.AO15]" table:style-name="ce33">
            <text:p><text:s/>7,41,702<text:s/></text:p>
          </table:table-cell>
          <table:table-cell table:number-columns-repeated="2" table:style-name="ce33"/>
          <table:table-cell office:value-type="float" office:value="74170.160000000018" table:formula="of:=[.AV15]*0.1" table:style-name="ce33">
            <text:p><text:s/>74,170<text:s/></text:p>
          </table:table-cell>
          <table:table-cell office:value-type="float" office:value="815871.76000000013" table:formula="of:=([.AH15]+[.AK15]+[.AY15]+[.AO15]+[.AM15]+[.AN15])" table:style-name="ce34">
            <text:p><text:s/>8,15,872<text:s/></text:p>
          </table:table-cell>
          <table:table-cell office:value-type="string" table:style-name="ce31">
            <text:p>MUM-ROW000000079</text:p>
          </table:table-cell>
          <table:table-cell table:style-name="ce31"/>
          <table:table-cell table:style-name="ce30"/>
          <table:table-cell table:style-name="ce25"/>
          <table:table-cell table:style-name="ce55"/>
          <table:table-cell table:style-name="ce36"/>
          <table:table-cell table:style-name="ce21"/>
          <table:table-cell table:style-name="ce37"/>
          <table:table-cell office:value-type="float" office:value="0" table:formula="of:=[.BH15]-[.BG15]" table:style-name="ce38">
            <text:p>0</text:p>
          </table:table-cell>
          <table:table-cell table:style-name="ce39"/>
          <table:table-cell table:number-columns-repeated="16322"/>
        </table:table-row>
        <table:table-row table:style-name="ro4">
          <table:table-cell office:value-type="float" office:value="15" table:formula="of:=[.A15]+1" table:style-name="ce25">
            <text:p>15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6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5831" table:style-name="ce25">
            <text:p>5831</text:p>
          </table:table-cell>
          <table:table-cell office:value-type="string" table:style-name="ce25">
            <text:p>MU-5831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791</text:p>
          </table:table-cell>
          <table:table-cell office:value-type="float" office:value="67" table:style-name="ce25">
            <text:p>67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FL005</text:p>
          </table:table-cell>
          <table:table-cell office:value-type="string" table:style-name="ce25">
            <text:p>MUMU25FL005MCRN</text:p>
          </table:table-cell>
          <table:table-cell office:value-type="string" table:style-name="ce90">
            <text:p>MUMU25FL005MCRN250401D3C30027</text:p>
          </table:table-cell>
          <table:table-cell office:value-type="float" office:value="783339323" table:style-name="ce96">
            <text:p>783339323</text:p>
          </table:table-cell>
          <table:table-cell office:value-type="float" office:value="116" table:style-name="ce25">
            <text:p>116</text:p>
          </table:table-cell>
          <table:table-cell office:value-type="date" office:date-value="2025-04-01T00:00:00" table:style-name="ce31">
            <text:p>01-Apr-25</text:p>
          </table:table-cell>
          <table:table-cell office:value-type="string" table:style-name="ce25">
            <text:p>JAYWANT SAWANT MARG</text:p>
          </table:table-cell>
          <table:table-cell office:value-type="string" table:style-name="ce25">
            <text:p>SAI AMRUT CHS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RN</text:p>
          </table:table-cell>
          <table:table-cell office:value-type="string" table:style-name="ce25">
            <text:p>Yes</text:p>
          </table:table-cell>
          <table:table-cell office:value-type="float" office:value="783339323" table:style-name="ce107">
            <text:p>783339323</text:p>
          </table:table-cell>
          <table:table-cell office:value-type="float" office:value="136" table:style-name="ce25">
            <text:p>136</text:p>
          </table:table-cell>
          <table:table-cell office:value-type="date" office:date-value="2025-04-17T00:00:00" table:style-name="ce31">
            <text:p>17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45">
            <text:p>Carriageway(PB 80(OnlyGrey+Use of Existing Duct)</text:p>
          </table:table-cell>
          <table:table-cell office:value-type="string" table:style-name="ce25">
            <text:p>8246/2900</text:p>
          </table:table-cell>
          <table:table-cell office:value-type="float" office:value="1067996" table:style-name="ce33">
            <text:p><text:s/>10,67,996<text:s/></text:p>
          </table:table-cell>
          <table:table-cell office:value-type="float" office:value="0" table:style-name="ce25">
            <text:p>0</text:p>
          </table:table-cell>
          <table:table-cell office:value-type="float" office:value="272" table:formula="of:=[.AC16]*2" table:style-name="ce33">
            <text:p><text:s/>272<text:s/></text:p>
          </table:table-cell>
          <table:table-cell office:value-type="float" office:value="136" table:formula="of:=[.AC16]*1" table:style-name="ce33">
            <text:p><text:s/>136<text:s/></text:p>
          </table:table-cell>
          <table:table-cell table:style-name="ce34"/>
          <table:table-cell table:style-name="ce33"/>
          <table:table-cell table:style-name="ce44"/>
          <table:table-cell office:value-type="float" office:value="533998" table:formula="of:=[.AY16]" table:style-name="ce18">
            <text:p><text:s/>5,33,998<text:s/></text:p>
          </table:table-cell>
          <table:table-cell office:value-type="float" office:value="1602402" table:formula="of:=[.AK16]+[.AM16]+[.AN16]+[.AO16]+[.AP16]+[.AQ16]+[.AR16]" table:style-name="ce18">
            <text:p><text:s/>16,02,402<text:s/></text:p>
          </table:table-cell>
          <table:table-cell office:value-type="float" office:value="7487" table:style-name="ce56">
            <text:p>7487</text:p>
          </table:table-cell>
          <table:table-cell office:value-type="float" office:value="1018232" table:formula="of:=[.AT16]*[.AC16]" table:style-name="ce33">
            <text:p><text:s/>10,18,232<text:s/></text:p>
          </table:table-cell>
          <table:table-cell office:value-type="float" office:value="1068404" table:formula="of:=[.AK16]+[.AM16]+[.AN16]+[.AO16]" table:style-name="ce33">
            <text:p><text:s/>10,68,404<text:s/></text:p>
          </table:table-cell>
          <table:table-cell office:value-type="float" office:value="7855.911764705882" table:formula="of:=[.AV16]/[.AC16]" table:style-name="ce33">
            <text:p><text:s/>7,856<text:s/></text:p>
          </table:table-cell>
          <table:table-cell office:value-type="float" office:value="-368.91176470588198" table:formula="of:=[.AT16]-[.AW16]" table:style-name="ce33">
            <text:p><text:s/>-369<text:s/></text:p>
          </table:table-cell>
          <table:table-cell office:value-type="float" office:value="533998" table:formula="of:=[.AK16]/2" table:style-name="ce33">
            <text:p><text:s/>5,33,998<text:s/></text:p>
          </table:table-cell>
          <table:table-cell office:value-type="float" office:value="1602402" table:formula="of:=([.AH16]+[.AK16]+[.AY16]+[.AO16]+[.AM16]+[.AN16])" table:style-name="ce34">
            <text:p><text:s/>16,02,402<text:s/></text:p>
          </table:table-cell>
          <table:table-cell office:value-type="string" table:style-name="ce31">
            <text:p>MUM-ROW000000086</text:p>
          </table:table-cell>
          <table:table-cell table:number-columns-repeated="2" table:style-name="ce30"/>
          <table:table-cell table:style-name="ce25"/>
          <table:table-cell office:value-type="date" office:date-value="2025-04-18T00:00:00" table:style-name="ce36">
            <text:p>18-Apr-25</text:p>
          </table:table-cell>
          <table:table-cell office:value-type="date" office:date-value="2025-04-20T00:00:00" table:style-name="ce36">
            <text:p>20-Apr-25</text:p>
          </table:table-cell>
          <table:table-cell office:value-type="date" office:date-value="2025-04-20T00:00:00" table:style-name="ce21">
            <text:p>20-Apr-25</text:p>
          </table:table-cell>
          <table:table-cell office:value-type="date" office:date-value="2025-04-23T00:00:00" table:style-name="ce37">
            <text:p>23-Apr-25</text:p>
          </table:table-cell>
          <table:table-cell office:value-type="float" office:value="3" table:formula="of:=[.BH16]-[.BG16]" table:style-name="ce38">
            <text:p>3</text:p>
          </table:table-cell>
          <table:table-cell table:style-name="ce39"/>
          <table:table-cell table:number-columns-repeated="16322"/>
        </table:table-row>
        <table:table-row table:style-name="ro3">
          <table:table-cell office:value-type="float" office:value="16" table:formula="of:=[.A16]+1" table:style-name="ce25">
            <text:p>16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7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B6370</text:p>
          </table:table-cell>
          <table:table-cell office:value-type="string" table:style-name="ce25">
            <text:p>MU-MB6370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838" table:style-name="ce29">
            <text:p>10004838</text:p>
          </table:table-cell>
          <table:table-cell office:value-type="float" office:value="33" table:style-name="ce25">
            <text:p>33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FL005</text:p>
          </table:table-cell>
          <table:table-cell office:value-type="string" table:style-name="ce25">
            <text:p>MUMU25FL005MCRN</text:p>
          </table:table-cell>
          <table:table-cell office:value-type="string" table:style-name="ce90">
            <text:p>MUMU25FL005MCRN250409D3C30028</text:p>
          </table:table-cell>
          <table:table-cell office:value-type="float" office:value="783340181" table:style-name="ce96">
            <text:p>783340181</text:p>
          </table:table-cell>
          <table:table-cell office:value-type="float" office:value="81" table:style-name="ce104">
            <text:p>81</text:p>
          </table:table-cell>
          <table:table-cell office:value-type="date" office:date-value="2025-04-09T00:00:00" table:style-name="ce31">
            <text:p>09-Apr-25</text:p>
          </table:table-cell>
          <table:table-cell office:value-type="string" table:style-name="ce25">
            <text:p>RAJ HERITAGE TOWER</text:p>
          </table:table-cell>
          <table:table-cell office:value-type="string" table:style-name="ce25">
            <text:p>MARY JAMMACULATE GIRLS SCHOOL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RN</text:p>
          </table:table-cell>
          <table:table-cell office:value-type="string" table:style-name="ce25">
            <text:p>Yes</text:p>
          </table:table-cell>
          <table:table-cell office:value-type="float" office:value="783340181" table:style-name="ce111">
            <text:p>783340181</text:p>
          </table:table-cell>
          <table:table-cell office:value-type="float" office:value="91" table:style-name="ce25">
            <text:p>91</text:p>
          </table:table-cell>
          <table:table-cell office:value-type="date" office:date-value="2025-04-17T00:00:00" table:style-name="ce31">
            <text:p>17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45">
            <text:p>Carriageway(Bituminous</text:p>
            <text:p>Concrete)</text:p>
          </table:table-cell>
          <table:table-cell office:value-type="float" office:value="11378" table:style-name="ce25">
            <text:p>11378</text:p>
          </table:table-cell>
          <table:table-cell office:value-type="float" office:value="1035398" table:formula="of:=[.AC17]*[.AJ17]" table:style-name="ce33">
            <text:p><text:s/>10,35,398<text:s/></text:p>
          </table:table-cell>
          <table:table-cell office:value-type="float" office:value="1" table:style-name="ce25">
            <text:p>1</text:p>
          </table:table-cell>
          <table:table-cell office:value-type="float" office:value="182" table:formula="of:=[.AC17]*2" table:style-name="ce33">
            <text:p><text:s/>182<text:s/></text:p>
          </table:table-cell>
          <table:table-cell office:value-type="float" office:value="91" table:formula="of:=[.AC17]*1" table:style-name="ce33">
            <text:p><text:s/>91<text:s/></text:p>
          </table:table-cell>
          <table:table-cell table:style-name="ce34"/>
          <table:table-cell table:style-name="ce33"/>
          <table:table-cell table:style-name="ce44"/>
          <table:table-cell office:value-type="float" office:value="517699" table:formula="of:=[.AY17]" table:style-name="ce18">
            <text:p><text:s/>5,17,699<text:s/></text:p>
          </table:table-cell>
          <table:table-cell office:value-type="float" office:value="1553370" table:formula="of:=[.AK17]+[.AM17]+[.AN17]+[.AO17]+[.AP17]+[.AQ17]+[.AR17]" table:style-name="ce18">
            <text:p><text:s/>15,53,370<text:s/></text:p>
          </table:table-cell>
          <table:table-cell office:value-type="float" office:value="14936" table:style-name="ce46">
            <text:p><text:s/>14,936<text:s/></text:p>
          </table:table-cell>
          <table:table-cell office:value-type="float" office:value="1359176" table:formula="of:=[.AT17]*[.AC17]" table:style-name="ce33">
            <text:p><text:s/>13,59,176<text:s/></text:p>
          </table:table-cell>
          <table:table-cell office:value-type="float" office:value="1035671" table:formula="of:=[.AK17]+[.AM17]+[.AN17]+[.AO17]" table:style-name="ce33">
            <text:p><text:s/>10,35,671<text:s/></text:p>
          </table:table-cell>
          <table:table-cell office:value-type="float" office:value="11381" table:formula="of:=[.AV17]/[.AC17]" table:style-name="ce33">
            <text:p><text:s/>11,381<text:s/></text:p>
          </table:table-cell>
          <table:table-cell office:value-type="float" office:value="3555" table:formula="of:=[.AT17]-[.AW17]" table:style-name="ce33">
            <text:p><text:s/>3,555<text:s/></text:p>
          </table:table-cell>
          <table:table-cell office:value-type="float" office:value="517699" table:formula="of:=[.AK17]/2" table:style-name="ce33">
            <text:p><text:s/>5,17,699<text:s/></text:p>
          </table:table-cell>
          <table:table-cell office:value-type="float" office:value="1553370" table:formula="of:=([.AH17]+[.AK17]+[.AY17]+[.AO17]+[.AM17]+[.AN17])" table:style-name="ce34">
            <text:p><text:s/>15,53,370<text:s/></text:p>
          </table:table-cell>
          <table:table-cell office:value-type="string" table:style-name="ce31">
            <text:p>MUM-ROW000000088</text:p>
          </table:table-cell>
          <table:table-cell table:number-columns-repeated="2" table:style-name="ce30"/>
          <table:table-cell table:style-name="ce25"/>
          <table:table-cell office:value-type="date" office:date-value="2025-04-18T00:00:00" table:style-name="ce36">
            <text:p>18-Apr-25</text:p>
          </table:table-cell>
          <table:table-cell office:value-type="date" office:date-value="2025-04-20T00:00:00" table:style-name="ce36">
            <text:p>20-Apr-25</text:p>
          </table:table-cell>
          <table:table-cell office:value-type="date" office:date-value="2025-04-20T00:00:00" table:style-name="ce21">
            <text:p>20-Apr-25</text:p>
          </table:table-cell>
          <table:table-cell office:value-type="date" office:date-value="2025-04-23T00:00:00" table:style-name="ce37">
            <text:p>23-Apr-25</text:p>
          </table:table-cell>
          <table:table-cell office:value-type="float" office:value="3" table:formula="of:=[.BH17]-[.BG17]" table:style-name="ce38">
            <text:p>3</text:p>
          </table:table-cell>
          <table:table-cell table:style-name="ce39"/>
          <table:table-cell table:number-columns-repeated="16322"/>
        </table:table-row>
        <table:table-row table:style-name="ro5">
          <table:table-cell office:value-type="float" office:value="17" table:formula="of:=[.A17]+1" table:style-name="ce25">
            <text:p>17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18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10</text:p>
          </table:table-cell>
          <table:table-cell office:value-type="string" table:style-name="ce25">
            <text:p>MUM_Route_10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Existing</text:p>
          </table:table-cell>
          <table:table-cell office:value-type="string" table:style-name="ce12">
            <text:p>Strategic</text:p>
          </table:table-cell>
          <table:table-cell table:style-name="ce25"/>
          <table:table-cell office:value-type="string" table:style-name="ce29">
            <text:p>10004633</text:p>
          </table:table-cell>
          <table:table-cell office:value-type="float" office:value="10280" table:style-name="ce28">
            <text:p>10280</text:p>
          </table:table-cell>
          <table:table-cell office:value-type="string" table:style-name="ce29">
            <text:p>MUM_Route_10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10</text:p>
          </table:table-cell>
          <table:table-cell office:value-type="string" table:style-name="ce25">
            <text:p>MUMU25R010MCWB</text:p>
          </table:table-cell>
          <table:table-cell office:value-type="string" table:style-name="ce90">
            <text:p>MUMU25R010MCWB250403D3C3L0029</text:p>
          </table:table-cell>
          <table:table-cell office:value-type="float" office:value="783339575" table:style-name="ce96">
            <text:p>783339575</text:p>
          </table:table-cell>
          <table:table-cell office:value-type="float" office:value="50" table:style-name="ce105">
            <text:p>50</text:p>
          </table:table-cell>
          <table:table-cell office:value-type="date" office:date-value="2025-04-03T00:00:00" table:style-name="ce31">
            <text:p>03-Apr-25</text:p>
          </table:table-cell>
          <table:table-cell office:value-type="string" table:style-name="ce25">
            <text:p>Hotel Elphinstone Annexe</text:p>
          </table:table-cell>
          <table:table-cell office:value-type="string" table:style-name="ce105">
            <text:p>Godee Area opp. Navratna Premises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B</text:p>
          </table:table-cell>
          <table:table-cell office:value-type="string" table:style-name="ce25">
            <text:p>Yes</text:p>
          </table:table-cell>
          <table:table-cell office:value-type="float" office:value="783339575" table:style-name="ce111">
            <text:p>783339575</text:p>
          </table:table-cell>
          <table:table-cell office:value-type="float" office:value="60" table:style-name="ce25">
            <text:p>60</text:p>
          </table:table-cell>
          <table:table-cell office:value-type="date" office:date-value="2025-04-19T00:00:00" table:style-name="ce31">
            <text:p>19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45">
            <text:p><text:s/>Mastic</text:p>
            <text:p>Asphalt 40 m</text:p>
          </table:table-cell>
          <table:table-cell office:value-type="float" office:value="14936" table:style-name="ce57">
            <text:p>14936</text:p>
          </table:table-cell>
          <table:table-cell office:value-type="float" office:value="896160" table:formula="of:=[.AC18]*[.AJ18]" table:style-name="ce33">
            <text:p><text:s/>8,96,160<text:s/></text:p>
          </table:table-cell>
          <table:table-cell table:style-name="ce25"/>
          <table:table-cell office:value-type="float" office:value="120" table:formula="of:=[.AC18]*2" table:style-name="ce33">
            <text:p><text:s/>120<text:s/></text:p>
          </table:table-cell>
          <table:table-cell office:value-type="float" office:value="60" table:formula="of:=[.AC18]*1" table:style-name="ce33">
            <text:p><text:s/>60<text:s/></text:p>
          </table:table-cell>
          <table:table-cell table:style-name="ce58"/>
          <table:table-cell table:style-name="ce33"/>
          <table:table-cell table:style-name="ce59"/>
          <table:table-cell office:value-type="float" office:value="448080" table:formula="of:=[.AY18]" table:style-name="ce18">
            <text:p><text:s/>4,48,080<text:s/></text:p>
          </table:table-cell>
          <table:table-cell office:value-type="float" office:value="1344420" table:formula="of:=[.AK18]+[.AM18]+[.AN18]+[.AO18]+[.AP18]+[.AQ18]+[.AR18]" table:style-name="ce18">
            <text:p><text:s/>13,44,420<text:s/></text:p>
          </table:table-cell>
          <table:table-cell office:value-type="float" office:value="8413" table:style-name="ce46">
            <text:p><text:s/>8,413<text:s/></text:p>
          </table:table-cell>
          <table:table-cell office:value-type="float" office:value="504780" table:formula="of:=[.AT18]*[.AC18]" table:style-name="ce33">
            <text:p><text:s/>5,04,780<text:s/></text:p>
          </table:table-cell>
          <table:table-cell office:value-type="float" office:value="896340" table:formula="of:=[.AK18]+[.AM18]+[.AN18]+[.AO18]" table:style-name="ce33">
            <text:p><text:s/>8,96,340<text:s/></text:p>
          </table:table-cell>
          <table:table-cell office:value-type="float" office:value="14939" table:formula="of:=[.AV18]/[.AC18]" table:style-name="ce33">
            <text:p><text:s/>14,939<text:s/></text:p>
          </table:table-cell>
          <table:table-cell office:value-type="float" office:value="-6526" table:formula="of:=[.AT18]-[.AW18]" table:style-name="ce33">
            <text:p><text:s/>-6,526<text:s/></text:p>
          </table:table-cell>
          <table:table-cell office:value-type="float" office:value="448080" table:formula="of:=[.AK18]/2" table:style-name="ce60">
            <text:p><text:s/>4,48,080<text:s/></text:p>
          </table:table-cell>
          <table:table-cell office:value-type="float" office:value="1344420" table:formula="of:=([.AH18]+[.AK18]+[.AY18]+[.AO18]+[.AM18]+[.AN18]+[.AQ18])" table:style-name="ce34">
            <text:p><text:s/>13,44,420<text:s/></text:p>
          </table:table-cell>
          <table:table-cell office:value-type="string" table:style-name="ce31">
            <text:p>MUM-ROW000000083</text:p>
          </table:table-cell>
          <table:table-cell table:number-columns-repeated="2" table:style-name="ce61"/>
          <table:table-cell table:style-name="ce25"/>
          <table:table-cell office:value-type="date" office:date-value="2025-04-22T00:00:00" table:style-name="ce36">
            <text:p>22-Apr-25</text:p>
          </table:table-cell>
          <table:table-cell office:value-type="date" office:date-value="2025-04-24T00:00:00" table:style-name="ce36">
            <text:p>24-Apr-25</text:p>
          </table:table-cell>
          <table:table-cell office:value-type="date" office:date-value="2025-04-24T00:00:00" table:style-name="ce21">
            <text:p>24-Apr-25</text:p>
          </table:table-cell>
          <table:table-cell office:value-type="date" office:date-value="2025-04-25T00:00:00" table:style-name="ce37">
            <text:p>25-Apr-25</text:p>
          </table:table-cell>
          <table:table-cell office:value-type="float" office:value="1" table:formula="of:=[.BH18]-[.BG18]" table:style-name="ce38">
            <text:p>1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18" table:formula="of:=[.A18]+1" table:style-name="ce25">
            <text:p>18</text:p>
          </table:table-cell>
          <table:table-cell office:value-type="string" table:style-name="ce25">
            <text:p>DC Route</text:p>
          </table:table-cell>
          <table:table-cell office:value-type="string" table:style-name="ce62">
            <text:p>Route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19]=&quot;IP-1&quot;;&quot;CE&quot;;&quot;Airtel&quot;)" table:style-name="ce25">
            <text:p>Airtel</text:p>
          </table:table-cell>
          <table:table-cell office:value-type="string" table:style-name="ce63">
            <text:p>Mumbai Fiber Refresh Project</text:p>
          </table:table-cell>
          <table:table-cell office:value-type="string" table:style-name="ce25">
            <text:p>MUM_Route_45</text:p>
          </table:table-cell>
          <table:table-cell office:value-type="string" table:style-name="ce25">
            <text:p>MUM_Route_45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45005, AIR52K24R045006, AIR52K24R045007, AIR52K24R045008, AIR52K24R045009</text:p>
          </table:table-cell>
          <table:table-cell office:value-type="string" table:style-name="ce29">
            <text:p>10004670</text:p>
          </table:table-cell>
          <table:table-cell office:value-type="float" office:value="6432" table:style-name="ce28">
            <text:p>6432</text:p>
          </table:table-cell>
          <table:table-cell office:value-type="string" table:style-name="ce29">
            <text:p>MUM_Route_45</text:p>
          </table:table-cell>
          <table:table-cell office:value-type="string" table:style-name="ce61">
            <text:p>NA</text:p>
          </table:table-cell>
          <table:table-cell office:value-type="string" table:style-name="ce61">
            <text:p>MUMU25R045</text:p>
          </table:table-cell>
          <table:table-cell office:value-type="string" table:style-name="ce61">
            <text:p>MUMU25R045NMKK</text:p>
          </table:table-cell>
          <table:table-cell office:value-type="string" table:style-name="ce61">
            <text:p>MUMU25R045NMKK250327D3C3L0004</text:p>
          </table:table-cell>
          <table:table-cell office:value-type="string" table:style-name="ce96">
            <text:p>I110310</text:p>
          </table:table-cell>
          <table:table-cell office:value-type="float" office:value="4765" table:style-name="ce61">
            <text:p>4765</text:p>
          </table:table-cell>
          <table:table-cell office:value-type="float" office:value="45743" table:style-name="ce61">
            <text:p>45743</text:p>
          </table:table-cell>
          <table:table-cell office:value-type="string" table:style-name="ce61">
            <text:p>Stock Holding Corporation</text:p>
          </table:table-cell>
          <table:table-cell office:value-type="string" table:style-name="ce61">
            <text:p>Shilphata Road</text:p>
          </table:table-cell>
          <table:table-cell office:value-type="string" table:style-name="ce25">
            <text:p>MIDC</text:p>
          </table:table-cell>
          <table:table-cell office:value-type="string" table:style-name="ce61">
            <text:p>KK</text:p>
          </table:table-cell>
          <table:table-cell office:value-type="string" table:style-name="ce61">
            <text:p>Yes</text:p>
          </table:table-cell>
          <table:table-cell office:value-type="string" table:style-name="ce108">
            <text:p>I110310</text:p>
          </table:table-cell>
          <table:table-cell office:value-type="float" office:value="4765" table:style-name="ce61">
            <text:p>4765</text:p>
          </table:table-cell>
          <table:table-cell office:value-type="date" office:date-value="2025-04-24T00:00:00" table:style-name="ce31">
            <text:p>24-Apr-25</text:p>
          </table:table-cell>
          <table:table-cell office:value-type="string" table:style-name="ce61">
            <text:p>Legal</text:p>
          </table:table-cell>
          <table:table-cell office:value-type="string" table:style-name="ce61">
            <text:p>Open Trench</text:p>
          </table:table-cell>
          <table:table-cell table:number-columns-repeated="2" table:style-name="ce61"/>
          <table:table-cell office:value-type="string" table:style-name="ce61">
            <text:p>Embankment Soil</text:p>
          </table:table-cell>
          <table:table-cell office:value-type="float" office:value="484" table:style-name="ce61">
            <text:p>484</text:p>
          </table:table-cell>
          <table:table-cell office:value-type="float" office:value="2306260" table:style-name="ce59">
            <text:p><text:s/>23,06,260<text:s/></text:p>
          </table:table-cell>
          <table:table-cell office:value-type="float" office:value="0" table:style-name="ce61">
            <text:p>0</text:p>
          </table:table-cell>
          <table:table-cell office:value-type="float" office:value="14300" table:style-name="ce33">
            <text:p><text:s/>14,300<text:s/></text:p>
          </table:table-cell>
          <table:table-cell office:value-type="float" office:value="0" table:style-name="ce59">
            <text:p><text:s/>-<text:s text:c="3"/></text:p>
          </table:table-cell>
          <table:table-cell table:style-name="ce44"/>
          <table:table-cell table:style-name="ce33"/>
          <table:table-cell office:value-type="float" office:value="417908" table:formula="of:=415334+2574" table:style-name="ce59">
            <text:p><text:s/>4,17,908<text:s/></text:p>
          </table:table-cell>
          <table:table-cell office:value-type="float" office:value="500000" table:formula="of:=[.AY19]" table:style-name="ce18">
            <text:p><text:s/>5,00,000<text:s/></text:p>
          </table:table-cell>
          <table:table-cell office:value-type="float" office:value="3238468" table:formula="of:=[.AK19]+[.AM19]+[.AN19]+[.AO19]+[.AP19]+[.AQ19]+[.AR19]" table:style-name="ce18">
            <text:p><text:s/>32,38,468<text:s/></text:p>
          </table:table-cell>
          <table:table-cell office:value-type="float" office:value="0" table:formula="of:=[.BO19]/5241" table:style-name="ce64">
            <text:p><text:s/>-<text:s text:c="3"/></text:p>
          </table:table-cell>
          <table:table-cell office:value-type="float" office:value="0" table:formula="of:=[.AT19]*[.AC19]" table:style-name="ce33">
            <text:p><text:s/>-<text:s text:c="3"/></text:p>
          </table:table-cell>
          <table:table-cell office:value-type="float" office:value="2320560" table:formula="of:=[.AK19]+[.AM19]+[.AN19]+[.AO19]" table:style-name="ce33">
            <text:p><text:s/>23,20,560<text:s/></text:p>
          </table:table-cell>
          <table:table-cell office:value-type="float" office:value="487.00104931794334" table:formula="of:=[.AV19]/[.AC19]" table:style-name="ce59">
            <text:p><text:s/>487<text:s/></text:p>
          </table:table-cell>
          <table:table-cell office:value-type="float" office:value="-487.00104931794334" table:formula="of:=[.AT19]-[.AW19]" table:style-name="ce59">
            <text:p><text:s/>-487<text:s/></text:p>
          </table:table-cell>
          <table:table-cell office:value-type="float" office:value="500000" table:style-name="ce59">
            <text:p><text:s/>5,00,000<text:s/></text:p>
          </table:table-cell>
          <table:table-cell office:value-type="float" office:value="3238468" table:formula="of:=([.AH19]+[.AK19]+[.AY19]+[.AO19]+[.AM19]+[.AN19]+[.AQ19])" table:style-name="ce34">
            <text:p><text:s/>32,38,468<text:s/></text:p>
          </table:table-cell>
          <table:table-cell table:style-name="ce61"/>
          <table:table-cell table:number-columns-repeated="2" table:style-name="ce30"/>
          <table:table-cell table:style-name="ce25"/>
          <table:table-cell office:value-type="date" office:date-value="2025-04-25T00:00:00" table:style-name="ce36">
            <text:p>25-Apr-25</text:p>
          </table:table-cell>
          <table:table-cell office:value-type="date" office:date-value="2025-04-25T00:00:00" table:style-name="ce36">
            <text:p>25-Apr-25</text:p>
          </table:table-cell>
          <table:table-cell office:value-type="date" office:date-value="2025-04-28T00:00:00" table:style-name="ce21">
            <text:p>28-Apr-25</text:p>
          </table:table-cell>
          <table:table-cell office:value-type="date" office:date-value="2025-05-01T00:00:00" table:style-name="ce37">
            <text:p>1-May-25</text:p>
          </table:table-cell>
          <table:table-cell office:value-type="float" office:value="3" table:formula="of:=[.BH19]-[.BG19]" table:style-name="ce38">
            <text:p>3</text:p>
          </table:table-cell>
          <table:table-cell table:style-name="ce54"/>
          <table:table-cell table:number-columns-repeated="16322"/>
        </table:table-row>
        <table:table-row table:style-name="ro2">
          <table:table-cell office:value-type="float" office:value="19" table:formula="of:=[.A19]+1" table:style-name="ce25">
            <text:p>19</text:p>
          </table:table-cell>
          <table:table-cell office:value-type="string" table:style-name="ce25">
            <text:p>DC Route</text:p>
          </table:table-cell>
          <table:table-cell office:value-type="string" table:style-name="ce62">
            <text:p>Route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0]=&quot;IP-1&quot;;&quot;CE&quot;;&quot;Airtel&quot;)" table:style-name="ce25">
            <text:p>Airtel</text:p>
          </table:table-cell>
          <table:table-cell office:value-type="string" table:style-name="ce63">
            <text:p>Mumbai Fiber Refresh Project</text:p>
          </table:table-cell>
          <table:table-cell office:value-type="string" table:style-name="ce25">
            <text:p>MUM_Route_90</text:p>
          </table:table-cell>
          <table:table-cell office:value-type="string" table:style-name="ce25">
            <text:p>MUM_Route_90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Sify - Common</text:p>
          </table:table-cell>
          <table:table-cell office:value-type="string" table:style-name="ce12">
            <text:p>Strategic</text:p>
          </table:table-cell>
          <table:table-cell office:value-type="string" table:style-name="ce25">
            <text:p>AIR52K24R090010</text:p>
          </table:table-cell>
          <table:table-cell office:value-type="float" office:value="10004960" table:style-name="ce29">
            <text:p>10004960</text:p>
          </table:table-cell>
          <table:table-cell office:value-type="float" office:value="14270" table:style-name="ce28">
            <text:p>14270</text:p>
          </table:table-cell>
          <table:table-cell office:value-type="string" table:style-name="ce29">
            <text:p>MUM_Route_90</text:p>
          </table:table-cell>
          <table:table-cell office:value-type="string" table:style-name="ce61">
            <text:p>NA</text:p>
          </table:table-cell>
          <table:table-cell office:value-type="string" table:style-name="ce61">
            <text:p>MUMU25R090</text:p>
          </table:table-cell>
          <table:table-cell office:value-type="string" table:style-name="ce61">
            <text:p>MUMU25R090MCME</text:p>
          </table:table-cell>
          <table:table-cell office:value-type="string" table:style-name="ce90">
            <text:p>MUMU25R090MCME250424D4C5L0005</text:p>
          </table:table-cell>
          <table:table-cell office:value-type="float" office:value="783341644" table:style-name="ce96">
            <text:p>783341644</text:p>
          </table:table-cell>
          <table:table-cell office:value-type="float" office:value="160" table:style-name="ce61">
            <text:p>160</text:p>
          </table:table-cell>
          <table:table-cell office:value-type="date" office:date-value="2025-04-24T00:00:00" table:style-name="ce31">
            <text:p>24-Apr-25</text:p>
          </table:table-cell>
          <table:table-cell office:value-type="string" table:style-name="ce106">
            <text:p>AGARWADI VILLAGE ROAD</text:p>
          </table:table-cell>
          <table:table-cell office:value-type="string" table:style-name="ce106">
            <text:p>ZARINA PARK GATE NO 02</text:p>
          </table:table-cell>
          <table:table-cell office:value-type="string" table:style-name="ce61">
            <text:p>MCGM</text:p>
          </table:table-cell>
          <table:table-cell office:value-type="string" table:style-name="ce61">
            <text:p>ME</text:p>
          </table:table-cell>
          <table:table-cell office:value-type="string" table:style-name="ce61">
            <text:p>Yes</text:p>
          </table:table-cell>
          <table:table-cell office:value-type="float" office:value="783341644" table:style-name="ce61">
            <text:p>783341644</text:p>
          </table:table-cell>
          <table:table-cell office:value-type="float" office:value="160" table:style-name="ce65">
            <text:p>160</text:p>
          </table:table-cell>
          <table:table-cell office:value-type="date" office:date-value="2025-04-25T00:00:00" table:style-name="ce31">
            <text:p>25-Apr-25</text:p>
          </table:table-cell>
          <table:table-cell office:value-type="string" table:style-name="ce61">
            <text:p>Legal</text:p>
          </table:table-cell>
          <table:table-cell office:value-type="string" table:style-name="ce61">
            <text:p>Open Trench</text:p>
          </table:table-cell>
          <table:table-cell table:number-columns-repeated="2" table:style-name="ce61"/>
          <table:table-cell office:value-type="string" table:style-name="ce61">
            <text:p>Carriageway(Trench on already ex)</text:p>
          </table:table-cell>
          <table:table-cell office:value-type="float" office:value="6711" table:style-name="ce61">
            <text:p>6711</text:p>
          </table:table-cell>
          <table:table-cell office:value-type="float" office:value="1073760" table:formula="of:=[.AC20]*[.AJ20]" table:style-name="ce33">
            <text:p><text:s/>10,73,760<text:s/></text:p>
          </table:table-cell>
          <table:table-cell office:value-type="float" office:value="0" table:style-name="ce61">
            <text:p>0</text:p>
          </table:table-cell>
          <table:table-cell office:value-type="float" office:value="320" table:formula="of:=[.AC20]*2" table:style-name="ce33">
            <text:p><text:s/>320<text:s/></text:p>
          </table:table-cell>
          <table:table-cell office:value-type="float" office:value="160" table:formula="of:=[.AC20]*1" table:style-name="ce33">
            <text:p><text:s/>160<text:s/></text:p>
          </table:table-cell>
          <table:table-cell table:style-name="ce44"/>
          <table:table-cell table:style-name="ce33"/>
          <table:table-cell table:style-name="ce44"/>
          <table:table-cell office:value-type="float" office:value="536880" table:formula="of:=[.AY20]" table:style-name="ce18">
            <text:p><text:s/>5,36,880<text:s/></text:p>
          </table:table-cell>
          <table:table-cell office:value-type="float" office:value="1611120" table:formula="of:=[.AK20]+[.AM20]+[.AN20]+[.AO20]+[.AP20]+[.AQ20]+[.AR20]" table:style-name="ce18">
            <text:p><text:s/>16,11,120<text:s/></text:p>
          </table:table-cell>
          <table:table-cell office:value-type="float" office:value="0" table:formula="of:=[.BO12]/1430" table:style-name="ce35">
            <text:p><text:s/>-<text:s text:c="3"/></text:p>
          </table:table-cell>
          <table:table-cell office:value-type="float" office:value="0" table:formula="of:=[.AT20]*[.AC20]" table:style-name="ce33">
            <text:p><text:s/>-<text:s text:c="3"/></text:p>
          </table:table-cell>
          <table:table-cell office:value-type="float" office:value="1074240" table:formula="of:=[.AK20]+[.AM20]+[.AN20]+[.AO20]" table:style-name="ce33">
            <text:p><text:s/>10,74,240<text:s/></text:p>
          </table:table-cell>
          <table:table-cell office:value-type="float" office:value="6714" table:formula="of:=[.AV20]/[.AC20]" table:style-name="ce33">
            <text:p><text:s/>6,714<text:s/></text:p>
          </table:table-cell>
          <table:table-cell office:value-type="float" office:value="-6714" table:formula="of:=[.AT20]-[.AW20]" table:style-name="ce33">
            <text:p><text:s/>-6,714<text:s/></text:p>
          </table:table-cell>
          <table:table-cell office:value-type="float" office:value="536880" table:formula="of:=[.AK20]/2" table:style-name="ce33">
            <text:p><text:s/>5,36,880<text:s/></text:p>
          </table:table-cell>
          <table:table-cell office:value-type="float" office:value="1611120" table:formula="of:=([.AH20]+[.AK20]+[.AY20]+[.AO20]+[.AM20]+[.AN20])" table:style-name="ce34">
            <text:p><text:s/>16,11,120<text:s/></text:p>
          </table:table-cell>
          <table:table-cell office:value-type="string" table:style-name="ce61">
            <text:p>MUM-ROW000000087</text:p>
          </table:table-cell>
          <table:table-cell table:number-columns-repeated="2" table:style-name="ce30"/>
          <table:table-cell table:style-name="ce25"/>
          <table:table-cell office:value-type="date" office:date-value="2025-04-25T00:00:00" table:style-name="ce36">
            <text:p>25-Apr-25</text:p>
          </table:table-cell>
          <table:table-cell office:value-type="date" office:date-value="2025-04-26T00:00:00" table:style-name="ce36">
            <text:p>26-Apr-25</text:p>
          </table:table-cell>
          <table:table-cell office:value-type="date" office:date-value="2025-04-26T00:00:00" table:style-name="ce21">
            <text:p>26-Apr-25</text:p>
          </table:table-cell>
          <table:table-cell office:value-type="date" office:date-value="2025-05-05T00:00:00" table:style-name="ce37">
            <text:p>5-May-25</text:p>
          </table:table-cell>
          <table:table-cell office:value-type="float" office:value="9" table:formula="of:=[.BH20]-[.BG20]" table:style-name="ce38">
            <text:p>9</text:p>
          </table:table-cell>
          <table:table-cell table:style-name="ce39"/>
          <table:table-cell table:number-columns-repeated="16322"/>
        </table:table-row>
        <table:table-row table:style-name="ro6">
          <table:table-cell office:value-type="float" office:value="20" table:formula="of:=[.A20]+1" table:style-name="ce25">
            <text:p>20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21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10</text:p>
          </table:table-cell>
          <table:table-cell office:value-type="string" table:style-name="ce25">
            <text:p>MUM_Route_10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Existing</text:p>
          </table:table-cell>
          <table:table-cell office:value-type="string" table:style-name="ce12">
            <text:p>Strategic</text:p>
          </table:table-cell>
          <table:table-cell table:style-name="ce30"/>
          <table:table-cell office:value-type="string" table:style-name="ce29">
            <text:p>10004633</text:p>
          </table:table-cell>
          <table:table-cell office:value-type="float" office:value="10280" table:style-name="ce28">
            <text:p>10280</text:p>
          </table:table-cell>
          <table:table-cell office:value-type="string" table:style-name="ce29">
            <text:p>MUM_Route_10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10</text:p>
          </table:table-cell>
          <table:table-cell office:value-type="string" table:style-name="ce25">
            <text:p>MUMU25R010MCWB</text:p>
          </table:table-cell>
          <table:table-cell office:value-type="string" table:style-name="ce90">
            <text:p>MUMU25R010MCWE241221D2C6L0012</text:p>
          </table:table-cell>
          <table:table-cell office:value-type="float" office:value="783326066" table:style-name="ce96">
            <text:p>783326066</text:p>
          </table:table-cell>
          <table:table-cell office:value-type="float" office:value="23" table:style-name="ce103">
            <text:p>23</text:p>
          </table:table-cell>
          <table:table-cell office:value-type="date" office:date-value="2024-06-26T00:00:00" table:style-name="ce31">
            <text:p>26-Jun-24</text:p>
          </table:table-cell>
          <table:table-cell office:value-type="string" table:style-name="ce25">
            <text:p><text:s/>BOB Mirza Galibh road</text:p>
          </table:table-cell>
          <table:table-cell office:value-type="string" table:style-name="ce25">
            <text:p>Byculla Fire Bricade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Yes</text:p>
          </table:table-cell>
          <table:table-cell office:value-type="float" office:value="783326066" table:style-name="ce112">
            <text:p>783326066</text:p>
          </table:table-cell>
          <table:table-cell office:value-type="float" office:value="33" table:style-name="ce113">
            <text:p>33</text:p>
          </table:table-cell>
          <table:table-cell office:value-type="date" office:date-value="2024-12-21T00:00:00" table:style-name="ce31">
            <text:p>21-Dec-24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30"/>
          <table:table-cell office:value-type="string" table:style-name="ce57">
            <text:p>Carriageway(Mastic Asphalt 25 mm)+footpath/Passages(Finished in Stencil/)</text:p>
          </table:table-cell>
          <table:table-cell office:value-type="string" table:style-name="ce57">
            <text:p>12469/11211</text:p>
          </table:table-cell>
          <table:table-cell office:value-type="float" office:value="1152439" table:style-name="ce60">
            <text:p><text:s/>11,52,439<text:s/></text:p>
          </table:table-cell>
          <table:table-cell table:style-name="ce30"/>
          <table:table-cell office:value-type="float" office:value="66" table:formula="of:=[.AC21]*2" table:style-name="ce33">
            <text:p><text:s/>66<text:s/></text:p>
          </table:table-cell>
          <table:table-cell office:value-type="float" office:value="33" table:formula="of:=[.AC21]*1" table:style-name="ce33">
            <text:p><text:s/>33<text:s/></text:p>
          </table:table-cell>
          <table:table-cell table:number-columns-repeated="3" table:style-name="ce44"/>
          <table:table-cell office:value-type="float" office:value="576219.5" table:formula="of:=[.AY21]" table:style-name="ce18">
            <text:p><text:s/>5,76,220<text:s/></text:p>
          </table:table-cell>
          <table:table-cell office:value-type="float" office:value="1728757.5" table:formula="of:=[.AK21]+[.AM21]+[.AN21]+[.AO21]+[.AP21]+[.AQ21]+[.AR21]" table:style-name="ce18">
            <text:p><text:s/>17,28,758<text:s/></text:p>
          </table:table-cell>
          <table:table-cell office:value-type="float" office:value="8413" table:style-name="ce46">
            <text:p><text:s/>8,413<text:s/></text:p>
          </table:table-cell>
          <table:table-cell office:value-type="float" office:value="277629" table:formula="of:=[.AT21]*[.AC21]" table:style-name="ce33">
            <text:p><text:s/>2,77,629<text:s/></text:p>
          </table:table-cell>
          <table:table-cell office:value-type="float" office:value="1152538" table:formula="of:=[.AK21]+[.AM21]+[.AN21]+[.AO21]" table:style-name="ce33">
            <text:p><text:s/>11,52,538<text:s/></text:p>
          </table:table-cell>
          <table:table-cell office:value-type="float" office:value="34925.393939393936" table:formula="of:=[.AV21]/[.AC21]" table:style-name="ce33">
            <text:p><text:s/>34,925<text:s/></text:p>
          </table:table-cell>
          <table:table-cell office:value-type="float" office:value="-26512.393939393936" table:formula="of:=[.AT21]-[.AW21]" table:style-name="ce33">
            <text:p><text:s/>-26,512<text:s/></text:p>
          </table:table-cell>
          <table:table-cell office:value-type="float" office:value="576219.5" table:formula="of:=[.AK21]/2" table:style-name="ce60">
            <text:p><text:s/>5,76,220<text:s/></text:p>
          </table:table-cell>
          <table:table-cell office:value-type="float" office:value="1728757.5" table:formula="of:=([.AH21]+[.AK21]+[.AY21]+[.AO21]+[.AM21]+[.AN21])" table:style-name="ce34">
            <text:p><text:s/>17,28,758<text:s/></text:p>
          </table:table-cell>
          <table:table-cell table:number-columns-repeated="4" table:style-name="ce30"/>
          <table:table-cell office:value-type="date" office:date-value="2025-04-04T00:00:00" table:style-name="ce36">
            <text:p>4-Apr-25</text:p>
          </table:table-cell>
          <table:table-cell office:value-type="date" office:date-value="2025-04-05T00:00:00" table:style-name="ce36">
            <text:p>5-Apr-25</text:p>
          </table:table-cell>
          <table:table-cell office:value-type="date" office:date-value="2025-04-05T00:00:00" table:formula="of:=[.BF21]" table:style-name="ce21">
            <text:p>5-Apr-25</text:p>
          </table:table-cell>
          <table:table-cell office:value-type="date" office:date-value="2025-04-10T00:00:00" table:style-name="ce37">
            <text:p>10-Apr-25</text:p>
          </table:table-cell>
          <table:table-cell office:value-type="float" office:value="5" table:formula="of:=[.BH21]-[.BG21]" table:style-name="ce38">
            <text:p>5</text:p>
          </table:table-cell>
          <table:table-cell table:style-name="ce39"/>
          <table:table-cell table:number-columns-repeated="16322"/>
        </table:table-row>
        <table:table-row table:style-name="ro7">
          <table:table-cell office:value-type="float" office:value="21" table:formula="of:=[.A21]+1" table:style-name="ce25">
            <text:p>21</text:p>
          </table:table-cell>
          <table:table-cell office:value-type="string" table:style-name="ce25">
            <text:p>DC Route</text:p>
          </table:table-cell>
          <table:table-cell office:value-type="string" table:style-name="ce26">
            <text:p>Route</text:p>
          </table:table-cell>
          <table:table-cell office:value-type="string" table:style-name="ce25">
            <text:p>IP-1</text:p>
          </table:table-cell>
          <table:table-cell office:value-type="string" office:string-value="CE" table:formula="of:=IF([.D22]=&quot;IP-1&quot;;&quot;CE&quot;;&quot;Airtel&quot;)" table:style-name="ce25">
            <text:p>CE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UM_Route_10</text:p>
          </table:table-cell>
          <table:table-cell office:value-type="string" table:style-name="ce25">
            <text:p>MUM_Route_10</text:p>
          </table:table-cell>
          <table:table-cell office:value-type="string" table:style-name="ce12">
            <text:p>IP-1</text:p>
          </table:table-cell>
          <table:table-cell office:value-type="string" table:style-name="ce12">
            <text:p>Existing</text:p>
          </table:table-cell>
          <table:table-cell office:value-type="string" table:style-name="ce12">
            <text:p>Strategic</text:p>
          </table:table-cell>
          <table:table-cell table:style-name="ce30"/>
          <table:table-cell office:value-type="string" table:style-name="ce29">
            <text:p>10004633</text:p>
          </table:table-cell>
          <table:table-cell office:value-type="float" office:value="10280" table:style-name="ce28">
            <text:p>10280</text:p>
          </table:table-cell>
          <table:table-cell office:value-type="string" table:style-name="ce29">
            <text:p>MUM_Route_10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R010</text:p>
          </table:table-cell>
          <table:table-cell office:value-type="string" table:style-name="ce25">
            <text:p>MUMU25R010MCWB</text:p>
          </table:table-cell>
          <table:table-cell office:value-type="string" table:style-name="ce90">
            <text:p>MUMU25R010MCWE241221D3C6L0013</text:p>
          </table:table-cell>
          <table:table-cell office:value-type="float" office:value="783326083" table:style-name="ce96">
            <text:p>783326083</text:p>
          </table:table-cell>
          <table:table-cell office:value-type="float" office:value="29" table:style-name="ce103">
            <text:p>29</text:p>
          </table:table-cell>
          <table:table-cell office:value-type="date" office:date-value="2024-06-26T00:00:00" table:style-name="ce31">
            <text:p>26-Jun-24</text:p>
          </table:table-cell>
          <table:table-cell office:value-type="string" table:style-name="ce25">
            <text:p>BMC E ward office<text:s/></text:p>
          </table:table-cell>
          <table:table-cell office:value-type="string" table:style-name="ce25">
            <text:p><text:s/>Mirza Galibh road junction<text:s/>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E</text:p>
          </table:table-cell>
          <table:table-cell office:value-type="string" table:style-name="ce25">
            <text:p>Yes</text:p>
          </table:table-cell>
          <table:table-cell office:value-type="float" office:value="783326083" table:style-name="ce112">
            <text:p>783326083</text:p>
          </table:table-cell>
          <table:table-cell office:value-type="float" office:value="39" table:style-name="ce113">
            <text:p>39</text:p>
          </table:table-cell>
          <table:table-cell office:value-type="date" office:date-value="2024-12-21T00:00:00" table:style-name="ce31">
            <text:p>21-Dec-24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30"/>
          <table:table-cell office:value-type="string" table:style-name="ce57">
            <text:p>Carriageway(Mastic Asphalt 25 mm)+footpath/Passages(Grey or Any</text:p>
            <text:p>Color)</text:p>
          </table:table-cell>
          <table:table-cell office:value-type="string" table:style-name="ce57">
            <text:p>12469/8518</text:p>
          </table:table-cell>
          <table:table-cell office:value-type="float" office:value="367761" table:style-name="ce60">
            <text:p><text:s/>3,67,761<text:s/></text:p>
          </table:table-cell>
          <table:table-cell table:style-name="ce30"/>
          <table:table-cell office:value-type="float" office:value="78" table:formula="of:=[.AC22]*2" table:style-name="ce33">
            <text:p><text:s/>78<text:s/></text:p>
          </table:table-cell>
          <table:table-cell office:value-type="float" office:value="39" table:formula="of:=[.AC22]*1" table:style-name="ce33">
            <text:p><text:s/>39<text:s/></text:p>
          </table:table-cell>
          <table:table-cell table:number-columns-repeated="3" table:style-name="ce44"/>
          <table:table-cell office:value-type="float" office:value="183880.5" table:formula="of:=[.AY22]" table:style-name="ce18">
            <text:p><text:s/>1,83,881<text:s/></text:p>
          </table:table-cell>
          <table:table-cell office:value-type="float" office:value="551758.5" table:formula="of:=[.AK22]+[.AM22]+[.AN22]+[.AO22]+[.AP22]+[.AQ22]+[.AR22]" table:style-name="ce18">
            <text:p><text:s/>5,51,759<text:s/></text:p>
          </table:table-cell>
          <table:table-cell office:value-type="float" office:value="8413" table:style-name="ce46">
            <text:p><text:s/>8,413<text:s/></text:p>
          </table:table-cell>
          <table:table-cell office:value-type="float" office:value="328107" table:formula="of:=[.AT22]*[.AC22]" table:style-name="ce33">
            <text:p><text:s/>3,28,107<text:s/></text:p>
          </table:table-cell>
          <table:table-cell office:value-type="float" office:value="367878" table:formula="of:=[.AK22]+[.AM22]+[.AN22]+[.AO22]" table:style-name="ce33">
            <text:p><text:s/>3,67,878<text:s/></text:p>
          </table:table-cell>
          <table:table-cell office:value-type="float" office:value="9432.7692307692305" table:formula="of:=[.AV22]/[.AC22]" table:style-name="ce33">
            <text:p><text:s/>9,433<text:s/></text:p>
          </table:table-cell>
          <table:table-cell office:value-type="float" office:value="-1019.7692307692305" table:formula="of:=[.AT22]-[.AW22]" table:style-name="ce33">
            <text:p><text:s/>-1,020<text:s/></text:p>
          </table:table-cell>
          <table:table-cell office:value-type="float" office:value="183880.5" table:formula="of:=[.AK22]/2" table:style-name="ce60">
            <text:p><text:s/>1,83,881<text:s/></text:p>
          </table:table-cell>
          <table:table-cell office:value-type="float" office:value="551758.5" table:formula="of:=([.AH22]+[.AK22]+[.AY22]+[.AO22]+[.AM22]+[.AN22])" table:style-name="ce34">
            <text:p><text:s/>5,51,759<text:s/></text:p>
          </table:table-cell>
          <table:table-cell table:number-columns-repeated="4" table:style-name="ce30"/>
          <table:table-cell office:value-type="date" office:date-value="2025-04-04T00:00:00" table:style-name="ce36">
            <text:p>4-Apr-25</text:p>
          </table:table-cell>
          <table:table-cell office:value-type="date" office:date-value="2025-04-05T00:00:00" table:style-name="ce36">
            <text:p>5-Apr-25</text:p>
          </table:table-cell>
          <table:table-cell office:value-type="date" office:date-value="2025-04-05T00:00:00" table:formula="of:=[.BF22]" table:style-name="ce21">
            <text:p>5-Apr-25</text:p>
          </table:table-cell>
          <table:table-cell office:value-type="date" office:date-value="2025-04-10T00:00:00" table:style-name="ce37">
            <text:p>10-Apr-25</text:p>
          </table:table-cell>
          <table:table-cell office:value-type="float" office:value="5" table:formula="of:=[.BH22]-[.BG22]" table:style-name="ce38">
            <text:p>5</text:p>
          </table:table-cell>
          <table:table-cell table:style-name="ce39"/>
          <table:table-cell table:number-columns-repeated="16322"/>
        </table:table-row>
        <table:table-row table:style-name="ro3">
          <table:table-cell office:value-type="float" office:value="22" table:formula="of:=[.A22]+1" table:style-name="ce25">
            <text:p>22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3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A2115</text:p>
          </table:table-cell>
          <table:table-cell office:value-type="string" table:style-name="ce25">
            <text:p>MU-MA2115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833" table:style-name="ce29">
            <text:p>10004833</text:p>
          </table:table-cell>
          <table:table-cell office:value-type="float" office:value="34" table:style-name="ce25">
            <text:p>34</text:p>
          </table:table-cell>
          <table:table-cell office:value-type="string" table:style-name="ce29">
            <text:p>NA</text:p>
          </table:table-cell>
          <table:table-cell table:style-name="ce66"/>
          <table:table-cell office:value-type="string" table:style-name="ce41">
            <text:p>MUMU25NL004</text:p>
          </table:table-cell>
          <table:table-cell office:value-type="string" table:style-name="ce25">
            <text:p>MUMU25NL004MCRC</text:p>
          </table:table-cell>
          <table:table-cell office:value-type="string" table:style-name="ce25">
            <text:p>MUMU25NL004MCRC250415D3C3L0005</text:p>
          </table:table-cell>
          <table:table-cell office:value-type="float" office:value="783340659" table:style-name="ce96">
            <text:p>783340659</text:p>
          </table:table-cell>
          <table:table-cell office:value-type="float" office:value="3" table:style-name="ce25">
            <text:p>3</text:p>
          </table:table-cell>
          <table:table-cell office:value-type="date" office:date-value="2025-04-15T00:00:00" table:style-name="ce31">
            <text:p>15-Apr-25</text:p>
          </table:table-cell>
          <table:table-cell office:value-type="string" table:style-name="ce25">
            <text:p>KRISHNA HERITAGE</text:p>
          </table:table-cell>
          <table:table-cell office:value-type="string" table:style-name="ce25">
            <text:p>KRISHNA HERITAGE FOOTPATH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RC</text:p>
          </table:table-cell>
          <table:table-cell office:value-type="string" table:style-name="ce25">
            <text:p>Yes</text:p>
          </table:table-cell>
          <table:table-cell office:value-type="float" office:value="783340659" table:style-name="ce25">
            <text:p>783340659</text:p>
          </table:table-cell>
          <table:table-cell office:value-type="float" office:value="4" table:style-name="ce25">
            <text:p>4</text:p>
          </table:table-cell>
          <table:table-cell office:value-type="date" office:date-value="2025-04-25T00:00:00" table:style-name="ce31">
            <text:p>25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57">
            <text:p>footpath/Passages(Grey or Any</text:p>
            <text:p>Color)</text:p>
          </table:table-cell>
          <table:table-cell office:value-type="float" office:value="8518" table:style-name="ce25">
            <text:p>8518</text:p>
          </table:table-cell>
          <table:table-cell office:value-type="float" office:value="68144" table:formula="of:=[.AJ23]*[.AC23]*2" table:style-name="ce33">
            <text:p><text:s/>68,144<text:s/></text:p>
          </table:table-cell>
          <table:table-cell office:value-type="float" office:value="2" table:style-name="ce25">
            <text:p>2</text:p>
          </table:table-cell>
          <table:table-cell office:value-type="float" office:value="8" table:formula="of:=[.AC23]*2" table:style-name="ce33">
            <text:p><text:s/>8<text:s/></text:p>
          </table:table-cell>
          <table:table-cell office:value-type="float" office:value="4" table:formula="of:=[.AC23]*1" table:style-name="ce33">
            <text:p><text:s/>4<text:s/></text:p>
          </table:table-cell>
          <table:table-cell table:number-columns-repeated="3" table:style-name="ce33"/>
          <table:table-cell office:value-type="float" office:value="34072" table:formula="of:=[.AY23]" table:style-name="ce18">
            <text:p><text:s/>34,072<text:s/></text:p>
          </table:table-cell>
          <table:table-cell office:value-type="float" office:value="102228" table:formula="of:=[.AK23]+[.AM23]+[.AN23]+[.AO23]+[.AP23]+[.AQ23]+[.AR23]" table:style-name="ce18">
            <text:p><text:s/>1,02,228<text:s/></text:p>
          </table:table-cell>
          <table:table-cell office:value-type="float" office:value="32019" table:style-name="ce56">
            <text:p>32019</text:p>
          </table:table-cell>
          <table:table-cell office:value-type="float" office:value="128076" table:formula="of:=[.AT23]*[.AC23]" table:style-name="ce33">
            <text:p><text:s/>1,28,076<text:s/></text:p>
          </table:table-cell>
          <table:table-cell office:value-type="float" office:value="68156" table:formula="of:=[.AK23]+[.AM23]+[.AN23]+[.AO23]" table:style-name="ce33">
            <text:p><text:s/>68,156<text:s/></text:p>
          </table:table-cell>
          <table:table-cell office:value-type="float" office:value="17039" table:formula="of:=[.AV23]/[.AC23]" table:style-name="ce33">
            <text:p><text:s/>17,039<text:s/></text:p>
          </table:table-cell>
          <table:table-cell office:value-type="float" office:value="14980" table:formula="of:=[.AT23]-[.AW23]" table:style-name="ce33">
            <text:p><text:s/>14,980<text:s/></text:p>
          </table:table-cell>
          <table:table-cell office:value-type="float" office:value="34072" table:formula="of:=[.AK23]/2" table:style-name="ce33">
            <text:p><text:s/>34,072<text:s/></text:p>
          </table:table-cell>
          <table:table-cell office:value-type="float" office:value="102228" table:formula="of:=([.AH23]+[.AK23]+[.AY23]+[.AO23]+[.AM23]+[.AN23])" table:style-name="ce34">
            <text:p><text:s/>1,02,228<text:s/></text:p>
          </table:table-cell>
          <table:table-cell table:number-columns-repeated="4" table:style-name="ce25"/>
          <table:table-cell office:value-type="date" office:date-value="2025-04-26T00:00:00" table:style-name="ce36">
            <text:p>26-Apr-25</text:p>
          </table:table-cell>
          <table:table-cell office:value-type="date" office:date-value="2025-04-28T00:00:00" table:style-name="ce36">
            <text:p>28-Apr-25</text:p>
          </table:table-cell>
          <table:table-cell office:value-type="date" office:date-value="2025-04-28T00:00:00" table:style-name="ce50">
            <text:p>28-Apr-25</text:p>
          </table:table-cell>
          <table:table-cell office:value-type="date" office:date-value="2025-05-09T00:00:00" table:style-name="ce37">
            <text:p>9-May-25</text:p>
          </table:table-cell>
          <table:table-cell office:value-type="float" office:value="11" table:formula="of:=[.BH23]-[.BG23]" table:style-name="ce38">
            <text:p>11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23" table:formula="of:=[.A23]+1" table:style-name="ce25">
            <text:p>23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4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A928</text:p>
          </table:table-cell>
          <table:table-cell office:value-type="string" table:style-name="ce25">
            <text:p>MU-MA92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856" table:style-name="ce29">
            <text:p>10004856</text:p>
          </table:table-cell>
          <table:table-cell office:value-type="float" office:value="368" table:style-name="ce25">
            <text:p>368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41">
            <text:p>MUMU25FL012</text:p>
          </table:table-cell>
          <table:table-cell office:value-type="string" table:style-name="ce41">
            <text:p>MUMU25FL012MCRC</text:p>
          </table:table-cell>
          <table:table-cell office:value-type="string" table:style-name="ce25">
            <text:p>MUMU25FL012MCRC250415D3C3L0018</text:p>
          </table:table-cell>
          <table:table-cell office:value-type="float" office:value="783340711" table:style-name="ce96">
            <text:p>783340711</text:p>
          </table:table-cell>
          <table:table-cell office:value-type="float" office:value="132" table:style-name="ce25">
            <text:p>132</text:p>
          </table:table-cell>
          <table:table-cell office:value-type="date" office:date-value="2025-04-15T00:00:00" table:style-name="ce31">
            <text:p>15-Apr-25</text:p>
          </table:table-cell>
          <table:table-cell office:value-type="string" table:style-name="ce25">
            <text:p>PM KULKARNI ROAD</text:p>
          </table:table-cell>
          <table:table-cell office:value-type="string" table:style-name="ce25">
            <text:p>ACHARYA ASHRAM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RC</text:p>
          </table:table-cell>
          <table:table-cell office:value-type="string" table:style-name="ce25">
            <text:p>Yes</text:p>
          </table:table-cell>
          <table:table-cell office:value-type="float" office:value="783340711" table:style-name="ce25">
            <text:p>783340711</text:p>
          </table:table-cell>
          <table:table-cell office:value-type="float" office:value="100" table:style-name="ce25">
            <text:p>100</text:p>
          </table:table-cell>
          <table:table-cell office:value-type="date" office:date-value="2025-04-25T00:00:00" table:style-name="ce31">
            <text:p>25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On Carriageway(Mastic Asphalt 40 m)</text:p>
          </table:table-cell>
          <table:table-cell office:value-type="float" office:value="14936" table:style-name="ce25">
            <text:p>14936</text:p>
          </table:table-cell>
          <table:table-cell office:value-type="float" office:value="1493600" table:formula="of:=[.AJ24]*[.AC24]" table:style-name="ce33">
            <text:p><text:s/>14,93,600<text:s/></text:p>
          </table:table-cell>
          <table:table-cell office:value-type="float" office:value="1" table:style-name="ce25">
            <text:p>1</text:p>
          </table:table-cell>
          <table:table-cell office:value-type="float" office:value="200" table:formula="of:=[.AC24]*2" table:style-name="ce33">
            <text:p><text:s/>200<text:s/></text:p>
          </table:table-cell>
          <table:table-cell office:value-type="float" office:value="100" table:formula="of:=[.AC24]*1" table:style-name="ce33">
            <text:p><text:s/>100<text:s/></text:p>
          </table:table-cell>
          <table:table-cell table:number-columns-repeated="3" table:style-name="ce33"/>
          <table:table-cell office:value-type="float" office:value="746800" table:formula="of:=[.AY24]" table:style-name="ce18">
            <text:p><text:s/>7,46,800<text:s/></text:p>
          </table:table-cell>
          <table:table-cell office:value-type="float" office:value="2240700" table:formula="of:=[.AK24]+[.AM24]+[.AN24]+[.AO24]+[.AP24]+[.AQ24]+[.AR24]" table:style-name="ce18">
            <text:p><text:s/>22,40,700<text:s/></text:p>
          </table:table-cell>
          <table:table-cell office:value-type="float" office:value="14936" table:style-name="ce56">
            <text:p>14936</text:p>
          </table:table-cell>
          <table:table-cell office:value-type="float" office:value="1493600" table:formula="of:=[.AT24]*[.AC24]" table:style-name="ce33">
            <text:p><text:s/>14,93,600<text:s/></text:p>
          </table:table-cell>
          <table:table-cell office:value-type="float" office:value="1493900" table:formula="of:=[.AK24]+[.AM24]+[.AN24]+[.AO24]" table:style-name="ce33">
            <text:p><text:s/>14,93,900<text:s/></text:p>
          </table:table-cell>
          <table:table-cell office:value-type="float" office:value="14939" table:formula="of:=[.AV24]/[.AC24]" table:style-name="ce33">
            <text:p><text:s/>14,939<text:s/></text:p>
          </table:table-cell>
          <table:table-cell office:value-type="float" office:value="-3" table:formula="of:=[.AT24]-[.AW24]" table:style-name="ce33">
            <text:p><text:s/>-3<text:s/></text:p>
          </table:table-cell>
          <table:table-cell office:value-type="float" office:value="746800" table:formula="of:=[.AK24]/2" table:style-name="ce33">
            <text:p><text:s/>7,46,800<text:s/></text:p>
          </table:table-cell>
          <table:table-cell office:value-type="float" office:value="2240700" table:formula="of:=([.AH24]+[.AK24]+[.AY24]+[.AO24]+[.AM24]+[.AN24])" table:style-name="ce34">
            <text:p><text:s/>22,40,700<text:s/></text:p>
          </table:table-cell>
          <table:table-cell table:number-columns-repeated="4" table:style-name="ce25"/>
          <table:table-cell office:value-type="date" office:date-value="2025-04-26T00:00:00" table:style-name="ce36">
            <text:p>26-Apr-25</text:p>
          </table:table-cell>
          <table:table-cell office:value-type="date" office:date-value="2025-04-28T00:00:00" table:style-name="ce36">
            <text:p>28-Apr-25</text:p>
          </table:table-cell>
          <table:table-cell office:value-type="date" office:date-value="2025-04-28T00:00:00" table:style-name="ce50">
            <text:p>28-Apr-25</text:p>
          </table:table-cell>
          <table:table-cell office:value-type="date" office:date-value="2025-05-09T00:00:00" table:style-name="ce37">
            <text:p>9-May-25</text:p>
          </table:table-cell>
          <table:table-cell office:value-type="float" office:value="11" table:formula="of:=[.BH24]-[.BG24]" table:style-name="ce38">
            <text:p>11</text:p>
          </table:table-cell>
          <table:table-cell table:style-name="ce39"/>
          <table:table-cell table:number-columns-repeated="16322"/>
        </table:table-row>
        <table:table-row table:style-name="ro3">
          <table:table-cell office:value-type="float" office:value="24" table:formula="of:=[.A24]+1" table:style-name="ce25">
            <text:p>24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5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string" table:style-name="ce25">
            <text:p>MA928</text:p>
          </table:table-cell>
          <table:table-cell office:value-type="string" table:style-name="ce25">
            <text:p>MU-MA92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856" table:style-name="ce29">
            <text:p>10004856</text:p>
          </table:table-cell>
          <table:table-cell office:value-type="float" office:value="368" table:style-name="ce25">
            <text:p>368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41">
            <text:p>MUMU25FL012</text:p>
          </table:table-cell>
          <table:table-cell office:value-type="string" table:style-name="ce25">
            <text:p>MUMU25FL012MCRC</text:p>
          </table:table-cell>
          <table:table-cell office:value-type="string" table:style-name="ce25">
            <text:p>MUMU25FL012MCRC250415D3C3L0007</text:p>
          </table:table-cell>
          <table:table-cell office:value-type="float" office:value="783340697" table:style-name="ce96">
            <text:p>783340697</text:p>
          </table:table-cell>
          <table:table-cell office:value-type="float" office:value="90" table:style-name="ce25">
            <text:p>90</text:p>
          </table:table-cell>
          <table:table-cell office:value-type="date" office:date-value="2025-04-15T00:00:00" table:style-name="ce31">
            <text:p>15-Apr-25</text:p>
          </table:table-cell>
          <table:table-cell office:value-type="string" table:style-name="ce25">
            <text:p>PM KULKARNI ROAD</text:p>
          </table:table-cell>
          <table:table-cell office:value-type="string" table:style-name="ce25">
            <text:p>ACHARYA ASHRAM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RC</text:p>
          </table:table-cell>
          <table:table-cell office:value-type="string" table:style-name="ce25">
            <text:p>Yes</text:p>
          </table:table-cell>
          <table:table-cell office:value-type="float" office:value="783340697" table:style-name="ce25">
            <text:p>783340697</text:p>
          </table:table-cell>
          <table:table-cell office:value-type="float" office:value="100" table:style-name="ce25">
            <text:p>100</text:p>
          </table:table-cell>
          <table:table-cell office:value-type="date" office:date-value="2025-04-25T00:00:00" table:style-name="ce31">
            <text:p>25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57">
            <text:p>Carriageway(Mastic Asphalt 40 m)</text:p>
          </table:table-cell>
          <table:table-cell office:value-type="float" office:value="14936" table:style-name="ce25">
            <text:p>14936</text:p>
          </table:table-cell>
          <table:table-cell office:value-type="float" office:value="1493600" table:formula="of:=[.AJ25]*[.AC25]" table:style-name="ce33">
            <text:p><text:s/>14,93,600<text:s/></text:p>
          </table:table-cell>
          <table:table-cell office:value-type="float" office:value="0" table:style-name="ce25">
            <text:p>0</text:p>
          </table:table-cell>
          <table:table-cell office:value-type="float" office:value="200" table:formula="of:=[.AC25]*2" table:style-name="ce33">
            <text:p><text:s/>200<text:s/></text:p>
          </table:table-cell>
          <table:table-cell office:value-type="float" office:value="100" table:formula="of:=[.AC25]*1" table:style-name="ce33">
            <text:p><text:s/>100<text:s/></text:p>
          </table:table-cell>
          <table:table-cell table:number-columns-repeated="3" table:style-name="ce33"/>
          <table:table-cell office:value-type="float" office:value="746800" table:formula="of:=[.AY25]" table:style-name="ce18">
            <text:p><text:s/>7,46,800<text:s/></text:p>
          </table:table-cell>
          <table:table-cell office:value-type="float" office:value="2240700" table:formula="of:=[.AK25]+[.AM25]+[.AN25]+[.AO25]+[.AP25]+[.AQ25]+[.AR25]" table:style-name="ce18">
            <text:p><text:s/>22,40,700<text:s/></text:p>
          </table:table-cell>
          <table:table-cell office:value-type="float" office:value="14936" table:style-name="ce35">
            <text:p><text:s/>14,936<text:s/></text:p>
          </table:table-cell>
          <table:table-cell office:value-type="float" office:value="1493600" table:formula="of:=[.AT25]*[.AC25]" table:style-name="ce33">
            <text:p><text:s/>14,93,600<text:s/></text:p>
          </table:table-cell>
          <table:table-cell office:value-type="float" office:value="1493900" table:formula="of:=[.AK25]+[.AM25]+[.AN25]+[.AO25]" table:style-name="ce33">
            <text:p><text:s/>14,93,900<text:s/></text:p>
          </table:table-cell>
          <table:table-cell office:value-type="float" office:value="14939" table:formula="of:=[.AV25]/[.AC25]" table:style-name="ce33">
            <text:p><text:s/>14,939<text:s/></text:p>
          </table:table-cell>
          <table:table-cell office:value-type="float" office:value="-3" table:formula="of:=[.AT25]-[.AW25]" table:style-name="ce33">
            <text:p><text:s/>-3<text:s/></text:p>
          </table:table-cell>
          <table:table-cell office:value-type="float" office:value="746800" table:formula="of:=[.AK25]/2" table:style-name="ce33">
            <text:p><text:s/>7,46,800<text:s/></text:p>
          </table:table-cell>
          <table:table-cell office:value-type="float" office:value="2240700" table:formula="of:=([.AH25]+[.AK25]+[.AY25]+[.AO25]+[.AM25]+[.AN25])" table:style-name="ce34">
            <text:p><text:s/>22,40,700<text:s/></text:p>
          </table:table-cell>
          <table:table-cell table:number-columns-repeated="4" table:style-name="ce25"/>
          <table:table-cell office:value-type="date" office:date-value="2025-04-26T00:00:00" table:style-name="ce36">
            <text:p>26-Apr-25</text:p>
          </table:table-cell>
          <table:table-cell office:value-type="date" office:date-value="2025-04-28T00:00:00" table:style-name="ce36">
            <text:p>28-Apr-25</text:p>
          </table:table-cell>
          <table:table-cell office:value-type="date" office:date-value="2025-04-28T00:00:00" table:style-name="ce50">
            <text:p>28-Apr-25</text:p>
          </table:table-cell>
          <table:table-cell office:value-type="date" office:date-value="2025-05-09T00:00:00" table:style-name="ce37">
            <text:p>9-May-25</text:p>
          </table:table-cell>
          <table:table-cell office:value-type="float" office:value="11" table:formula="of:=[.BH25]-[.BG25]" table:style-name="ce38">
            <text:p>11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25" table:formula="of:=[.A25]+1" table:style-name="ce25">
            <text:p>25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6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3386" table:style-name="ce25">
            <text:p>3386</text:p>
          </table:table-cell>
          <table:table-cell office:value-type="string" table:style-name="ce25">
            <text:p>MU-3386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879" table:style-name="ce29">
            <text:p>10004879</text:p>
          </table:table-cell>
          <table:table-cell office:value-type="float" office:value="280" table:style-name="ce25">
            <text:p>280</text:p>
          </table:table-cell>
          <table:table-cell office:value-type="string" table:style-name="ce29">
            <text:p>NA</text:p>
          </table:table-cell>
          <table:table-cell office:value-type="string" table:style-name="ce66">
            <text:p>NA</text:p>
          </table:table-cell>
          <table:table-cell office:value-type="string" table:style-name="ce25">
            <text:p>MUMU25FL006</text:p>
          </table:table-cell>
          <table:table-cell office:value-type="string" table:style-name="ce25">
            <text:p>MUMU25FL006MCHW</text:p>
          </table:table-cell>
          <table:table-cell office:value-type="string" table:style-name="ce25">
            <text:p>MUMU25FL006MCHW250424D3C30029</text:p>
          </table:table-cell>
          <table:table-cell office:value-type="float" office:value="783341573" table:style-name="ce96">
            <text:p>783341573</text:p>
          </table:table-cell>
          <table:table-cell office:value-type="float" office:value="166" table:style-name="ce25">
            <text:p>166</text:p>
          </table:table-cell>
          <table:table-cell office:value-type="date" office:date-value="2025-04-24T00:00:00" table:style-name="ce31">
            <text:p>24-Apr-25</text:p>
          </table:table-cell>
          <table:table-cell office:value-type="string" table:style-name="ce25">
            <text:p>DR. KESHAW BALRAM CHOWK</text:p>
          </table:table-cell>
          <table:table-cell office:value-type="string" table:style-name="ce25">
            <text:p>GAEITY GALAXY THEATER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HW</text:p>
          </table:table-cell>
          <table:table-cell office:value-type="string" table:style-name="ce25">
            <text:p>Yes</text:p>
          </table:table-cell>
          <table:table-cell office:value-type="float" office:value="783341573" table:style-name="ce25">
            <text:p>783341573</text:p>
          </table:table-cell>
          <table:table-cell office:value-type="float" office:value="196" table:style-name="ce25">
            <text:p>196</text:p>
          </table:table-cell>
          <table:table-cell office:value-type="date" office:date-value="2025-04-26T00:00:00" table:style-name="ce31">
            <text:p>26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Carriageway</text:p>
          </table:table-cell>
          <table:table-cell office:value-type="float" office:value="6711" table:style-name="ce25">
            <text:p>6711</text:p>
          </table:table-cell>
          <table:table-cell office:value-type="float" office:value="1315356" table:formula="of:=[.AJ26]*[.AC26]" table:style-name="ce33">
            <text:p><text:s/>13,15,356<text:s/></text:p>
          </table:table-cell>
          <table:table-cell office:value-type="float" office:value="0" table:style-name="ce25">
            <text:p>0</text:p>
          </table:table-cell>
          <table:table-cell office:value-type="float" office:value="392" table:formula="of:=[.AC26]*2" table:style-name="ce33">
            <text:p><text:s/>392<text:s/></text:p>
          </table:table-cell>
          <table:table-cell office:value-type="float" office:value="196" table:formula="of:=[.AC26]*1" table:style-name="ce33">
            <text:p><text:s/>196<text:s/></text:p>
          </table:table-cell>
          <table:table-cell table:number-columns-repeated="3" table:style-name="ce33"/>
          <table:table-cell office:value-type="float" office:value="657678" table:formula="of:=[.AY26]" table:style-name="ce18">
            <text:p><text:s/>6,57,678<text:s/></text:p>
          </table:table-cell>
          <table:table-cell office:value-type="float" office:value="1973622" table:formula="of:=[.AK26]+[.AM26]+[.AN26]+[.AO26]+[.AP26]+[.AQ26]+[.AR26]" table:style-name="ce18">
            <text:p><text:s/>19,73,622<text:s/></text:p>
          </table:table-cell>
          <table:table-cell office:value-type="float" office:value="8518" table:style-name="ce35">
            <text:p><text:s/>8,518<text:s/></text:p>
          </table:table-cell>
          <table:table-cell office:value-type="float" office:value="1669528" table:formula="of:=[.AT26]*[.AC26]" table:style-name="ce33">
            <text:p><text:s/>16,69,528<text:s/></text:p>
          </table:table-cell>
          <table:table-cell office:value-type="float" office:value="1315944" table:formula="of:=[.AK26]+[.AM26]+[.AN26]+[.AO26]" table:style-name="ce33">
            <text:p><text:s/>13,15,944<text:s/></text:p>
          </table:table-cell>
          <table:table-cell office:value-type="float" office:value="6714" table:formula="of:=[.AV26]/[.AC26]" table:style-name="ce33">
            <text:p><text:s/>6,714<text:s/></text:p>
          </table:table-cell>
          <table:table-cell office:value-type="float" office:value="1804" table:formula="of:=[.AT26]-[.AW26]" table:style-name="ce33">
            <text:p><text:s/>1,804<text:s/></text:p>
          </table:table-cell>
          <table:table-cell office:value-type="float" office:value="657678" table:formula="of:=[.AK26]/2" table:style-name="ce33">
            <text:p><text:s/>6,57,678<text:s/></text:p>
          </table:table-cell>
          <table:table-cell office:value-type="float" office:value="1973622" table:formula="of:=([.AH26]+[.AK26]+[.AY26]+[.AO26]+[.AM26]+[.AN26])" table:style-name="ce34">
            <text:p><text:s/>19,73,622<text:s/></text:p>
          </table:table-cell>
          <table:table-cell table:number-columns-repeated="4" table:style-name="ce25"/>
          <table:table-cell office:value-type="date" office:date-value="2025-04-27T00:00:00" table:style-name="ce36">
            <text:p>27-Apr-25</text:p>
          </table:table-cell>
          <table:table-cell office:value-type="date" office:date-value="2025-04-28T00:00:00" table:style-name="ce36">
            <text:p>28-Apr-25</text:p>
          </table:table-cell>
          <table:table-cell office:value-type="date" office:date-value="2025-04-28T00:00:00" table:style-name="ce50">
            <text:p>28-Apr-25</text:p>
          </table:table-cell>
          <table:table-cell office:value-type="date" office:date-value="2025-04-29T00:00:00" table:style-name="ce37">
            <text:p>29-Apr-25</text:p>
          </table:table-cell>
          <table:table-cell office:value-type="float" office:value="1" table:formula="of:=[.BH26]-[.BG26]" table:style-name="ce38">
            <text:p>1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26" table:formula="of:=[.A26]+1" table:style-name="ce25">
            <text:p>26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7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148" table:style-name="ce25">
            <text:p>148</text:p>
          </table:table-cell>
          <table:table-cell office:value-type="string" table:style-name="ce25">
            <text:p>MU-14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692" table:style-name="ce29">
            <text:p>10004692</text:p>
          </table:table-cell>
          <table:table-cell office:value-type="float" office:value="67" table:style-name="ce25">
            <text:p>67</text:p>
          </table:table-cell>
          <table:table-cell office:value-type="string" table:style-name="ce29">
            <text:p>NA</text:p>
          </table:table-cell>
          <table:table-cell office:value-type="string" table:style-name="ce66">
            <text:p>NA</text:p>
          </table:table-cell>
          <table:table-cell office:value-type="string" table:style-name="ce25">
            <text:p>MUMU25FL007</text:p>
          </table:table-cell>
          <table:table-cell office:value-type="string" table:style-name="ce25">
            <text:p>MUMU25FL007MCHW</text:p>
          </table:table-cell>
          <table:table-cell office:value-type="string" table:style-name="ce25">
            <text:p>MUMU25FL007MCHW250424D3C30030</text:p>
          </table:table-cell>
          <table:table-cell office:value-type="float" office:value="783341566" table:style-name="ce96">
            <text:p>783341566</text:p>
          </table:table-cell>
          <table:table-cell office:value-type="float" office:value="130" table:style-name="ce25">
            <text:p>130</text:p>
          </table:table-cell>
          <table:table-cell office:value-type="date" office:date-value="2025-04-24T00:00:00" table:style-name="ce31">
            <text:p>24-Apr-25</text:p>
          </table:table-cell>
          <table:table-cell office:value-type="string" table:style-name="ce25">
            <text:p>OPP. JASHMIN HOUSE</text:p>
          </table:table-cell>
          <table:table-cell office:value-type="string" table:style-name="ce25">
            <text:p>PANJETANI VILLA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HW</text:p>
          </table:table-cell>
          <table:table-cell office:value-type="string" table:style-name="ce25">
            <text:p>Yes</text:p>
          </table:table-cell>
          <table:table-cell office:value-type="float" office:value="783341566" table:style-name="ce25">
            <text:p>783341566</text:p>
          </table:table-cell>
          <table:table-cell office:value-type="float" office:value="140" table:style-name="ce25">
            <text:p>140</text:p>
          </table:table-cell>
          <table:table-cell office:value-type="date" office:date-value="2025-04-26T00:00:00" table:style-name="ce31">
            <text:p>26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Carriageway</text:p>
          </table:table-cell>
          <table:table-cell office:value-type="float" office:value="10187" table:style-name="ce25">
            <text:p>10187</text:p>
          </table:table-cell>
          <table:table-cell office:value-type="float" office:value="1426180" table:formula="of:=[.AJ27]*[.AC27]" table:style-name="ce33">
            <text:p><text:s/>14,26,180<text:s/></text:p>
          </table:table-cell>
          <table:table-cell office:value-type="float" office:value="1" table:style-name="ce25">
            <text:p>1</text:p>
          </table:table-cell>
          <table:table-cell office:value-type="float" office:value="280" table:formula="of:=[.AC27]*2" table:style-name="ce33">
            <text:p><text:s/>280<text:s/></text:p>
          </table:table-cell>
          <table:table-cell office:value-type="float" office:value="140" table:formula="of:=[.AC27]*1" table:style-name="ce33">
            <text:p><text:s/>140<text:s/></text:p>
          </table:table-cell>
          <table:table-cell table:number-columns-repeated="3" table:style-name="ce33"/>
          <table:table-cell office:value-type="float" office:value="713090" table:formula="of:=[.AY27]" table:style-name="ce18">
            <text:p><text:s/>7,13,090<text:s/></text:p>
          </table:table-cell>
          <table:table-cell office:value-type="float" office:value="2139690" table:formula="of:=[.AK27]+[.AM27]+[.AN27]+[.AO27]+[.AP27]+[.AQ27]+[.AR27]" table:style-name="ce18">
            <text:p><text:s/>21,39,690<text:s/></text:p>
          </table:table-cell>
          <table:table-cell office:value-type="float" office:value="14936" table:style-name="ce35">
            <text:p><text:s/>14,936<text:s/></text:p>
          </table:table-cell>
          <table:table-cell office:value-type="float" office:value="2091040" table:formula="of:=[.AT27]*[.AC27]" table:style-name="ce33">
            <text:p><text:s/>20,91,040<text:s/></text:p>
          </table:table-cell>
          <table:table-cell office:value-type="float" office:value="1426600" table:formula="of:=[.AK27]+[.AM27]+[.AN27]+[.AO27]" table:style-name="ce33">
            <text:p><text:s/>14,26,600<text:s/></text:p>
          </table:table-cell>
          <table:table-cell office:value-type="float" office:value="10190" table:formula="of:=[.AV27]/[.AC27]" table:style-name="ce33">
            <text:p><text:s/>10,190<text:s/></text:p>
          </table:table-cell>
          <table:table-cell office:value-type="float" office:value="4746" table:formula="of:=[.AT27]-[.AW27]" table:style-name="ce33">
            <text:p><text:s/>4,746<text:s/></text:p>
          </table:table-cell>
          <table:table-cell office:value-type="float" office:value="713090" table:formula="of:=[.AK27]/2" table:style-name="ce33">
            <text:p><text:s/>7,13,090<text:s/></text:p>
          </table:table-cell>
          <table:table-cell office:value-type="float" office:value="2139690" table:formula="of:=([.AH27]+[.AK27]+[.AY27]+[.AO27]+[.AM27]+[.AN27])" table:style-name="ce34">
            <text:p><text:s/>21,39,690<text:s/></text:p>
          </table:table-cell>
          <table:table-cell table:number-columns-repeated="4" table:style-name="ce25"/>
          <table:table-cell office:value-type="date" office:date-value="2025-04-27T00:00:00" table:style-name="ce36">
            <text:p>27-Apr-25</text:p>
          </table:table-cell>
          <table:table-cell office:value-type="date" office:date-value="2025-04-28T00:00:00" table:style-name="ce36">
            <text:p>28-Apr-25</text:p>
          </table:table-cell>
          <table:table-cell office:value-type="date" office:date-value="2025-04-19T00:00:00" table:style-name="ce37">
            <text:p>19-Apr-25</text:p>
          </table:table-cell>
          <table:table-cell office:value-type="date" office:date-value="2025-04-19T00:00:00" table:style-name="ce37">
            <text:p>19-Apr-25</text:p>
          </table:table-cell>
          <table:table-cell office:value-type="float" office:value="0" table:formula="of:=[.BH27]-[.BG27]" table:style-name="ce38">
            <text:p>0</text:p>
          </table:table-cell>
          <table:table-cell table:style-name="ce39"/>
          <table:table-cell table:number-columns-repeated="16322"/>
        </table:table-row>
        <table:table-row table:style-name="ro7">
          <table:table-cell office:value-type="float" office:value="27" table:formula="of:=[.A27]+1" table:style-name="ce25">
            <text:p>27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8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5541" table:style-name="ce25">
            <text:p>5541</text:p>
          </table:table-cell>
          <table:table-cell office:value-type="string" table:style-name="ce25">
            <text:p>MU-5541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701" table:style-name="ce29">
            <text:p>10004701</text:p>
          </table:table-cell>
          <table:table-cell office:value-type="float" office:value="235" table:style-name="ce25">
            <text:p>235</text:p>
          </table:table-cell>
          <table:table-cell office:value-type="string" table:style-name="ce29">
            <text:p>NA</text:p>
          </table:table-cell>
          <table:table-cell office:value-type="string" table:style-name="ce66">
            <text:p>NA</text:p>
          </table:table-cell>
          <table:table-cell office:value-type="string" table:style-name="ce25">
            <text:p>MUMU25FL008</text:p>
          </table:table-cell>
          <table:table-cell office:value-type="string" table:style-name="ce25">
            <text:p>MUMU25FL008MCHW</text:p>
          </table:table-cell>
          <table:table-cell office:value-type="string" table:style-name="ce25">
            <text:p>MUMU25FL008MCHW250424D3C30031</text:p>
          </table:table-cell>
          <table:table-cell office:value-type="float" office:value="783341581" table:style-name="ce96">
            <text:p>783341581</text:p>
          </table:table-cell>
          <table:table-cell office:value-type="float" office:value="130" table:style-name="ce25">
            <text:p>130</text:p>
          </table:table-cell>
          <table:table-cell office:value-type="date" office:date-value="2024-09-09T00:00:00" table:style-name="ce31">
            <text:p>09-Sep-24</text:p>
          </table:table-cell>
          <table:table-cell office:value-type="string" table:style-name="ce25">
            <text:p>WINNIE APARTMENT</text:p>
          </table:table-cell>
          <table:table-cell office:value-type="string" table:style-name="ce25">
            <text:p>EDVIN 189 BUILDING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HW</text:p>
          </table:table-cell>
          <table:table-cell office:value-type="string" table:style-name="ce25">
            <text:p>Yes</text:p>
          </table:table-cell>
          <table:table-cell office:value-type="float" office:value="783341581" table:style-name="ce25">
            <text:p>783341581</text:p>
          </table:table-cell>
          <table:table-cell office:value-type="float" office:value="135" table:style-name="ce25">
            <text:p>135</text:p>
          </table:table-cell>
          <table:table-cell office:value-type="date" office:date-value="2025-04-26T00:00:00" table:style-name="ce31">
            <text:p>26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57">
            <text:p>Carriageway(Bituminous Concrete)+footpath/Passages(Concrete</text:p>
            <text:p>Finished)</text:p>
          </table:table-cell>
          <table:table-cell office:value-type="string" table:style-name="ce25">
            <text:p>10187/10454</text:p>
          </table:table-cell>
          <table:table-cell office:value-type="float" office:value="1427515" table:formula="of:=(135*10187)+(5*10454)" table:style-name="ce33">
            <text:p><text:s/>14,27,515<text:s/></text:p>
          </table:table-cell>
          <table:table-cell office:value-type="float" office:value="1" table:style-name="ce25">
            <text:p>1</text:p>
          </table:table-cell>
          <table:table-cell office:value-type="float" office:value="280" table:style-name="ce33">
            <text:p><text:s/>280<text:s/></text:p>
          </table:table-cell>
          <table:table-cell office:value-type="float" office:value="140" table:style-name="ce33">
            <text:p><text:s/>140<text:s/></text:p>
          </table:table-cell>
          <table:table-cell table:number-columns-repeated="3" table:style-name="ce33"/>
          <table:table-cell office:value-type="float" office:value="713757.5" table:formula="of:=[.AY28]" table:style-name="ce18">
            <text:p><text:s/>7,13,758<text:s/></text:p>
          </table:table-cell>
          <table:table-cell office:value-type="float" office:value="2141692.5" table:formula="of:=[.AK28]+[.AM28]+[.AN28]+[.AO28]+[.AP28]+[.AQ28]+[.AR28]" table:style-name="ce18">
            <text:p><text:s/>21,41,693<text:s/></text:p>
          </table:table-cell>
          <table:table-cell office:value-type="float" office:value="14936" table:style-name="ce35">
            <text:p><text:s/>14,936<text:s/></text:p>
          </table:table-cell>
          <table:table-cell office:value-type="float" office:value="2016360" table:formula="of:=[.AT28]*[.AC28]" table:style-name="ce33">
            <text:p><text:s/>20,16,360<text:s/></text:p>
          </table:table-cell>
          <table:table-cell office:value-type="float" office:value="1427935" table:formula="of:=[.AK28]+[.AM28]+[.AN28]+[.AO28]" table:style-name="ce33">
            <text:p><text:s/>14,27,935<text:s/></text:p>
          </table:table-cell>
          <table:table-cell office:value-type="float" office:value="10577.296296296296" table:formula="of:=[.AV28]/[.AC28]" table:style-name="ce33">
            <text:p><text:s/>10,577<text:s/></text:p>
          </table:table-cell>
          <table:table-cell office:value-type="float" office:value="4358.7037037037044" table:formula="of:=[.AT28]-[.AW28]" table:style-name="ce33">
            <text:p><text:s/>4,359<text:s/></text:p>
          </table:table-cell>
          <table:table-cell office:value-type="float" office:value="713757.5" table:formula="of:=[.AK28]/2" table:style-name="ce33">
            <text:p><text:s/>7,13,758<text:s/></text:p>
          </table:table-cell>
          <table:table-cell office:value-type="float" office:value="2141692.5" table:formula="of:=([.AH28]+[.AK28]+[.AY28]+[.AO28]+[.AM28]+[.AN28])" table:style-name="ce34">
            <text:p><text:s/>21,41,693<text:s/></text:p>
          </table:table-cell>
          <table:table-cell table:number-columns-repeated="4" table:style-name="ce25"/>
          <table:table-cell office:value-type="date" office:date-value="2025-04-27T00:00:00" table:style-name="ce36">
            <text:p>27-Apr-25</text:p>
          </table:table-cell>
          <table:table-cell office:value-type="date" office:date-value="2025-04-28T00:00:00" table:style-name="ce36">
            <text:p>28-Apr-25</text:p>
          </table:table-cell>
          <table:table-cell office:value-type="date" office:date-value="2025-04-29T00:00:00" table:style-name="ce50">
            <text:p>29-Apr-25</text:p>
          </table:table-cell>
          <table:table-cell office:value-type="date" office:date-value="2025-04-29T00:00:00" table:style-name="ce37">
            <text:p>29-Apr-25</text:p>
          </table:table-cell>
          <table:table-cell office:value-type="float" office:value="0" table:formula="of:=[.BH28]-[.BG28]" table:style-name="ce38">
            <text:p>0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28" table:formula="of:=[.A28]+1" table:style-name="ce25">
            <text:p>28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29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5541" table:style-name="ce25">
            <text:p>5541</text:p>
          </table:table-cell>
          <table:table-cell office:value-type="string" table:style-name="ce25">
            <text:p>MU-5541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701" table:style-name="ce29">
            <text:p>10004701</text:p>
          </table:table-cell>
          <table:table-cell office:value-type="float" office:value="235" table:style-name="ce25">
            <text:p>235</text:p>
          </table:table-cell>
          <table:table-cell office:value-type="string" table:style-name="ce29">
            <text:p>NA</text:p>
          </table:table-cell>
          <table:table-cell office:value-type="string" table:style-name="ce66">
            <text:p>NA</text:p>
          </table:table-cell>
          <table:table-cell office:value-type="string" table:style-name="ce25">
            <text:p>MUMU25FL009</text:p>
          </table:table-cell>
          <table:table-cell office:value-type="string" table:style-name="ce25">
            <text:p>MUMU25FL009MCHW</text:p>
          </table:table-cell>
          <table:table-cell office:value-type="string" table:style-name="ce25">
            <text:p>MUMU25FL009MCHW250424D3C30032</text:p>
          </table:table-cell>
          <table:table-cell office:value-type="float" office:value="783341568" table:style-name="ce96">
            <text:p>783341568</text:p>
          </table:table-cell>
          <table:table-cell office:value-type="float" office:value="100" table:style-name="ce25">
            <text:p>100</text:p>
          </table:table-cell>
          <table:table-cell office:value-type="date" office:date-value="2024-09-09T00:00:00" table:style-name="ce31">
            <text:p>09-Sep-24</text:p>
          </table:table-cell>
          <table:table-cell office:value-type="string" table:style-name="ce25">
            <text:p>EDVIN 189 BUILDING</text:p>
          </table:table-cell>
          <table:table-cell office:value-type="string" table:style-name="ce25">
            <text:p>CHIMBAI ROAD CORNER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HW</text:p>
          </table:table-cell>
          <table:table-cell office:value-type="string" table:style-name="ce25">
            <text:p>Yes</text:p>
          </table:table-cell>
          <table:table-cell office:value-type="float" office:value="783341568" table:style-name="ce25">
            <text:p>783341568</text:p>
          </table:table-cell>
          <table:table-cell office:value-type="float" office:value="120" table:style-name="ce25">
            <text:p>120</text:p>
          </table:table-cell>
          <table:table-cell office:value-type="date" office:date-value="2025-04-26T00:00:00" table:style-name="ce31">
            <text:p>26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On Carriageway(Bituminous Concrete)</text:p>
          </table:table-cell>
          <table:table-cell office:value-type="float" office:value="10187" table:style-name="ce25">
            <text:p>10187</text:p>
          </table:table-cell>
          <table:table-cell office:value-type="float" office:value="1222440" table:formula="of:=[.AC29]*[.AJ29]" table:style-name="ce33">
            <text:p><text:s/>12,22,440<text:s/></text:p>
          </table:table-cell>
          <table:table-cell table:style-name="ce25"/>
          <table:table-cell office:value-type="float" office:value="240" table:formula="of:=[.AC29]*2" table:style-name="ce33">
            <text:p><text:s/>240<text:s/></text:p>
          </table:table-cell>
          <table:table-cell office:value-type="float" office:value="120" table:formula="of:=[.AC29]*1" table:style-name="ce33">
            <text:p><text:s/>120<text:s/></text:p>
          </table:table-cell>
          <table:table-cell table:number-columns-repeated="3" table:style-name="ce33"/>
          <table:table-cell office:value-type="float" office:value="611220" table:formula="of:=[.AY29]" table:style-name="ce18">
            <text:p><text:s/>6,11,220<text:s/></text:p>
          </table:table-cell>
          <table:table-cell office:value-type="float" office:value="1834020" table:formula="of:=[.AK29]+[.AM29]+[.AN29]+[.AO29]+[.AP29]+[.AQ29]+[.AR29]" table:style-name="ce18">
            <text:p><text:s/>18,34,020<text:s/></text:p>
          </table:table-cell>
          <table:table-cell office:value-type="float" office:value="14936" table:style-name="ce35">
            <text:p><text:s/>14,936<text:s/></text:p>
          </table:table-cell>
          <table:table-cell office:value-type="float" office:value="1792320" table:formula="of:=[.AT29]*[.AC29]" table:style-name="ce33">
            <text:p><text:s/>17,92,320<text:s/></text:p>
          </table:table-cell>
          <table:table-cell office:value-type="float" office:value="1222800" table:formula="of:=[.AK29]+[.AM29]+[.AN29]+[.AO29]" table:style-name="ce33">
            <text:p><text:s/>12,22,800<text:s/></text:p>
          </table:table-cell>
          <table:table-cell office:value-type="float" office:value="10190" table:formula="of:=[.AV29]/[.AC29]" table:style-name="ce33">
            <text:p><text:s/>10,190<text:s/></text:p>
          </table:table-cell>
          <table:table-cell office:value-type="float" office:value="4746" table:formula="of:=[.AT29]-[.AW29]" table:style-name="ce33">
            <text:p><text:s/>4,746<text:s/></text:p>
          </table:table-cell>
          <table:table-cell office:value-type="float" office:value="611220" table:formula="of:=[.AK29]/2" table:style-name="ce33">
            <text:p><text:s/>6,11,220<text:s/></text:p>
          </table:table-cell>
          <table:table-cell office:value-type="float" office:value="1834020" table:formula="of:=([.AH29]+[.AK29]+[.AY29]+[.AO29]+[.AM29]+[.AN29])" table:style-name="ce34">
            <text:p><text:s/>18,34,020<text:s/></text:p>
          </table:table-cell>
          <table:table-cell table:number-columns-repeated="4" table:style-name="ce25"/>
          <table:table-cell office:value-type="date" office:date-value="2025-04-27T00:00:00" table:style-name="ce36">
            <text:p>27-Apr-25</text:p>
          </table:table-cell>
          <table:table-cell office:value-type="date" office:date-value="2025-04-28T00:00:00" table:style-name="ce36">
            <text:p>28-Apr-25</text:p>
          </table:table-cell>
          <table:table-cell office:value-type="date" office:date-value="2025-04-29T00:00:00" table:style-name="ce50">
            <text:p>29-Apr-25</text:p>
          </table:table-cell>
          <table:table-cell office:value-type="date" office:date-value="2025-04-29T00:00:00" table:style-name="ce37">
            <text:p>29-Apr-25</text:p>
          </table:table-cell>
          <table:table-cell office:value-type="float" office:value="0" table:formula="of:=[.BH29]-[.BG29]" table:style-name="ce38">
            <text:p>0</text:p>
          </table:table-cell>
          <table:table-cell table:style-name="ce39"/>
          <table:table-cell table:number-columns-repeated="16322"/>
        </table:table-row>
        <table:table-row table:style-name="ro8">
          <table:table-cell office:value-type="float" office:value="29" table:formula="of:=[.A29]+1" table:style-name="ce25">
            <text:p>29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0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2958" table:style-name="ce25">
            <text:p>2958</text:p>
          </table:table-cell>
          <table:table-cell office:value-type="string" table:style-name="ce25">
            <text:p>MU-295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801</text:p>
          </table:table-cell>
          <table:table-cell office:value-type="float" office:value="224" table:style-name="ce25">
            <text:p>224</text:p>
          </table:table-cell>
          <table:table-cell office:value-type="string" table:style-name="ce29">
            <text:p>NA</text:p>
          </table:table-cell>
          <table:table-cell office:value-type="string" table:style-name="ce66">
            <text:p>NA</text:p>
          </table:table-cell>
          <table:table-cell office:value-type="string" table:style-name="ce25">
            <text:p>MUMU25FL010</text:p>
          </table:table-cell>
          <table:table-cell office:value-type="string" table:style-name="ce25">
            <text:p>MUMU25FL010MCMW</text:p>
          </table:table-cell>
          <table:table-cell office:value-type="string" table:style-name="ce25">
            <text:p>MUMU25FL010MCMW250417D3C3L0013</text:p>
          </table:table-cell>
          <table:table-cell office:value-type="float" office:value="783340898" table:style-name="ce96">
            <text:p>783340898</text:p>
          </table:table-cell>
          <table:table-cell office:value-type="float" office:value="80" table:style-name="ce25">
            <text:p>80</text:p>
          </table:table-cell>
          <table:table-cell office:value-type="date" office:date-value="2024-04-17T00:00:00" table:style-name="ce31">
            <text:p>17-Apr-24</text:p>
          </table:table-cell>
          <table:table-cell office:value-type="string" table:style-name="ce25">
            <text:p>OPP. SANKET APARTMENT</text:p>
          </table:table-cell>
          <table:table-cell office:value-type="string" table:style-name="ce25">
            <text:p>NEAR EESH KRIPA BLDG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MW</text:p>
          </table:table-cell>
          <table:table-cell office:value-type="string" table:style-name="ce25">
            <text:p>Yes</text:p>
          </table:table-cell>
          <table:table-cell office:value-type="float" office:value="783340898" table:style-name="ce25">
            <text:p>783340898</text:p>
          </table:table-cell>
          <table:table-cell office:value-type="float" office:value="90" table:style-name="ce25">
            <text:p>90</text:p>
          </table:table-cell>
          <table:table-cell office:value-type="date" office:date-value="2025-04-29T00:00:00" table:style-name="ce31">
            <text:p>29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57">
            <text:p>Carriageway(Bituminous Concrete+Others)</text:p>
          </table:table-cell>
          <table:table-cell office:value-type="float" office:value="10187" table:style-name="ce25">
            <text:p>10187</text:p>
          </table:table-cell>
          <table:table-cell office:value-type="float" office:value="916830" table:formula="of:=[.AC30]*[.AJ30]" table:style-name="ce33">
            <text:p><text:s/>9,16,830<text:s/></text:p>
          </table:table-cell>
          <table:table-cell office:value-type="float" office:value="1" table:style-name="ce25">
            <text:p>1</text:p>
          </table:table-cell>
          <table:table-cell office:value-type="float" office:value="180" table:formula="of:=[.AC30]*2" table:style-name="ce33">
            <text:p><text:s/>180<text:s/></text:p>
          </table:table-cell>
          <table:table-cell office:value-type="float" office:value="90" table:formula="of:=[.AC30]*1" table:style-name="ce33">
            <text:p><text:s/>90<text:s/></text:p>
          </table:table-cell>
          <table:table-cell table:number-columns-repeated="3" table:style-name="ce33"/>
          <table:table-cell office:value-type="float" office:value="458415" table:formula="of:=[.AY30]" table:style-name="ce18">
            <text:p><text:s/>4,58,415<text:s/></text:p>
          </table:table-cell>
          <table:table-cell office:value-type="float" office:value="1375515" table:formula="of:=[.AK30]+[.AM30]+[.AN30]+[.AO30]+[.AP30]+[.AQ30]+[.AR30]" table:style-name="ce18">
            <text:p><text:s/>13,75,515<text:s/></text:p>
          </table:table-cell>
          <table:table-cell office:value-type="float" office:value="14936" table:style-name="ce35">
            <text:p><text:s/>14,936<text:s/></text:p>
          </table:table-cell>
          <table:table-cell office:value-type="float" office:value="1344240" table:formula="of:=[.AT30]*[.AC30]" table:style-name="ce33">
            <text:p><text:s/>13,44,240<text:s/></text:p>
          </table:table-cell>
          <table:table-cell office:value-type="float" office:value="917100" table:formula="of:=[.AK30]+[.AM30]+[.AN30]+[.AO30]" table:style-name="ce33">
            <text:p><text:s/>9,17,100<text:s/></text:p>
          </table:table-cell>
          <table:table-cell office:value-type="float" office:value="10190" table:formula="of:=[.AV30]/[.AC30]" table:style-name="ce33">
            <text:p><text:s/>10,190<text:s/></text:p>
          </table:table-cell>
          <table:table-cell office:value-type="float" office:value="4746" table:formula="of:=[.AT30]-[.AW30]" table:style-name="ce33">
            <text:p><text:s/>4,746<text:s/></text:p>
          </table:table-cell>
          <table:table-cell office:value-type="float" office:value="458415" table:formula="of:=[.AK30]/2" table:style-name="ce33">
            <text:p><text:s/>4,58,415<text:s/></text:p>
          </table:table-cell>
          <table:table-cell office:value-type="float" office:value="1375515" table:formula="of:=([.AH30]+[.AK30]+[.AY30]+[.AO30]+[.AM30]+[.AN30])" table:style-name="ce34">
            <text:p><text:s/>13,75,515<text:s/></text:p>
          </table:table-cell>
          <table:table-cell office:value-type="string" table:style-name="ce25">
            <text:p>MUM-ROW000000090</text:p>
          </table:table-cell>
          <table:table-cell table:number-columns-repeated="3" table:style-name="ce25"/>
          <table:table-cell office:value-type="date" office:date-value="2025-04-29T00:00:00" table:style-name="ce36">
            <text:p>29-Apr-25</text:p>
          </table:table-cell>
          <table:table-cell office:value-type="date" office:date-value="2025-02-05T00:00:00" table:style-name="ce50">
            <text:p>5-Feb-25</text:p>
          </table:table-cell>
          <table:table-cell office:value-type="date" office:date-value="2025-03-05T00:00:00" table:style-name="ce50">
            <text:p>5-Mar-25</text:p>
          </table:table-cell>
          <table:table-cell table:style-name="ce67"/>
          <table:table-cell office:value-type="float" office:value="-45721" table:formula="of:=[.BH30]-[.BG30]" table:style-name="ce38">
            <text:p>-45721</text:p>
          </table:table-cell>
          <table:table-cell table:style-name="ce39"/>
          <table:table-cell table:number-columns-repeated="16322"/>
        </table:table-row>
        <table:table-row table:style-name="ro8">
          <table:table-cell office:value-type="float" office:value="30" table:formula="of:=[.A30]+1" table:style-name="ce25">
            <text:p>30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6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1]=&quot;IP-1&quot;;&quot;CE&quot;;&quot;Airtel&quot;)" table:style-name="ce25">
            <text:p>Airtel</text:p>
          </table:table-cell>
          <table:table-cell office:value-type="string" table:style-name="ce27">
            <text:p>Mumbai Fiber Refresh Project</text:p>
          </table:table-cell>
          <table:table-cell office:value-type="float" office:value="2958" table:style-name="ce25">
            <text:p>2958</text:p>
          </table:table-cell>
          <table:table-cell office:value-type="string" table:style-name="ce25">
            <text:p>MU-295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801</text:p>
          </table:table-cell>
          <table:table-cell office:value-type="float" office:value="224" table:style-name="ce25">
            <text:p>224</text:p>
          </table:table-cell>
          <table:table-cell office:value-type="string" table:style-name="ce29">
            <text:p>NA</text:p>
          </table:table-cell>
          <table:table-cell office:value-type="string" table:style-name="ce66">
            <text:p>NA</text:p>
          </table:table-cell>
          <table:table-cell office:value-type="string" table:style-name="ce25">
            <text:p>MUMU25FL010</text:p>
          </table:table-cell>
          <table:table-cell office:value-type="string" table:style-name="ce25">
            <text:p>MUMU25FL010MCMW</text:p>
          </table:table-cell>
          <table:table-cell office:value-type="string" table:style-name="ce25">
            <text:p>MUMU25FL010MCMW250417D3C3L0014</text:p>
          </table:table-cell>
          <table:table-cell office:value-type="float" office:value="783340954" table:style-name="ce96">
            <text:p>783340954</text:p>
          </table:table-cell>
          <table:table-cell office:value-type="float" office:value="130" table:style-name="ce25">
            <text:p>130</text:p>
          </table:table-cell>
          <table:table-cell office:value-type="date" office:date-value="2024-04-17T00:00:00" table:style-name="ce31">
            <text:p>17-Apr-24</text:p>
          </table:table-cell>
          <table:table-cell office:value-type="string" table:style-name="ce25">
            <text:p>NEAR EESH KRIPA BLDG</text:p>
          </table:table-cell>
          <table:table-cell office:value-type="string" table:style-name="ce25">
            <text:p>NEAR MAHESH KUTIR BLDG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MW</text:p>
          </table:table-cell>
          <table:table-cell office:value-type="string" table:style-name="ce25">
            <text:p>Yes</text:p>
          </table:table-cell>
          <table:table-cell office:value-type="float" office:value="783340954" table:style-name="ce25">
            <text:p>783340954</text:p>
          </table:table-cell>
          <table:table-cell office:value-type="float" office:value="140" table:style-name="ce25">
            <text:p>140</text:p>
          </table:table-cell>
          <table:table-cell office:value-type="date" office:date-value="2025-04-29T00:00:00" table:style-name="ce31">
            <text:p>29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57">
            <text:p>Carriageway(Bituminous Concrete+Others)</text:p>
          </table:table-cell>
          <table:table-cell office:value-type="float" office:value="10187" table:style-name="ce25">
            <text:p>10187</text:p>
          </table:table-cell>
          <table:table-cell office:value-type="float" office:value="1426180" table:formula="of:=[.AC31]*[.AJ31]" table:style-name="ce33">
            <text:p><text:s/>14,26,180<text:s/></text:p>
          </table:table-cell>
          <table:table-cell table:style-name="ce25"/>
          <table:table-cell office:value-type="float" office:value="280" table:formula="of:=[.AC31]*2" table:style-name="ce33">
            <text:p><text:s/>280<text:s/></text:p>
          </table:table-cell>
          <table:table-cell office:value-type="float" office:value="140" table:formula="of:=[.AC31]*1" table:style-name="ce33">
            <text:p><text:s/>140<text:s/></text:p>
          </table:table-cell>
          <table:table-cell table:number-columns-repeated="3" table:style-name="ce33"/>
          <table:table-cell office:value-type="float" office:value="713090" table:formula="of:=[.AY31]" table:style-name="ce18">
            <text:p><text:s/>7,13,090<text:s/></text:p>
          </table:table-cell>
          <table:table-cell office:value-type="float" office:value="2139690" table:formula="of:=[.AK31]+[.AM31]+[.AN31]+[.AO31]+[.AP31]+[.AQ31]+[.AR31]" table:style-name="ce18">
            <text:p><text:s/>21,39,690<text:s/></text:p>
          </table:table-cell>
          <table:table-cell office:value-type="float" office:value="14936" table:style-name="ce35">
            <text:p><text:s/>14,936<text:s/></text:p>
          </table:table-cell>
          <table:table-cell office:value-type="float" office:value="2091040" table:formula="of:=[.AT31]*[.AC31]" table:style-name="ce33">
            <text:p><text:s/>20,91,040<text:s/></text:p>
          </table:table-cell>
          <table:table-cell office:value-type="float" office:value="1426600" table:formula="of:=[.AK31]+[.AM31]+[.AN31]+[.AO31]" table:style-name="ce33">
            <text:p><text:s/>14,26,600<text:s/></text:p>
          </table:table-cell>
          <table:table-cell office:value-type="float" office:value="10190" table:formula="of:=[.AV31]/[.AC31]" table:style-name="ce33">
            <text:p><text:s/>10,190<text:s/></text:p>
          </table:table-cell>
          <table:table-cell office:value-type="float" office:value="4746" table:formula="of:=[.AT31]-[.AW31]" table:style-name="ce33">
            <text:p><text:s/>4,746<text:s/></text:p>
          </table:table-cell>
          <table:table-cell office:value-type="float" office:value="713090" table:formula="of:=[.AK31]/2" table:style-name="ce33">
            <text:p><text:s/>7,13,090<text:s/></text:p>
          </table:table-cell>
          <table:table-cell office:value-type="float" office:value="2139690" table:formula="of:=([.AH31]+[.AK31]+[.AY31]+[.AO31]+[.AM31]+[.AN31])" table:style-name="ce34">
            <text:p><text:s/>21,39,690<text:s/></text:p>
          </table:table-cell>
          <table:table-cell table:number-columns-repeated="4" table:style-name="ce25"/>
          <table:table-cell office:value-type="date" office:date-value="2025-04-29T00:00:00" table:style-name="ce36">
            <text:p>29-Apr-25</text:p>
          </table:table-cell>
          <table:table-cell office:value-type="date" office:date-value="2025-02-05T00:00:00" table:style-name="ce50">
            <text:p>5-Feb-25</text:p>
          </table:table-cell>
          <table:table-cell office:value-type="date" office:date-value="2025-03-05T00:00:00" table:style-name="ce50">
            <text:p>5-Mar-25</text:p>
          </table:table-cell>
          <table:table-cell table:style-name="ce67"/>
          <table:table-cell office:value-type="float" office:value="-45721" table:formula="of:=[.BH31]-[.BG31]" table:style-name="ce38">
            <text:p>-45721</text:p>
          </table:table-cell>
          <table:table-cell table:style-name="ce39"/>
          <table:table-cell table:number-columns-repeated="16322"/>
        </table:table-row>
        <table:table-row table:style-name="ro3">
          <table:table-cell office:value-type="float" office:value="31" table:formula="of:=[.A31]+1" table:style-name="ce25">
            <text:p>31</text:p>
          </table:table-cell>
          <table:table-cell office:value-type="string" table:style-name="ce32">
            <text:p>DC Route</text:p>
          </table:table-cell>
          <table:table-cell office:value-type="string" table:style-name="ce68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2]=&quot;IP-1&quot;;&quot;CE&quot;;&quot;Airtel&quot;)" table:style-name="ce25">
            <text:p>Airtel</text:p>
          </table:table-cell>
          <table:table-cell office:value-type="string" table:style-name="ce69">
            <text:p>Mumbai Fiber Refresh Project</text:p>
          </table:table-cell>
          <table:table-cell office:value-type="float" office:value="3054" table:style-name="ce25">
            <text:p>3054</text:p>
          </table:table-cell>
          <table:table-cell office:value-type="string" table:style-name="ce32">
            <text:p>MU-3054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32"/>
          <table:table-cell office:value-type="string" table:style-name="ce29">
            <text:p>10004641</text:p>
          </table:table-cell>
          <table:table-cell office:value-type="float" office:value="30" table:style-name="ce25">
            <text:p>30</text:p>
          </table:table-cell>
          <table:table-cell office:value-type="string" table:style-name="ce70">
            <text:p>NA</text:p>
          </table:table-cell>
          <table:table-cell office:value-type="string" table:style-name="ce32">
            <text:p>MUMU25R010</text:p>
          </table:table-cell>
          <table:table-cell office:value-type="string" table:style-name="ce71">
            <text:p>MUMU25NL006</text:p>
          </table:table-cell>
          <table:table-cell office:value-type="string" table:style-name="ce32">
            <text:p>MUMU25NL006MCWA</text:p>
          </table:table-cell>
          <table:table-cell office:value-type="string" table:style-name="ce32">
            <text:p>MUMU25NL006MCWA250415D3C3L0015</text:p>
          </table:table-cell>
          <table:table-cell office:value-type="float" office:value="783340693" table:style-name="ce97">
            <text:p>783340693</text:p>
          </table:table-cell>
          <table:table-cell office:value-type="float" office:value="20" table:style-name="ce32">
            <text:p>20</text:p>
          </table:table-cell>
          <table:table-cell office:value-type="date" office:date-value="2025-04-15T00:00:00" table:style-name="ce72">
            <text:p>15-Apr-25</text:p>
          </table:table-cell>
          <table:table-cell office:value-type="string" table:style-name="ce32">
            <text:p>SUN CLINIC</text:p>
          </table:table-cell>
          <table:table-cell office:value-type="string" table:style-name="ce32">
            <text:p>ANIL MILK SUPPLIER</text:p>
          </table:table-cell>
          <table:table-cell office:value-type="string" table:style-name="ce32">
            <text:p>MCGM</text:p>
          </table:table-cell>
          <table:table-cell office:value-type="string" table:style-name="ce32">
            <text:p>A</text:p>
          </table:table-cell>
          <table:table-cell office:value-type="string" table:style-name="ce32">
            <text:p>Yes</text:p>
          </table:table-cell>
          <table:table-cell office:value-type="float" office:value="783340693" table:style-name="ce32">
            <text:p>783340693</text:p>
          </table:table-cell>
          <table:table-cell office:value-type="float" office:value="34" table:style-name="ce32">
            <text:p>34</text:p>
          </table:table-cell>
          <table:table-cell office:value-type="date" office:date-value="2025-05-02T00:00:00" table:style-name="ce72">
            <text:p>02-May-25</text:p>
          </table:table-cell>
          <table:table-cell office:value-type="string" table:style-name="ce72">
            <text:p>Legal</text:p>
          </table:table-cell>
          <table:table-cell office:value-type="string" table:style-name="ce72">
            <text:p>Open Trench</text:p>
          </table:table-cell>
          <table:table-cell table:number-columns-repeated="2" table:style-name="ce32"/>
          <table:table-cell office:value-type="string" table:style-name="ce73">
            <text:p>Carriageway(Bituminous Concrete)</text:p>
          </table:table-cell>
          <table:table-cell office:value-type="float" office:value="10187" table:style-name="ce32">
            <text:p>10187</text:p>
          </table:table-cell>
          <table:table-cell office:value-type="float" office:value="346358" table:formula="of:=[.AC32]*[.AJ32]" table:style-name="ce33">
            <text:p><text:s/>3,46,358<text:s/></text:p>
          </table:table-cell>
          <table:table-cell office:value-type="float" office:value="1" table:style-name="ce32">
            <text:p>1</text:p>
          </table:table-cell>
          <table:table-cell office:value-type="float" office:value="68" table:formula="of:=[.AC32]*2" table:style-name="ce33">
            <text:p><text:s/>68<text:s/></text:p>
          </table:table-cell>
          <table:table-cell office:value-type="float" office:value="34" table:formula="of:=[.AC32]*1" table:style-name="ce33">
            <text:p><text:s/>34<text:s/></text:p>
          </table:table-cell>
          <table:table-cell table:number-columns-repeated="3" table:style-name="ce74"/>
          <table:table-cell office:value-type="float" office:value="173179" table:formula="of:=[.AY32]" table:style-name="ce18">
            <text:p><text:s/>1,73,179<text:s/></text:p>
          </table:table-cell>
          <table:table-cell office:value-type="float" office:value="519639" table:formula="of:=[.AK32]+[.AM32]+[.AN32]+[.AO32]+[.AP32]+[.AQ32]+[.AR32]" table:style-name="ce18">
            <text:p><text:s/>5,19,639<text:s/></text:p>
          </table:table-cell>
          <table:table-cell office:value-type="float" office:value="14946" table:style-name="ce35">
            <text:p><text:s/>14,946<text:s/></text:p>
          </table:table-cell>
          <table:table-cell office:value-type="float" office:value="508164" table:formula="of:=[.AT32]*[.AC32]" table:style-name="ce74">
            <text:p><text:s/>5,08,164<text:s/></text:p>
          </table:table-cell>
          <table:table-cell office:value-type="float" office:value="346460" table:formula="of:=[.AK32]+[.AM32]+[.AN32]+[.AO32]" table:style-name="ce33">
            <text:p><text:s/>3,46,460<text:s/></text:p>
          </table:table-cell>
          <table:table-cell office:value-type="float" office:value="10190" table:formula="of:=[.AV32]/[.AC32]" table:style-name="ce33">
            <text:p><text:s/>10,190<text:s/></text:p>
          </table:table-cell>
          <table:table-cell office:value-type="float" office:value="4756" table:formula="of:=[.AT32]-[.AW32]" table:style-name="ce33">
            <text:p><text:s/>4,756<text:s/></text:p>
          </table:table-cell>
          <table:table-cell office:value-type="float" office:value="173179" table:formula="of:=[.AK32]/2" table:style-name="ce33">
            <text:p><text:s/>1,73,179<text:s/></text:p>
          </table:table-cell>
          <table:table-cell office:value-type="float" office:value="519639" table:formula="of:=([.AH32]+[.AK32]+[.AY32]+[.AO32]+[.AM32]+[.AN32])" table:style-name="ce34">
            <text:p><text:s/>5,19,639<text:s/></text:p>
          </table:table-cell>
          <table:table-cell office:value-type="string" table:style-name="ce32">
            <text:p>MUM-ROW000000093</text:p>
          </table:table-cell>
          <table:table-cell table:number-columns-repeated="3" table:style-name="ce32"/>
          <table:table-cell office:value-type="date" office:date-value="2025-05-05T00:00:00" table:style-name="ce75">
            <text:p>5-May-25</text:p>
          </table:table-cell>
          <table:table-cell office:value-type="date" office:date-value="2025-05-06T00:00:00" table:style-name="ce75">
            <text:p>6-May-25</text:p>
          </table:table-cell>
          <table:table-cell office:value-type="date" office:date-value="2025-05-06T00:00:00" table:style-name="ce75">
            <text:p>6-May-25</text:p>
          </table:table-cell>
          <table:table-cell office:value-type="date" office:date-value="2025-05-08T00:00:00" table:style-name="ce76">
            <text:p>8-May-25</text:p>
          </table:table-cell>
          <table:table-cell office:value-type="float" office:value="2" table:formula="of:=[.BH32]-[.BG32]" table:style-name="ce38">
            <text:p>2</text:p>
          </table:table-cell>
          <table:table-cell table:style-name="ce39"/>
          <table:table-cell table:number-columns-repeated="16322"/>
        </table:table-row>
        <table:table-row table:style-name="ro3">
          <table:table-cell office:value-type="float" office:value="32" table:formula="of:=[.A32]+1" table:style-name="ce25">
            <text:p>32</text:p>
          </table:table-cell>
          <table:table-cell office:value-type="string" table:style-name="ce25">
            <text:p>DC Route</text:p>
          </table:table-cell>
          <table:table-cell office:value-type="string" table:style-name="ce25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3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B3135</text:p>
          </table:table-cell>
          <table:table-cell office:value-type="string" table:style-name="ce98">
            <text:p>MU-MB3135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641</text:p>
          </table:table-cell>
          <table:table-cell office:value-type="float" office:value="130" table:style-name="ce25">
            <text:p>130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MUMU25R010</text:p>
          </table:table-cell>
          <table:table-cell office:value-type="string" table:style-name="ce41">
            <text:p>MUMU25NL007</text:p>
          </table:table-cell>
          <table:table-cell office:value-type="string" table:style-name="ce25">
            <text:p>MUMU25NL007MCWA</text:p>
          </table:table-cell>
          <table:table-cell office:value-type="string" table:style-name="ce25">
            <text:p>MUMU25NL007MCWA250414D3C3L0016</text:p>
          </table:table-cell>
          <table:table-cell office:value-type="float" office:value="783340649" table:style-name="ce96">
            <text:p>783340649</text:p>
          </table:table-cell>
          <table:table-cell office:value-type="float" office:value="28" table:style-name="ce25">
            <text:p>28</text:p>
          </table:table-cell>
          <table:table-cell office:value-type="date" office:date-value="2025-04-14T00:00:00" table:style-name="ce31">
            <text:p>14-Apr-25</text:p>
          </table:table-cell>
          <table:table-cell office:value-type="string" table:style-name="ce25">
            <text:p>HOTEL MANAMA</text:p>
          </table:table-cell>
          <table:table-cell office:value-type="string" table:style-name="ce25">
            <text:p>FRIENDS PREMISES</text:p>
          </table:table-cell>
          <table:table-cell office:value-type="string" table:style-name="ce25">
            <text:p>MCGM</text:p>
          </table:table-cell>
          <table:table-cell office:value-type="string" table:style-name="ce25">
            <text:p>A</text:p>
          </table:table-cell>
          <table:table-cell office:value-type="string" table:style-name="ce25">
            <text:p>Yes</text:p>
          </table:table-cell>
          <table:table-cell office:value-type="float" office:value="783340649" table:style-name="ce25">
            <text:p>783340649</text:p>
          </table:table-cell>
          <table:table-cell office:value-type="float" office:value="38" table:style-name="ce25">
            <text:p>38</text:p>
          </table:table-cell>
          <table:table-cell office:value-type="date" office:date-value="2025-05-02T00:00:00" table:style-name="ce31">
            <text:p>02-May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57">
            <text:p>Carriageway(Mastic Asphalt 40 m)</text:p>
          </table:table-cell>
          <table:table-cell office:value-type="float" office:value="14936" table:style-name="ce25">
            <text:p>14936</text:p>
          </table:table-cell>
          <table:table-cell office:value-type="float" office:value="567568" table:formula="of:=[.AC33]*[.AJ33]" table:style-name="ce33">
            <text:p><text:s/>5,67,568<text:s/></text:p>
          </table:table-cell>
          <table:table-cell office:value-type="float" office:value="1" table:style-name="ce25">
            <text:p>1</text:p>
          </table:table-cell>
          <table:table-cell office:value-type="float" office:value="76" table:formula="of:=[.AC33]*2" table:style-name="ce33">
            <text:p><text:s/>76<text:s/></text:p>
          </table:table-cell>
          <table:table-cell office:value-type="float" office:value="38" table:formula="of:=[.AC33]*1" table:style-name="ce33">
            <text:p><text:s/>38<text:s/></text:p>
          </table:table-cell>
          <table:table-cell table:number-columns-repeated="3" table:style-name="ce33"/>
          <table:table-cell office:value-type="float" office:value="283784" table:formula="of:=[.AY33]" table:style-name="ce18">
            <text:p><text:s/>2,83,784<text:s/></text:p>
          </table:table-cell>
          <table:table-cell office:value-type="float" office:value="851466" table:formula="of:=[.AK33]+[.AM33]+[.AN33]+[.AO33]+[.AP33]+[.AQ33]+[.AR33]" table:style-name="ce18">
            <text:p><text:s/>8,51,466<text:s/></text:p>
          </table:table-cell>
          <table:table-cell office:value-type="float" office:value="14958" table:style-name="ce35">
            <text:p><text:s/>14,958<text:s/></text:p>
          </table:table-cell>
          <table:table-cell office:value-type="float" office:value="568404" table:formula="of:=[.AT33]*[.AC33]" table:style-name="ce33">
            <text:p><text:s/>5,68,404<text:s/></text:p>
          </table:table-cell>
          <table:table-cell office:value-type="float" office:value="567682" table:formula="of:=[.AK33]+[.AM33]+[.AN33]+[.AO33]" table:style-name="ce33">
            <text:p><text:s/>5,67,682<text:s/></text:p>
          </table:table-cell>
          <table:table-cell office:value-type="float" office:value="14939" table:formula="of:=[.AV33]/[.AC33]" table:style-name="ce33">
            <text:p><text:s/>14,939<text:s/></text:p>
          </table:table-cell>
          <table:table-cell office:value-type="float" office:value="19" table:formula="of:=[.AT33]-[.AW33]" table:style-name="ce33">
            <text:p><text:s/>19<text:s/></text:p>
          </table:table-cell>
          <table:table-cell office:value-type="float" office:value="283784" table:formula="of:=[.AK33]/2" table:style-name="ce33">
            <text:p><text:s/>2,83,784<text:s/></text:p>
          </table:table-cell>
          <table:table-cell office:value-type="float" office:value="851466" table:formula="of:=([.AH33]+[.AK33]+[.AY33]+[.AO33]+[.AM33]+[.AN33])" table:style-name="ce34">
            <text:p><text:s/>8,51,466<text:s/></text:p>
          </table:table-cell>
          <table:table-cell office:value-type="string" table:style-name="ce25">
            <text:p>MUM-ROW000000094</text:p>
          </table:table-cell>
          <table:table-cell table:number-columns-repeated="3" table:style-name="ce25"/>
          <table:table-cell office:value-type="date" office:date-value="2025-05-05T00:00:00" table:style-name="ce75">
            <text:p>5-May-25</text:p>
          </table:table-cell>
          <table:table-cell office:value-type="date" office:date-value="2025-05-06T00:00:00" table:style-name="ce75">
            <text:p>6-May-25</text:p>
          </table:table-cell>
          <table:table-cell office:value-type="date" office:date-value="2025-05-06T00:00:00" table:style-name="ce75">
            <text:p>6-May-25</text:p>
          </table:table-cell>
          <table:table-cell office:value-type="date" office:date-value="2025-05-09T00:00:00" table:style-name="ce76">
            <text:p>9-May-25</text:p>
          </table:table-cell>
          <table:table-cell office:value-type="float" office:value="3" table:formula="of:=[.BH33]-[.BG33]" table:style-name="ce38">
            <text:p>3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33" table:formula="of:=[.A33]+1" table:style-name="ce25">
            <text:p>33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5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4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B1585</text:p>
          </table:table-cell>
          <table:table-cell office:value-type="string" table:style-name="ce99">
            <text:p>MU-MB1585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873</text:p>
          </table:table-cell>
          <table:table-cell office:value-type="float" office:value="112" table:style-name="ce25">
            <text:p>112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FL011</text:p>
          </table:table-cell>
          <table:table-cell office:value-type="string" table:style-name="ce25">
            <text:p>MUMU25FL011KDWA</text:p>
          </table:table-cell>
          <table:table-cell office:value-type="string" table:style-name="ce25">
            <text:p>MUMU25FL011KDWA250424D3C3L0017</text:p>
          </table:table-cell>
          <table:table-cell office:value-type="string" table:style-name="ce96">
            <text:p>Airtel/OSP/2025-26/Open Trench/KDMC/MB-1585/130 Mtrs</text:p>
          </table:table-cell>
          <table:table-cell office:value-type="float" office:value="130" table:style-name="ce25">
            <text:p>130</text:p>
          </table:table-cell>
          <table:table-cell office:value-type="date" office:date-value="2024-04-24T00:00:00" table:style-name="ce31">
            <text:p>24-Apr-24</text:p>
          </table:table-cell>
          <table:table-cell office:value-type="string" table:style-name="ce25">
            <text:p>BHIWANDI MURBAD ROAD</text:p>
          </table:table-cell>
          <table:table-cell office:value-type="string" table:style-name="ce25">
            <text:p>SHREE GANESH VANDAN BUILDING</text:p>
          </table:table-cell>
          <table:table-cell office:value-type="string" table:style-name="ce25">
            <text:p>KDMC</text:p>
          </table:table-cell>
          <table:table-cell office:value-type="string" table:style-name="ce25">
            <text:p>A</text:p>
          </table:table-cell>
          <table:table-cell office:value-type="string" table:style-name="ce25">
            <text:p>Yes</text:p>
          </table:table-cell>
          <table:table-cell office:value-type="string" table:style-name="ce80">
            <text:p>KMDC/KA/Const./25</text:p>
          </table:table-cell>
          <table:table-cell office:value-type="float" office:value="130" table:style-name="ce25">
            <text:p>130</text:p>
          </table:table-cell>
          <table:table-cell table:style-name="ce25"/>
          <table:table-cell office:value-type="string" table:style-name="ce31">
            <text:p>Legal</text:p>
          </table:table-cell>
          <table:table-cell table:number-columns-repeated="4" table:style-name="ce25"/>
          <table:table-cell office:value-type="float" office:value="9269.27" table:style-name="ce25">
            <text:p>9269.27</text:p>
          </table:table-cell>
          <table:table-cell office:value-type="float" office:value="1205005.1000000001" table:style-name="ce33">
            <text:p><text:s/>12,05,005<text:s/></text:p>
          </table:table-cell>
          <table:table-cell table:style-name="ce25"/>
          <table:table-cell office:value-type="float" office:value="26000" table:style-name="ce33">
            <text:p><text:s/>26,0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180750.76" table:style-name="ce33">
            <text:p><text:s/>1,80,751<text:s/></text:p>
          </table:table-cell>
          <table:table-cell table:number-columns-repeated="2" table:style-name="ce33"/>
          <table:table-cell office:value-type="float" office:value="120500.51" table:formula="of:=[.AY34]" table:style-name="ce18">
            <text:p><text:s/>1,20,501<text:s/></text:p>
          </table:table-cell>
          <table:table-cell office:value-type="float" office:value="1532256.37" table:formula="of:=[.AK34]+[.AM34]+[.AN34]+[.AO34]+[.AP34]+[.AQ34]+[.AR34]" table:style-name="ce18">
            <text:p><text:s/>15,32,256<text:s/></text:p>
          </table:table-cell>
          <table:table-cell office:value-type="float" office:value="11600" table:style-name="ce35">
            <text:p><text:s/>11,600<text:s/></text:p>
          </table:table-cell>
          <table:table-cell office:value-type="float" office:value="1508000" table:formula="of:=[.AT34]*[.AC34]" table:style-name="ce33">
            <text:p><text:s/>15,08,000<text:s/></text:p>
          </table:table-cell>
          <table:table-cell office:value-type="float" office:value="1411755.86" table:formula="of:=[.AK34]+[.AM34]+[.AN34]+[.AO34]" table:style-name="ce33">
            <text:p><text:s/>14,11,756<text:s/></text:p>
          </table:table-cell>
          <table:table-cell office:value-type="float" office:value="10859.660461538462" table:formula="of:=[.AV34]/[.AC34]" table:style-name="ce33">
            <text:p><text:s/>10,860<text:s/></text:p>
          </table:table-cell>
          <table:table-cell office:value-type="float" office:value="740.33953846153781" table:formula="of:=[.AT34]-[.AW34]" table:style-name="ce33">
            <text:p><text:s/>740<text:s/></text:p>
          </table:table-cell>
          <table:table-cell office:value-type="float" office:value="120500.51" table:style-name="ce33">
            <text:p><text:s/>1,20,501<text:s/></text:p>
          </table:table-cell>
          <table:table-cell office:value-type="float" office:value="1532256.37" table:formula="of:=([.AH34]+[.AK34]+[.AY34]+[.AO34]+[.AM34]+[.AN34])" table:style-name="ce34">
            <text:p><text:s/>15,32,256<text:s/></text:p>
          </table:table-cell>
          <table:table-cell table:number-columns-repeated="4" table:style-name="ce25"/>
          <table:table-cell office:value-type="date" office:date-value="2025-05-06T00:00:00" table:style-name="ce75">
            <text:p>6-May-25</text:p>
          </table:table-cell>
          <table:table-cell office:value-type="date" office:date-value="2025-05-07T00:00:00" table:style-name="ce75">
            <text:p>7-May-25</text:p>
          </table:table-cell>
          <table:table-cell office:value-type="date" office:date-value="2025-05-07T00:00:00" table:style-name="ce75">
            <text:p>7-May-25</text:p>
          </table:table-cell>
          <table:table-cell table:style-name="ce76"/>
          <table:table-cell office:value-type="float" office:value="-45784" table:formula="of:=[.BH34]-[.BG34]" table:style-name="ce38">
            <text:p>-45784</text:p>
          </table:table-cell>
          <table:table-cell table:style-name="ce81"/>
          <table:table-cell table:number-columns-repeated="16322"/>
        </table:table-row>
        <table:table-row table:style-name="ro2">
          <table:table-cell office:value-type="float" office:value="34" table:formula="of:=[.A34]+1" table:style-name="ce25">
            <text:p>34</text:p>
          </table:table-cell>
          <table:table-cell office:value-type="string" table:style-name="ce25">
            <text:p>Additional Route</text:p>
          </table:table-cell>
          <table:table-cell office:value-type="string" table:style-name="ce25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5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A2218</text:p>
          </table:table-cell>
          <table:table-cell office:value-type="string" table:style-name="ce61">
            <text:p>MU-MA221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521</text:p>
          </table:table-cell>
          <table:table-cell office:value-type="float" office:value="20" table:style-name="ce25">
            <text:p>20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MUMU25RC07</text:p>
          </table:table-cell>
          <table:table-cell office:value-type="string" table:style-name="ce25">
            <text:p>MUMU25NL008</text:p>
          </table:table-cell>
          <table:table-cell office:value-type="string" table:style-name="ce25">
            <text:p>MUMU25NL008KDWA</text:p>
          </table:table-cell>
          <table:table-cell office:value-type="string" table:style-name="ce25">
            <text:p>MUMU25NL008KDWA250429D3C3L0004</text:p>
          </table:table-cell>
          <table:table-cell office:value-type="string" table:style-name="ce61">
            <text:p>Airtel/OSP/2025-26/Open Trench/KDMC/MA-2218/20 Mtrs</text:p>
          </table:table-cell>
          <table:table-cell office:value-type="float" office:value="20" table:style-name="ce25">
            <text:p>20</text:p>
          </table:table-cell>
          <table:table-cell table:number-columns-repeated="3" table:style-name="ce25"/>
          <table:table-cell office:value-type="string" table:style-name="ce25">
            <text:p>KDMC</text:p>
          </table:table-cell>
          <table:table-cell office:value-type="string" table:style-name="ce25">
            <text:p>KDMC</text:p>
          </table:table-cell>
          <table:table-cell table:style-name="ce25"/>
          <table:table-cell office:value-type="string" table:style-name="ce80">
            <text:p>KMDC/KA/Const./27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office:value-type="string" table:style-name="ce31">
            <text:p>Legal</text:p>
          </table:table-cell>
          <table:table-cell table:number-columns-repeated="4" table:style-name="ce25"/>
          <table:table-cell office:value-type="float" office:value="9269.27" table:style-name="ce25">
            <text:p>9269.27</text:p>
          </table:table-cell>
          <table:table-cell office:value-type="float" office:value="185385.40000000002" table:formula="of:=[.AJ35]*[.AC35]" table:style-name="ce33">
            <text:p><text:s/>1,85,385<text:s/></text:p>
          </table:table-cell>
          <table:table-cell table:style-name="ce25"/>
          <table:table-cell office:value-type="float" office:value="4000" table:style-name="ce33">
            <text:p><text:s/>4,0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27807.81" table:style-name="ce33">
            <text:p><text:s/>27,808<text:s/></text:p>
          </table:table-cell>
          <table:table-cell table:number-columns-repeated="2" table:style-name="ce33"/>
          <table:table-cell office:value-type="float" office:value="18538.54" table:formula="of:=[.AY35]" table:style-name="ce18">
            <text:p><text:s/>18,539<text:s/></text:p>
          </table:table-cell>
          <table:table-cell office:value-type="float" office:value="235731.75000000003" table:formula="of:=[.AK35]+[.AM35]+[.AN35]+[.AO35]+[.AP35]+[.AQ35]+[.AR35]" table:style-name="ce18">
            <text:p><text:s/>2,35,732<text:s/></text:p>
          </table:table-cell>
          <table:table-cell office:value-type="float" office:value="11600" table:style-name="ce35">
            <text:p><text:s/>11,600<text:s/></text:p>
          </table:table-cell>
          <table:table-cell office:value-type="float" office:value="232000" table:formula="of:=[.AT35]*[.AC35]" table:style-name="ce33">
            <text:p><text:s/>2,32,000<text:s/></text:p>
          </table:table-cell>
          <table:table-cell office:value-type="float" office:value="217193.21000000002" table:formula="of:=[.AK35]+[.AM35]+[.AN35]+[.AO35]" table:style-name="ce33">
            <text:p><text:s/>2,17,193<text:s/></text:p>
          </table:table-cell>
          <table:table-cell office:value-type="float" office:value="10859.660500000002" table:formula="of:=[.AV35]/[.AC35]" table:style-name="ce33">
            <text:p><text:s/>10,860<text:s/></text:p>
          </table:table-cell>
          <table:table-cell office:value-type="float" office:value="740.33949999999822" table:formula="of:=[.AT35]-[.AW35]" table:style-name="ce33">
            <text:p><text:s/>740<text:s/></text:p>
          </table:table-cell>
          <table:table-cell office:value-type="float" office:value="18538.54" table:style-name="ce33">
            <text:p><text:s/>18,539<text:s/></text:p>
          </table:table-cell>
          <table:table-cell office:value-type="float" office:value="235733.00000000003" table:formula="of:=([.AH35]+[.AK35]+[.AY35]+[.AO35]+[.AM35]+[.AN35])+1.25" table:style-name="ce34">
            <text:p><text:s/>2,35,733<text:s/></text:p>
          </table:table-cell>
          <table:table-cell table:number-columns-repeated="4" table:style-name="ce25"/>
          <table:table-cell office:value-type="date" office:date-value="2025-05-06T00:00:00" table:style-name="ce36">
            <text:p>6-May-25</text:p>
          </table:table-cell>
          <table:table-cell office:value-type="date" office:date-value="2025-05-07T00:00:00" table:style-name="ce75">
            <text:p>7-May-25</text:p>
          </table:table-cell>
          <table:table-cell office:value-type="date" office:date-value="2025-05-07T00:00:00" table:style-name="ce75">
            <text:p>7-May-25</text:p>
          </table:table-cell>
          <table:table-cell office:value-type="date" office:date-value="2025-05-14T00:00:00" table:style-name="ce76">
            <text:p>14-May-25</text:p>
          </table:table-cell>
          <table:table-cell office:value-type="float" office:value="7" table:formula="of:=[.BH35]-[.BG35]" table:style-name="ce38">
            <text:p>7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35" table:formula="of:=[.A35]+1" table:style-name="ce25">
            <text:p>35</text:p>
          </table:table-cell>
          <table:table-cell office:value-type="string" table:style-name="ce25">
            <text:p>Additional Route</text:p>
          </table:table-cell>
          <table:table-cell office:value-type="string" table:style-name="ce25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6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B1589</text:p>
          </table:table-cell>
          <table:table-cell office:value-type="string" table:style-name="ce61">
            <text:p>MU-MB1589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521</text:p>
          </table:table-cell>
          <table:table-cell office:value-type="float" office:value="90" table:style-name="ce25">
            <text:p>90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MUMU25RC07</text:p>
          </table:table-cell>
          <table:table-cell office:value-type="string" table:style-name="ce25">
            <text:p>MUMU25NL009</text:p>
          </table:table-cell>
          <table:table-cell office:value-type="string" table:style-name="ce25">
            <text:p>MUMU25NL009KDWA</text:p>
          </table:table-cell>
          <table:table-cell office:value-type="string" table:style-name="ce25">
            <text:p>MUMU25NL009KDWA250429D3C3L0001</text:p>
          </table:table-cell>
          <table:table-cell office:value-type="string" table:style-name="ce25">
            <text:p>Airtel/OSP/2025-26/Open Trench/KDMC/MB-1589/75 Mtrs</text:p>
          </table:table-cell>
          <table:table-cell office:value-type="float" office:value="75" table:style-name="ce25">
            <text:p>75</text:p>
          </table:table-cell>
          <table:table-cell table:number-columns-repeated="3" table:style-name="ce25"/>
          <table:table-cell office:value-type="string" table:style-name="ce25">
            <text:p>KDMC</text:p>
          </table:table-cell>
          <table:table-cell office:value-type="string" table:style-name="ce25">
            <text:p>KDMC</text:p>
          </table:table-cell>
          <table:table-cell table:style-name="ce25"/>
          <table:table-cell office:value-type="string" table:style-name="ce80">
            <text:p>KMDC/KA/Const./28</text:p>
          </table:table-cell>
          <table:table-cell office:value-type="float" office:value="75" table:style-name="ce25">
            <text:p>75</text:p>
          </table:table-cell>
          <table:table-cell table:style-name="ce25"/>
          <table:table-cell office:value-type="string" table:style-name="ce31">
            <text:p>Legal</text:p>
          </table:table-cell>
          <table:table-cell table:number-columns-repeated="4" table:style-name="ce25"/>
          <table:table-cell office:value-type="float" office:value="9269.27" table:style-name="ce25">
            <text:p>9269.27</text:p>
          </table:table-cell>
          <table:table-cell office:value-type="float" office:value="695195.25" table:formula="of:=[.AJ36]*[.AC36]" table:style-name="ce33">
            <text:p><text:s/>6,95,195<text:s/></text:p>
          </table:table-cell>
          <table:table-cell table:style-name="ce25"/>
          <table:table-cell office:value-type="float" office:value="15000" table:style-name="ce33">
            <text:p><text:s/>15,0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104279.28" table:style-name="ce33">
            <text:p><text:s/>1,04,279<text:s/></text:p>
          </table:table-cell>
          <table:table-cell table:number-columns-repeated="2" table:style-name="ce33"/>
          <table:table-cell office:value-type="float" office:value="69519.520000000004" table:formula="of:=[.AY36]" table:style-name="ce18">
            <text:p><text:s/>69,520<text:s/></text:p>
          </table:table-cell>
          <table:table-cell office:value-type="float" office:value="883994.05" table:formula="of:=[.AK36]+[.AM36]+[.AN36]+[.AO36]+[.AP36]+[.AQ36]+[.AR36]" table:style-name="ce18">
            <text:p><text:s/>8,83,994<text:s/></text:p>
          </table:table-cell>
          <table:table-cell office:value-type="float" office:value="11600" table:style-name="ce35">
            <text:p><text:s/>11,600<text:s/></text:p>
          </table:table-cell>
          <table:table-cell office:value-type="float" office:value="870000" table:formula="of:=[.AT36]*[.AC36]" table:style-name="ce33">
            <text:p><text:s/>8,70,000<text:s/></text:p>
          </table:table-cell>
          <table:table-cell office:value-type="float" office:value="814474.53" table:formula="of:=[.AK36]+[.AM36]+[.AN36]+[.AO36]" table:style-name="ce33">
            <text:p><text:s/>8,14,475<text:s/></text:p>
          </table:table-cell>
          <table:table-cell office:value-type="float" office:value="10859.660400000001" table:formula="of:=[.AV36]/[.AC36]" table:style-name="ce33">
            <text:p><text:s/>10,860<text:s/></text:p>
          </table:table-cell>
          <table:table-cell office:value-type="float" office:value="740.33959999999934" table:formula="of:=[.AT36]-[.AW36]" table:style-name="ce33">
            <text:p><text:s/>740<text:s/></text:p>
          </table:table-cell>
          <table:table-cell office:value-type="float" office:value="69519.520000000004" table:style-name="ce33">
            <text:p><text:s/>69,520<text:s/></text:p>
          </table:table-cell>
          <table:table-cell office:value-type="float" office:value="883994.05" table:formula="of:=([.AH36]+[.AK36]+[.AY36]+[.AO36]+[.AM36]+[.AN36])" table:style-name="ce34">
            <text:p><text:s/>8,83,994<text:s/></text:p>
          </table:table-cell>
          <table:table-cell office:value-type="string" table:style-name="ce25">
            <text:p>MUM-ROW000000092</text:p>
          </table:table-cell>
          <table:table-cell table:number-columns-repeated="3" table:style-name="ce25"/>
          <table:table-cell office:value-type="date" office:date-value="2025-05-06T00:00:00" table:style-name="ce36">
            <text:p>6-May-25</text:p>
          </table:table-cell>
          <table:table-cell office:value-type="date" office:date-value="2025-05-07T00:00:00" table:style-name="ce75">
            <text:p>7-May-25</text:p>
          </table:table-cell>
          <table:table-cell office:value-type="date" office:date-value="2025-05-07T00:00:00" table:style-name="ce75">
            <text:p>7-May-25</text:p>
          </table:table-cell>
          <table:table-cell office:value-type="date" office:date-value="2025-05-14T00:00:00" table:style-name="ce76">
            <text:p>14-May-25</text:p>
          </table:table-cell>
          <table:table-cell office:value-type="float" office:value="7" table:formula="of:=[.BH36]-[.BG36]" table:style-name="ce38">
            <text:p>7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36" table:formula="of:=[.A36]+1" table:style-name="ce25">
            <text:p>36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25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7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A1048</text:p>
          </table:table-cell>
          <table:table-cell office:value-type="string" table:style-name="ce82">
            <text:p>MU-MA104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830</text:p>
          </table:table-cell>
          <table:table-cell office:value-type="float" office:value="280" table:style-name="ce25">
            <text:p>280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FL012</text:p>
          </table:table-cell>
          <table:table-cell office:value-type="string" table:style-name="ce25">
            <text:p>MUMU25FL012KDWB</text:p>
          </table:table-cell>
          <table:table-cell office:value-type="string" table:style-name="ce25">
            <text:p>MUMU25FL012KDWB250418D3C3L0020</text:p>
          </table:table-cell>
          <table:table-cell office:value-type="string" table:style-name="ce100">
            <text:p>Airtel / MBMC /OSP/2025-26/OPEN TRENCH/KDMC/MA-1048/127 Mtrs</text:p>
          </table:table-cell>
          <table:table-cell office:value-type="float" office:value="127" table:style-name="ce25">
            <text:p>127</text:p>
          </table:table-cell>
          <table:table-cell office:value-type="date" office:date-value="2024-04-18T00:00:00" table:style-name="ce31">
            <text:p>18-Apr-24</text:p>
          </table:table-cell>
          <table:table-cell office:value-type="string" table:style-name="ce25">
            <text:p>Khadkapada Road</text:p>
          </table:table-cell>
          <table:table-cell office:value-type="string" table:style-name="ce25">
            <text:p>Reliance Digital Building</text:p>
          </table:table-cell>
          <table:table-cell office:value-type="string" table:style-name="ce25">
            <text:p>KDMC</text:p>
          </table:table-cell>
          <table:table-cell office:value-type="string" table:style-name="ce25">
            <text:p>B</text:p>
          </table:table-cell>
          <table:table-cell office:value-type="string" table:style-name="ce25">
            <text:p>Yes</text:p>
          </table:table-cell>
          <table:table-cell office:value-type="string" table:style-name="ce80">
            <text:p>KMDC/KA/Const./26</text:p>
          </table:table-cell>
          <table:table-cell office:value-type="float" office:value="127" table:style-name="ce25">
            <text:p>127</text:p>
          </table:table-cell>
          <table:table-cell office:value-type="date" office:date-value="2025-05-02T00:00:00" table:style-name="ce31">
            <text:p>02-May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Paver Block</text:p>
          </table:table-cell>
          <table:table-cell office:value-type="float" office:value="9269.27" table:style-name="ce25">
            <text:p>9269.27</text:p>
          </table:table-cell>
          <table:table-cell office:value-type="float" office:value="1177197.29" table:formula="of:=[.AC37]*[.AJ37]" table:style-name="ce33">
            <text:p><text:s/>11,77,197<text:s/></text:p>
          </table:table-cell>
          <table:table-cell table:style-name="ce25"/>
          <table:table-cell office:value-type="float" office:value="25400" table:style-name="ce33">
            <text:p><text:s/>25,4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176579.59" table:style-name="ce33">
            <text:p><text:s/>1,76,580<text:s/></text:p>
          </table:table-cell>
          <table:table-cell table:number-columns-repeated="2" table:style-name="ce33"/>
          <table:table-cell office:value-type="float" office:value="117719.72900000001" table:formula="of:=[.AY37]" table:style-name="ce18">
            <text:p><text:s/>1,17,720<text:s/></text:p>
          </table:table-cell>
          <table:table-cell office:value-type="float" office:value="1496896.6090000002" table:formula="of:=[.AK37]+[.AM37]+[.AN37]+[.AO37]+[.AP37]+[.AQ37]+[.AR37]" table:style-name="ce18">
            <text:p><text:s/>14,96,897<text:s/></text:p>
          </table:table-cell>
          <table:table-cell office:value-type="float" office:value="11600" table:style-name="ce35">
            <text:p><text:s/>11,600<text:s/></text:p>
          </table:table-cell>
          <table:table-cell office:value-type="float" office:value="1473200" table:formula="of:=[.AT37]*[.AC37]" table:style-name="ce33">
            <text:p><text:s/>14,73,200<text:s/></text:p>
          </table:table-cell>
          <table:table-cell office:value-type="float" office:value="1379176.8800000001" table:formula="of:=[.AK37]+[.AM37]+[.AN37]+[.AO37]" table:style-name="ce33">
            <text:p><text:s/>13,79,177<text:s/></text:p>
          </table:table-cell>
          <table:table-cell office:value-type="float" office:value="10859.660472440946" table:formula="of:=[.AV37]/[.AC37]" table:style-name="ce33">
            <text:p><text:s/>10,860<text:s/></text:p>
          </table:table-cell>
          <table:table-cell office:value-type="float" office:value="740.33952755905375" table:formula="of:=[.AT37]-[.AW37]" table:style-name="ce33">
            <text:p><text:s/>740<text:s/></text:p>
          </table:table-cell>
          <table:table-cell office:value-type="float" office:value="117719.72900000001" table:formula="of:=[.AK37]*0.1" table:style-name="ce33">
            <text:p><text:s/>1,17,720<text:s/></text:p>
          </table:table-cell>
          <table:table-cell office:value-type="float" office:value="1496896.6090000002" table:formula="of:=([.AH37]+[.AK37]+[.AY37]+[.AO37]+[.AM37]+[.AN37])" table:style-name="ce34">
            <text:p><text:s/>14,96,897<text:s/></text:p>
          </table:table-cell>
          <table:table-cell office:value-type="string" table:style-name="ce25">
            <text:p>MUM-ROW000000098</text:p>
          </table:table-cell>
          <table:table-cell table:number-columns-repeated="3" table:style-name="ce25"/>
          <table:table-cell office:value-type="date" office:date-value="2025-05-06T00:00:00" table:style-name="ce36">
            <text:p>6-May-25</text:p>
          </table:table-cell>
          <table:table-cell office:value-type="date" office:date-value="2025-05-07T00:00:00" table:style-name="ce75">
            <text:p>7-May-25</text:p>
          </table:table-cell>
          <table:table-cell office:value-type="date" office:date-value="2025-05-07T00:00:00" table:style-name="ce75">
            <text:p>7-May-25</text:p>
          </table:table-cell>
          <table:table-cell table:style-name="ce76"/>
          <table:table-cell office:value-type="float" office:value="-45784" table:formula="of:=[.BH37]-[.BG37]" table:style-name="ce38">
            <text:p>-45784</text:p>
          </table:table-cell>
          <table:table-cell table:style-name="ce81"/>
          <table:table-cell table:number-columns-repeated="16322"/>
        </table:table-row>
        <table:table-row table:style-name="ro2">
          <table:table-cell office:value-type="float" office:value="37" table:formula="of:=[.A37]+1" table:style-name="ce25">
            <text:p>37</text:p>
          </table:table-cell>
          <table:table-cell office:value-type="string" table:style-name="ce25">
            <text:p>DC Route</text:p>
          </table:table-cell>
          <table:table-cell office:value-type="string" table:style-name="ce25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8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A2181</text:p>
          </table:table-cell>
          <table:table-cell office:value-type="string" table:style-name="ce25">
            <text:p>MU-MA2181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float" office:value="10004772" table:style-name="ce29">
            <text:p>10004772</text:p>
          </table:table-cell>
          <table:table-cell office:value-type="float" office:value="400" table:style-name="ce25">
            <text:p>400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MUMU25R050</text:p>
          </table:table-cell>
          <table:table-cell office:value-type="string" table:style-name="ce25">
            <text:p>MUMU25NL010</text:p>
          </table:table-cell>
          <table:table-cell office:value-type="string" table:style-name="ce25">
            <text:p>MUMU25NL010NIMI</text:p>
          </table:table-cell>
          <table:table-cell office:value-type="string" table:style-name="ce25">
            <text:p>MUMU25NL010NIMI250418D3C3L0021</text:p>
          </table:table-cell>
          <table:table-cell office:value-type="string" table:style-name="ce101">
            <text:p>MIDC-DIV-2/OSP/2025-26/AIRTEL/PLOT NO-PAP-R-343/375 MTRS</text:p>
          </table:table-cell>
          <table:table-cell office:value-type="float" office:value="375" table:style-name="ce25">
            <text:p>375</text:p>
          </table:table-cell>
          <table:table-cell office:value-type="date" office:date-value="2024-04-18T00:00:00" table:style-name="ce31">
            <text:p>18-Apr-24</text:p>
          </table:table-cell>
          <table:table-cell table:number-columns-repeated="2" table:style-name="ce25"/>
          <table:table-cell office:value-type="string" table:style-name="ce25">
            <text:p>MIDC</text:p>
          </table:table-cell>
          <table:table-cell office:value-type="string" table:style-name="ce25">
            <text:p>MIDC</text:p>
          </table:table-cell>
          <table:table-cell office:value-type="string" table:style-name="ce25">
            <text:p>Yes</text:p>
          </table:table-cell>
          <table:table-cell office:value-type="string" table:style-name="ce25">
            <text:p>No.EE/Dn.II/MHP/Eoffice/I/I113925</text:p>
          </table:table-cell>
          <table:table-cell office:value-type="float" office:value="375" table:style-name="ce25">
            <text:p>375</text:p>
          </table:table-cell>
          <table:table-cell office:value-type="string" table:style-name="ce25">
            <text:p>19-05-20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Hard Side Shoulder</text:p>
          </table:table-cell>
          <table:table-cell table:style-name="ce25"/>
          <table:table-cell office:value-type="float" office:value="181500" table:style-name="ce33">
            <text:p><text:s/>1,81,500<text:s/></text:p>
          </table:table-cell>
          <table:table-cell table:style-name="ce25"/>
          <table:table-cell office:value-type="float" office:value="1200" table:style-name="ce33">
            <text:p><text:s/>1,2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0" table:style-name="ce33">
            <text:p><text:s/>-<text:s text:c="3"/></text:p>
          </table:table-cell>
          <table:table-cell table:style-name="ce33"/>
          <table:table-cell office:value-type="float" office:value="32886" table:formula="of:=32670+216" table:style-name="ce33">
            <text:p><text:s/>32,886<text:s/></text:p>
          </table:table-cell>
          <table:table-cell office:value-type="float" office:value="50000" table:formula="of:=[.AY38]" table:style-name="ce18">
            <text:p><text:s/>50,000<text:s/></text:p>
          </table:table-cell>
          <table:table-cell office:value-type="float" office:value="265586" table:formula="of:=[.AK38]+[.AM38]+[.AN38]+[.AO38]+[.AP38]+[.AQ38]+[.AR38]" table:style-name="ce18">
            <text:p><text:s/>2,65,586<text:s/></text:p>
          </table:table-cell>
          <table:table-cell office:value-type="float" office:value="11849" table:style-name="ce35">
            <text:p><text:s/>11,849<text:s/></text:p>
          </table:table-cell>
          <table:table-cell office:value-type="float" office:value="4443375" table:formula="of:=[.AT38]*[.AC38]" table:style-name="ce33">
            <text:p><text:s/>44,43,375<text:s/></text:p>
          </table:table-cell>
          <table:table-cell office:value-type="float" office:value="182700" table:formula="of:=[.AK38]+[.AM38]+[.AN38]+[.AO38]" table:style-name="ce33">
            <text:p><text:s/>1,82,700<text:s/></text:p>
          </table:table-cell>
          <table:table-cell office:value-type="float" office:value="487.2" table:formula="of:=[.AV38]/[.AC38]" table:style-name="ce33">
            <text:p><text:s/>487<text:s/></text:p>
          </table:table-cell>
          <table:table-cell office:value-type="float" office:value="11361.8" table:formula="of:=[.AT38]-[.AW38]" table:style-name="ce33">
            <text:p><text:s/>11,362<text:s/></text:p>
          </table:table-cell>
          <table:table-cell office:value-type="float" office:value="50000" table:style-name="ce33">
            <text:p><text:s/>50,000<text:s/></text:p>
          </table:table-cell>
          <table:table-cell office:value-type="float" office:value="265586" table:formula="of:=([.AH39]+[.AK38]+[.AY38]+[.AO38]+[.AM38]+[.AN38]+[.AQ38])" table:style-name="ce34">
            <text:p><text:s/>2,65,586<text:s/></text:p>
          </table:table-cell>
          <table:table-cell office:value-type="string" table:style-name="ce25">
            <text:p>MUM-ROW000000076</text:p>
          </table:table-cell>
          <table:table-cell table:number-columns-repeated="3" table:style-name="ce25"/>
          <table:table-cell office:value-type="date" office:date-value="2025-05-20T00:00:00" table:style-name="ce75">
            <text:p>20-May-25</text:p>
          </table:table-cell>
          <table:table-cell office:value-type="date" office:date-value="2025-05-20T00:00:00" table:style-name="ce75">
            <text:p>20-May-25</text:p>
          </table:table-cell>
          <table:table-cell office:value-type="date" office:date-value="2025-05-20T00:00:00" table:style-name="ce75">
            <text:p>20-May-25</text:p>
          </table:table-cell>
          <table:table-cell office:value-type="date" office:date-value="2025-05-27T00:00:00" table:style-name="ce76">
            <text:p>27-May-25</text:p>
          </table:table-cell>
          <table:table-cell office:value-type="float" office:value="7" table:formula="of:=[.BH38]-[.BG38]" table:style-name="ce38">
            <text:p>7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38" table:formula="of:=[.A38]+1" table:style-name="ce25">
            <text:p>38</text:p>
          </table:table-cell>
          <table:table-cell office:value-type="string" table:style-name="ce25">
            <text:p>DC Route</text:p>
          </table:table-cell>
          <table:table-cell office:value-type="string" table:style-name="ce25">
            <text:p>LMC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39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B3667</text:p>
          </table:table-cell>
          <table:table-cell office:value-type="string" table:style-name="ce25">
            <text:p>MU-MB3667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25"/>
          <table:table-cell office:value-type="string" table:style-name="ce29">
            <text:p>10004772</text:p>
          </table:table-cell>
          <table:table-cell office:value-type="float" office:value="280" table:style-name="ce25">
            <text:p>280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MUMU25R050</text:p>
          </table:table-cell>
          <table:table-cell office:value-type="string" table:style-name="ce25">
            <text:p>MUMU25NL011</text:p>
          </table:table-cell>
          <table:table-cell office:value-type="string" table:style-name="ce25">
            <text:p>MUMU25NL011NIMI</text:p>
          </table:table-cell>
          <table:table-cell office:value-type="string" table:style-name="ce25">
            <text:p>MUMU25NL011NIMI250418D3C3L0022</text:p>
          </table:table-cell>
          <table:table-cell office:value-type="string" table:style-name="ce102">
            <text:p>MIDC-DIV-2/OSP/2025-26/AIRTEL/MB-3667/130 MTRS<text:s/></text:p>
          </table:table-cell>
          <table:table-cell office:value-type="float" office:value="130" table:style-name="ce25">
            <text:p>130</text:p>
          </table:table-cell>
          <table:table-cell office:value-type="date" office:date-value="2024-04-18T00:00:00" table:style-name="ce31">
            <text:p>18-Apr-24</text:p>
          </table:table-cell>
          <table:table-cell table:number-columns-repeated="2" table:style-name="ce25"/>
          <table:table-cell office:value-type="string" table:style-name="ce25">
            <text:p>MIDC</text:p>
          </table:table-cell>
          <table:table-cell office:value-type="string" table:style-name="ce25">
            <text:p>MIDC</text:p>
          </table:table-cell>
          <table:table-cell office:value-type="string" table:style-name="ce25">
            <text:p>Yes</text:p>
          </table:table-cell>
          <table:table-cell office:value-type="string" table:style-name="ce25">
            <text:p>No.EE/Dn.II/MHP/Eoffice/I/I113922</text:p>
          </table:table-cell>
          <table:table-cell office:value-type="float" office:value="130" table:style-name="ce25">
            <text:p>130</text:p>
          </table:table-cell>
          <table:table-cell office:value-type="string" table:style-name="ce25">
            <text:p>19-05-20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Hard Side Shoulder</text:p>
          </table:table-cell>
          <table:table-cell table:style-name="ce25"/>
          <table:table-cell office:value-type="float" office:value="63000" table:style-name="ce33">
            <text:p><text:s/>63,000<text:s/></text:p>
          </table:table-cell>
          <table:table-cell table:style-name="ce25"/>
          <table:table-cell office:value-type="float" office:value="400" table:style-name="ce33">
            <text:p><text:s/>4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0" table:style-name="ce33">
            <text:p><text:s/>-<text:s text:c="3"/></text:p>
          </table:table-cell>
          <table:table-cell table:style-name="ce33"/>
          <table:table-cell office:value-type="float" office:value="11412" table:formula="of:=72+11340" table:style-name="ce33">
            <text:p><text:s/>11,412<text:s/></text:p>
          </table:table-cell>
          <table:table-cell office:value-type="float" office:value="25000" table:formula="of:=[.AY39]" table:style-name="ce18">
            <text:p><text:s/>25,000<text:s/></text:p>
          </table:table-cell>
          <table:table-cell office:value-type="float" office:value="99812" table:formula="of:=[.AK39]+[.AM39]+[.AN39]+[.AO39]+[.AP39]+[.AQ39]+[.AR39]" table:style-name="ce18">
            <text:p><text:s/>99,812<text:s/></text:p>
          </table:table-cell>
          <table:table-cell office:value-type="float" office:value="11107" table:style-name="ce35">
            <text:p><text:s/>11,107<text:s/></text:p>
          </table:table-cell>
          <table:table-cell office:value-type="float" office:value="1443910" table:formula="of:=[.AT39]*[.AC39]" table:style-name="ce33">
            <text:p><text:s/>14,43,910<text:s/></text:p>
          </table:table-cell>
          <table:table-cell office:value-type="float" office:value="63400" table:formula="of:=[.AK39]+[.AM39]+[.AN39]+[.AO39]" table:style-name="ce33">
            <text:p><text:s/>63,400<text:s/></text:p>
          </table:table-cell>
          <table:table-cell office:value-type="float" office:value="487.69230769230768" table:formula="of:=[.AV39]/[.AC39]" table:style-name="ce33">
            <text:p><text:s/>488<text:s/></text:p>
          </table:table-cell>
          <table:table-cell office:value-type="float" office:value="10619.307692307691" table:formula="of:=[.AT39]-[.AW39]" table:style-name="ce33">
            <text:p><text:s/>10,619<text:s/></text:p>
          </table:table-cell>
          <table:table-cell office:value-type="float" office:value="25000" table:style-name="ce33">
            <text:p><text:s/>25,000<text:s/></text:p>
          </table:table-cell>
          <table:table-cell office:value-type="float" office:value="99812" table:formula="of:=([.AH40]+[.AK39]+[.AY39]+[.AO39]+[.AM39]+[.AN39]+[.AQ39])" table:style-name="ce34">
            <text:p><text:s/>99,812<text:s/></text:p>
          </table:table-cell>
          <table:table-cell office:value-type="string" table:style-name="ce25">
            <text:p>MUM-ROW000000104</text:p>
          </table:table-cell>
          <table:table-cell table:number-columns-repeated="3" table:style-name="ce25"/>
          <table:table-cell office:value-type="date" office:date-value="2025-05-20T00:00:00" table:style-name="ce75">
            <text:p>20-May-25</text:p>
          </table:table-cell>
          <table:table-cell office:value-type="date" office:date-value="2025-05-20T00:00:00" table:style-name="ce75">
            <text:p>20-May-25</text:p>
          </table:table-cell>
          <table:table-cell office:value-type="date" office:date-value="2025-05-20T00:00:00" table:style-name="ce75">
            <text:p>20-May-25</text:p>
          </table:table-cell>
          <table:table-cell office:value-type="date" office:date-value="2025-05-27T00:00:00" table:style-name="ce76">
            <text:p>27-May-25</text:p>
          </table:table-cell>
          <table:table-cell office:value-type="float" office:value="7" table:formula="of:=[.BH39]-[.BG39]" table:style-name="ce38">
            <text:p>7</text:p>
          </table:table-cell>
          <table:table-cell table:style-name="ce39"/>
          <table:table-cell table:number-columns-repeated="16322"/>
        </table:table-row>
        <table:table-row table:style-name="ro2">
          <table:table-cell office:value-type="float" office:value="40" table:style-name="ce25">
            <text:p>40</text:p>
          </table:table-cell>
          <table:table-cell office:value-type="string" table:style-name="ce25">
            <text:p>LMC routes</text:p>
            <text:p>(stand alone)<text:s/></text:p>
          </table:table-cell>
          <table:table-cell office:value-type="string" table:style-name="ce30">
            <text:p>Fibmax</text:p>
          </table:table-cell>
          <table:table-cell office:value-type="string" table:style-name="ce25">
            <text:p>Co-Built</text:p>
          </table:table-cell>
          <table:table-cell office:value-type="string" office:string-value="Airtel" table:formula="of:=IF([.D40]=&quot;IP-1&quot;;&quot;CE&quot;;&quot;Airtel&quot;)" table:style-name="ce25">
            <text:p>Airtel</text:p>
          </table:table-cell>
          <table:table-cell office:value-type="string" table:style-name="ce77">
            <text:p>Mumbai Fiber Refresh Project</text:p>
          </table:table-cell>
          <table:table-cell office:value-type="string" table:style-name="ce25">
            <text:p>MB1608</text:p>
          </table:table-cell>
          <table:table-cell office:value-type="string" table:style-name="ce25">
            <text:p>MU-MB1608</text:p>
          </table:table-cell>
          <table:table-cell office:value-type="string" table:style-name="ce12">
            <text:p>Co-Build</text:p>
          </table:table-cell>
          <table:table-cell office:value-type="string" table:style-name="ce12">
            <text:p>New-build</text:p>
          </table:table-cell>
          <table:table-cell office:value-type="string" table:style-name="ce12">
            <text:p>Non-Strategic</text:p>
          </table:table-cell>
          <table:table-cell table:style-name="ce84"/>
          <table:table-cell office:value-type="string" table:style-name="ce29">
            <text:p>10004869</text:p>
          </table:table-cell>
          <table:table-cell office:value-type="float" office:value="56" table:style-name="ce25">
            <text:p>56</text:p>
          </table:table-cell>
          <table:table-cell office:value-type="string" table:style-name="ce29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MUMU25FL012</text:p>
          </table:table-cell>
          <table:table-cell office:value-type="string" table:style-name="ce25">
            <text:p>MUMU25FL012MBMB</text:p>
          </table:table-cell>
          <table:table-cell office:value-type="string" table:style-name="ce25">
            <text:p>MUMU25FL012MBMB250411D3C3L0001</text:p>
          </table:table-cell>
          <table:table-cell office:value-type="string" table:style-name="ce25">
            <text:p>Airtel / MBMC /OSP/2025-26/OT/ Arihant “B” CHSL /124 Mtrs</text:p>
          </table:table-cell>
          <table:table-cell office:value-type="float" office:value="124" table:style-name="ce25">
            <text:p>124</text:p>
          </table:table-cell>
          <table:table-cell office:value-type="date" office:date-value="2024-04-11T00:00:00" table:style-name="ce31">
            <text:p>11-Apr-24</text:p>
          </table:table-cell>
          <table:table-cell office:value-type="string" table:style-name="ce25">
            <text:p>Radha Krishna Hotel</text:p>
          </table:table-cell>
          <table:table-cell office:value-type="string" table:style-name="ce25">
            <text:p>Arihant “B” CHSL</text:p>
          </table:table-cell>
          <table:table-cell office:value-type="string" table:style-name="ce25">
            <text:p>MBMC</text:p>
          </table:table-cell>
          <table:table-cell office:value-type="string" table:style-name="ce25">
            <text:p>MBMC</text:p>
          </table:table-cell>
          <table:table-cell office:value-type="string" table:style-name="ce25">
            <text:p>Yes</text:p>
          </table:table-cell>
          <table:table-cell office:value-type="string" table:style-name="ce25">
            <text:p>NO.MBMC/PWD/1014/64/2025-26</text:p>
          </table:table-cell>
          <table:table-cell office:value-type="float" office:value="124" table:style-name="ce25">
            <text:p>124</text:p>
          </table:table-cell>
          <table:table-cell office:value-type="date" office:date-value="2025-04-30T00:00:00" table:style-name="ce31">
            <text:p>30-Apr-25</text:p>
          </table:table-cell>
          <table:table-cell office:value-type="string" table:style-name="ce31">
            <text:p>Legal</text:p>
          </table:table-cell>
          <table:table-cell office:value-type="string" table:style-name="ce31">
            <text:p>Open Trench</text:p>
          </table:table-cell>
          <table:table-cell table:number-columns-repeated="2" table:style-name="ce25"/>
          <table:table-cell office:value-type="string" table:style-name="ce25">
            <text:p>Asphalt Road</text:p>
          </table:table-cell>
          <table:table-cell office:value-type="float" office:value="9600" table:style-name="ce25">
            <text:p>9600</text:p>
          </table:table-cell>
          <table:table-cell office:value-type="float" office:value="1190400" table:style-name="ce33">
            <text:p><text:s/>11,90,400<text:s/></text:p>
          </table:table-cell>
          <table:table-cell table:style-name="ce25"/>
          <table:table-cell office:value-type="float" office:value="24800" table:style-name="ce33">
            <text:p><text:s/>24,800<text:s/></text:p>
          </table:table-cell>
          <table:table-cell office:value-type="float" office:value="0" table:style-name="ce33">
            <text:p><text:s/>-<text:s text:c="3"/></text:p>
          </table:table-cell>
          <table:table-cell office:value-type="float" office:value="0" table:style-name="ce33">
            <text:p><text:s/>-<text:s text:c="3"/></text:p>
          </table:table-cell>
          <table:table-cell table:style-name="ce33"/>
          <table:table-cell office:value-type="float" office:value="218736" table:formula="of:=109368*2" table:style-name="ce33">
            <text:p><text:s/>2,18,736<text:s/></text:p>
          </table:table-cell>
          <table:table-cell office:value-type="float" office:value="119040" table:formula="of:=[.AY40]" table:style-name="ce18">
            <text:p><text:s/>1,19,040<text:s/></text:p>
          </table:table-cell>
          <table:table-cell office:value-type="float" office:value="1552976" table:formula="of:=[.AK40]+[.AM40]+[.AN40]+[.AO40]+[.AP40]+[.AQ40]+[.AR40]" table:style-name="ce18">
            <text:p><text:s/>15,52,976<text:s/></text:p>
          </table:table-cell>
          <table:table-cell office:value-type="float" office:value="4500" table:style-name="ce35">
            <text:p><text:s/>4,500<text:s/></text:p>
          </table:table-cell>
          <table:table-cell office:value-type="float" office:value="558000" table:formula="of:=[.AT40]*[.AC40]" table:style-name="ce33">
            <text:p><text:s/>5,58,000<text:s/></text:p>
          </table:table-cell>
          <table:table-cell office:value-type="float" office:value="1215200" table:formula="of:=[.AK40]+[.AM40]+[.AN40]+[.AO40]" table:style-name="ce33">
            <text:p><text:s/>12,15,200<text:s/></text:p>
          </table:table-cell>
          <table:table-cell office:value-type="float" office:value="9800" table:formula="of:=[.AV40]/[.AC40]" table:style-name="ce33">
            <text:p><text:s/>9,800<text:s/></text:p>
          </table:table-cell>
          <table:table-cell office:value-type="float" office:value="-5300" table:formula="of:=[.AT40]-[.AW40]" table:style-name="ce33">
            <text:p><text:s/>-5,300<text:s/></text:p>
          </table:table-cell>
          <table:table-cell office:value-type="float" office:value="119040" table:style-name="ce33">
            <text:p><text:s/>1,19,040<text:s/></text:p>
          </table:table-cell>
          <table:table-cell office:value-type="float" office:value="1552976" table:formula="of:=([.AH40]+[.AK40]+[.AY40]+[.AO40]+[.AM40]+[.AN40]+[.AQ40])" table:style-name="ce34">
            <text:p><text:s/>15,52,976<text:s/></text:p>
          </table:table-cell>
          <table:table-cell table:number-columns-repeated="4" table:style-name="ce25"/>
          <table:table-cell table:number-columns-repeated="2" table:style-name="ce85"/>
          <table:table-cell table:style-name="ce86"/>
          <table:table-cell table:style-name="ce87"/>
          <table:table-cell office:value-type="float" office:value="0" table:formula="of:=[.BH40]-[.BG40]" table:style-name="ce38">
            <text:p>0</text:p>
          </table:table-cell>
          <table:table-cell table:style-name="ce88"/>
          <table:table-cell table:number-columns-repeated="16322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P0" number:language="en" number:country="IN">
      <number:day number:calendar="gregorian" number:style="long"/>
      <number:text>-</number:text>
      <number:month number:calendar="gregorian" number:style="long"/>
      <number:text>-</number:text>
      <number:year number:calendar="gregorian" number:style="long"/>
    </number:date-style>
    <number:text-style style:name="N37">
      <number:text-content/>
      <style:map style:condition="value()&gt;=0" style:apply-style-name="N37P0"/>
    </number:text-style>
    <number:date-style style:name="N38P0" number:language="en" number:country="US">
      <number:day/>
      <number:text>-</number:text>
      <number:month number:textual="true"/>
      <number:text>-</number:text>
      <number:year/>
    </number:date-style>
    <number:text-style style:name="N38">
      <number:text-content/>
      <style:map style:condition="value()&gt;=0" style:apply-style-name="N38P0"/>
    </number:text-style>
    <number:date-style style:name="N39P0" number:language="en" number:country="US">
      <number:day/>
      <number:text>-</number:text>
      <number:month number:textual="true"/>
      <number:text>-</number:text>
      <number:year/>
    </number:date-style>
    <number:text-style style:name="N39">
      <number:text-content/>
      <style:map style:condition="value()&gt;=0" style:apply-style-name="N39P0"/>
    </number:text-style>
    <number:number-style style:name="N40">
      <number:number number:decimal-places="4" number:min-decimal-places="4" number:min-integer-digits="1"/>
    </number:number-style>
    <number:number-style style:name="N41P0">
      <number:number number:decimal-places="0" number:min-decimal-places="0" number:min-integer-digits="1"/>
    </number:number-style>
    <number:number-style style:name="N41P1">
      <number:text>-</number:text>
      <number:number number:decimal-places="0" number:min-decimal-places="0" number:min-integer-digits="1"/>
    </number:number-style>
    <number:text-style style:name="N41">
      <number:text>-</number:text>
      <style:map style:condition="value()&gt;0" style:apply-style-name="N41P0"/>
      <style:map style:condition="value()&lt;0" style:apply-style-name="N41P1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Sashwat Ravishankar</meta:initial-creator>
    <dc:creator>Sashwat Ravishankar</dc:creator>
    <meta:creation-date>2025-06-30T11:54:21Z</meta:creation-date>
    <dc:date>2025-06-30T11:55:11Z</dc:date>
  </office:meta>
</office:document-meta>
</file>